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6pt"/>
    </style:style>
    <style:style style:name="co2" style:family="table-column">
      <style:table-column-properties fo:break-before="auto" style:column-width="34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 Ratio 0.1" table:style-name="ta1">
        <table:shapes>
          <draw:frame draw:z-index="0" draw:style-name="gr1" draw:text-style-name="P1" svg:width="453.51pt" svg:height="255.09pt" svg:x="449.94pt" svg:y="52.98pt">
            <loext:p draw:notify-on-update-of-ranges="'Test Ratio 0.1'.B2:'Test Ratio 0.1'.B2 'Test Ratio 0.1'.C2:'Test Ratio 0.1'.G2 'Test Ratio 0.1'.B3:'Test Ratio 0.1'.B3 'Test Ratio 0.1'.C3:'Test Ratio 0.1'.G3 'Test Ratio 0.1'.B4:'Test Ratio 0.1'.B4 'Test Ratio 0.1'.C4:'Test Ratio 0.1'.G4 'Test Ratio 0.1'.B5:'Test Ratio 0.1'.B5 'Test Ratio 0.1'.C5:'Test Ratio 0.1'.G5 'Test Ratio 0.1'.B6:'Test Ratio 0.1'.B6 'Test Ratio 0.1'.C6:'Test Ratio 0.1'.G6 'Test Ratio 0.1'.B7:'Test Ratio 0.1'.B7 'Test Ratio 0.1'.C7:'Test Ratio 0.1'.G7 'Test Ratio 0.1'.B8:'Test Ratio 0.1'.B8 'Test Ratio 0.1'.C8:'Test Ratio 0.1'.G8 'Test Ratio 0.1'.B9:'Test Ratio 0.1'.B9 'Test Ratio 0.1'.C9:'Test Ratio 0.1'.G9 'Test Ratio 0.1'.B10:'Test Ratio 0.1'.B10 'Test Ratio 0.1'.C10:'Test Ratio 0.1'.G10 'Test Ratio 0.1'.B11:'Test Ratio 0.1'.B11 'Test Ratio 0.1'.C11:'Test Ratio 0.1'.G11 'Test Ratio 0.1'.B12:'Test Ratio 0.1'.B12 'Test Ratio 0.1'.C12:'Test Ratio 0.1'.G12 'Test Ratio 0.1'.B13:'Test Ratio 0.1'.B13 'Test Ratio 0.1'.C13:'Test Ratio 0.1'.G13 'Test Ratio 0.1'.B14:'Test Ratio 0.1'.B14 'Test Ratio 0.1'.C14:'Test Ratio 0.1'.G1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69607630351" calcext:value-type="float">
            <text:p>0.69607630351</text:p>
          </table:table-cell>
          <table:table-cell office:value-type="float" office:value="0.447428081004" calcext:value-type="float">
            <text:p>0.447428081004</text:p>
          </table:table-cell>
          <table:table-cell office:value-type="float" office:value="0.184946799233" calcext:value-type="float">
            <text:p>0.184946799233</text:p>
          </table:table-cell>
          <table:table-cell office:value-type="float" office:value="0.275" calcext:value-type="float">
            <text:p>0.275</text:p>
          </table:table-cell>
          <table:table-cell office:value-type="float" office:value="0.326736111111" calcext:value-type="float">
            <text:p>0.326736111111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662420881506" calcext:value-type="float">
            <text:p>0.662420881506</text:p>
          </table:table-cell>
          <table:table-cell office:value-type="float" office:value="0.409912701125" calcext:value-type="float">
            <text:p>0.409912701125</text:p>
          </table:table-cell>
          <table:table-cell office:value-type="float" office:value="0.38153835252" calcext:value-type="float">
            <text:p>0.38153835252</text:p>
          </table:table-cell>
          <table:table-cell office:value-type="float" office:value="0.358950617284" calcext:value-type="float">
            <text:p>0.358950617284</text:p>
          </table:table-cell>
          <table:table-cell office:value-type="float" office:value="0.542013888889" calcext:value-type="float">
            <text:p>0.542013888889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603602704443" calcext:value-type="float">
            <text:p>0.603602704443</text:p>
          </table:table-cell>
          <table:table-cell office:value-type="float" office:value="0.543392960945" calcext:value-type="float">
            <text:p>0.543392960945</text:p>
          </table:table-cell>
          <table:table-cell office:value-type="float" office:value="0.408253205128" calcext:value-type="float">
            <text:p>0.408253205128</text:p>
          </table:table-cell>
          <table:table-cell office:value-type="float" office:value="0.422839506173" calcext:value-type="float">
            <text:p>0.422839506173</text:p>
          </table:table-cell>
          <table:table-cell office:value-type="float" office:value="0.590625" calcext:value-type="float">
            <text:p>0.590625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487477578608" calcext:value-type="float">
            <text:p>0.487477578608</text:p>
          </table:table-cell>
          <table:table-cell office:value-type="float" office:value="0.573281889894" calcext:value-type="float">
            <text:p>0.573281889894</text:p>
          </table:table-cell>
          <table:table-cell office:value-type="float" office:value="0.490566130298" calcext:value-type="float">
            <text:p>0.490566130298</text:p>
          </table:table-cell>
          <table:table-cell office:value-type="float" office:value="0.554320987654" calcext:value-type="float">
            <text:p>0.554320987654</text:p>
          </table:table-cell>
          <table:table-cell office:value-type="float" office:value="0.621875" calcext:value-type="float">
            <text:p>0.62187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62926237664" calcext:value-type="float">
            <text:p>0.762926237664</text:p>
          </table:table-cell>
          <table:table-cell office:value-type="float" office:value="0.670918852451" calcext:value-type="float">
            <text:p>0.670918852451</text:p>
          </table:table-cell>
          <table:table-cell office:value-type="float" office:value="0.419096132043" calcext:value-type="float">
            <text:p>0.419096132043</text:p>
          </table:table-cell>
          <table:table-cell office:value-type="float" office:value="0.52037037037" calcext:value-type="float">
            <text:p>0.52037037037</text:p>
          </table:table-cell>
          <table:table-cell office:value-type="float" office:value="0.621875" calcext:value-type="float">
            <text:p>0.621875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78476524724" calcext:value-type="float">
            <text:p>0.678476524724</text:p>
          </table:table-cell>
          <table:table-cell office:value-type="float" office:value="0.635638776428" calcext:value-type="float">
            <text:p>0.635638776428</text:p>
          </table:table-cell>
          <table:table-cell office:value-type="float" office:value="0.47580564277" calcext:value-type="float">
            <text:p>0.47580564277</text:p>
          </table:table-cell>
          <table:table-cell office:value-type="float" office:value="0.562037037037" calcext:value-type="float">
            <text:p>0.562037037037</text:p>
          </table:table-cell>
          <table:table-cell office:value-type="float" office:value="0.621875" calcext:value-type="float">
            <text:p>0.621875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27915808701" calcext:value-type="float">
            <text:p>0.627915808701</text:p>
          </table:table-cell>
          <table:table-cell office:value-type="float" office:value="0.636990500101" calcext:value-type="float">
            <text:p>0.636990500101</text:p>
          </table:table-cell>
          <table:table-cell office:value-type="float" office:value="0.496333180708" calcext:value-type="float">
            <text:p>0.496333180708</text:p>
          </table:table-cell>
          <table:table-cell office:value-type="float" office:value="0.575308641975" calcext:value-type="float">
            <text:p>0.575308641975</text:p>
          </table:table-cell>
          <table:table-cell office:value-type="float" office:value="0.621875" calcext:value-type="float">
            <text:p>0.621875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568222157482" calcext:value-type="float">
            <text:p>0.568222157482</text:p>
          </table:table-cell>
          <table:table-cell office:value-type="float" office:value="0.644736325704" calcext:value-type="float">
            <text:p>0.644736325704</text:p>
          </table:table-cell>
          <table:table-cell office:value-type="float" office:value="0.512525074132" calcext:value-type="float">
            <text:p>0.512525074132</text:p>
          </table:table-cell>
          <table:table-cell office:value-type="float" office:value="0.575925925926" calcext:value-type="float">
            <text:p>0.575925925926</text:p>
          </table:table-cell>
          <table:table-cell office:value-type="float" office:value="0.621875" calcext:value-type="float">
            <text:p>0.621875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05864197531" calcext:value-type="float">
            <text:p>0.605864197531</text:p>
          </table:table-cell>
          <table:table-cell office:value-type="float" office:value="0.621875" calcext:value-type="float">
            <text:p>0.621875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21875" calcext:value-type="float">
            <text:p>0.621875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21875" calcext:value-type="float">
            <text:p>0.621875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2" table:style-name="ta1">
        <table:shapes>
          <draw:frame draw:z-index="0" draw:style-name="gr1" draw:text-style-name="P1" svg:width="453.51pt" svg:height="255.09pt" svg:x="466.84pt" svg:y="13.83pt">
            <loext:p draw:notify-on-update-of-ranges="'Test Ratio 0.2'.B2:'Test Ratio 0.2'.B2 'Test Ratio 0.2'.C2:'Test Ratio 0.2'.G2 'Test Ratio 0.2'.B3:'Test Ratio 0.2'.B3 'Test Ratio 0.2'.C3:'Test Ratio 0.2'.G3 'Test Ratio 0.2'.B4:'Test Ratio 0.2'.B4 'Test Ratio 0.2'.C4:'Test Ratio 0.2'.G4 'Test Ratio 0.2'.B5:'Test Ratio 0.2'.B5 'Test Ratio 0.2'.C5:'Test Ratio 0.2'.G5 'Test Ratio 0.2'.B6:'Test Ratio 0.2'.B6 'Test Ratio 0.2'.C6:'Test Ratio 0.2'.G6 'Test Ratio 0.2'.B7:'Test Ratio 0.2'.B7 'Test Ratio 0.2'.C7:'Test Ratio 0.2'.G7 'Test Ratio 0.2'.B8:'Test Ratio 0.2'.B8 'Test Ratio 0.2'.C8:'Test Ratio 0.2'.G8 'Test Ratio 0.2'.B9:'Test Ratio 0.2'.B9 'Test Ratio 0.2'.C9:'Test Ratio 0.2'.G9 'Test Ratio 0.2'.B10:'Test Ratio 0.2'.B10 'Test Ratio 0.2'.C10:'Test Ratio 0.2'.G10 'Test Ratio 0.2'.B11:'Test Ratio 0.2'.B11 'Test Ratio 0.2'.C11:'Test Ratio 0.2'.G11 'Test Ratio 0.2'.B12:'Test Ratio 0.2'.B12 'Test Ratio 0.2'.C12:'Test Ratio 0.2'.G12 'Test Ratio 0.2'.B13:'Test Ratio 0.2'.B13 'Test Ratio 0.2'.C13:'Test Ratio 0.2'.G13 'Test Ratio 0.2'.B14:'Test Ratio 0.2'.B14 'Test Ratio 0.2'.C14:'Test Ratio 0.2'.G1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98234054819" calcext:value-type="float">
            <text:p>0.98234054819</text:p>
          </table:table-cell>
          <table:table-cell office:value-type="float" office:value="0.806712007137" calcext:value-type="float">
            <text:p>0.806712007137</text:p>
          </table:table-cell>
          <table:table-cell office:value-type="float" office:value="0.271073251562" calcext:value-type="float">
            <text:p>0.271073251562</text:p>
          </table:table-cell>
          <table:table-cell office:value-type="float" office:value="0.973193027211" calcext:value-type="float">
            <text:p>0.973193027211</text:p>
          </table:table-cell>
          <table:table-cell office:value-type="float" office:value="0.403376623377" calcext:value-type="float">
            <text:p>0.403376623377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593470961169" calcext:value-type="float">
            <text:p>0.593470961169</text:p>
          </table:table-cell>
          <table:table-cell office:value-type="float" office:value="0.793880975246" calcext:value-type="float">
            <text:p>0.793880975246</text:p>
          </table:table-cell>
          <table:table-cell office:value-type="float" office:value="0.337935853246" calcext:value-type="float">
            <text:p>0.337935853246</text:p>
          </table:table-cell>
          <table:table-cell office:value-type="float" office:value="0.816754277469" calcext:value-type="float">
            <text:p>0.816754277469</text:p>
          </table:table-cell>
          <table:table-cell office:value-type="float" office:value="0.603852813853" calcext:value-type="float">
            <text:p>0.603852813853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642058540519" calcext:value-type="float">
            <text:p>0.642058540519</text:p>
          </table:table-cell>
          <table:table-cell office:value-type="float" office:value="0.787985972384" calcext:value-type="float">
            <text:p>0.787985972384</text:p>
          </table:table-cell>
          <table:table-cell office:value-type="float" office:value="0.405497069166" calcext:value-type="float">
            <text:p>0.405497069166</text:p>
          </table:table-cell>
          <table:table-cell office:value-type="float" office:value="0.814054447537" calcext:value-type="float">
            <text:p>0.814054447537</text:p>
          </table:table-cell>
          <table:table-cell office:value-type="float" office:value="0.611428571429" calcext:value-type="float">
            <text:p>0.611428571429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694622216068" calcext:value-type="float">
            <text:p>0.694622216068</text:p>
          </table:table-cell>
          <table:table-cell office:value-type="float" office:value="0.7171189284" calcext:value-type="float">
            <text:p>0.7171189284</text:p>
          </table:table-cell>
          <table:table-cell office:value-type="float" office:value="0.530140921462" calcext:value-type="float">
            <text:p>0.530140921462</text:p>
          </table:table-cell>
          <table:table-cell office:value-type="float" office:value="0.644199649557" calcext:value-type="float">
            <text:p>0.644199649557</text:p>
          </table:table-cell>
          <table:table-cell office:value-type="float" office:value="0.614458874459" calcext:value-type="float">
            <text:p>0.614458874459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509305614386" calcext:value-type="float">
            <text:p>0.509305614386</text:p>
          </table:table-cell>
          <table:table-cell office:value-type="float" office:value="0.677670362803" calcext:value-type="float">
            <text:p>0.677670362803</text:p>
          </table:table-cell>
          <table:table-cell office:value-type="float" office:value="0.478900569552" calcext:value-type="float">
            <text:p>0.478900569552</text:p>
          </table:table-cell>
          <table:table-cell office:value-type="float" office:value="0.644199649557" calcext:value-type="float">
            <text:p>0.644199649557</text:p>
          </table:table-cell>
          <table:table-cell office:value-type="float" office:value="0.617489177489" calcext:value-type="float">
            <text:p>0.61748917748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95139029137" calcext:value-type="float">
            <text:p>0.695139029137</text:p>
          </table:table-cell>
          <table:table-cell office:value-type="float" office:value="0.629910154121" calcext:value-type="float">
            <text:p>0.629910154121</text:p>
          </table:table-cell>
          <table:table-cell office:value-type="float" office:value="0.491983796724" calcext:value-type="float">
            <text:p>0.491983796724</text:p>
          </table:table-cell>
          <table:table-cell office:value-type="float" office:value="0.644199649557" calcext:value-type="float">
            <text:p>0.644199649557</text:p>
          </table:table-cell>
          <table:table-cell office:value-type="float" office:value="0.617489177489" calcext:value-type="float">
            <text:p>0.617489177489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71530272984" calcext:value-type="float">
            <text:p>0.671530272984</text:p>
          </table:table-cell>
          <table:table-cell office:value-type="float" office:value="0.626103547541" calcext:value-type="float">
            <text:p>0.626103547541</text:p>
          </table:table-cell>
          <table:table-cell office:value-type="float" office:value="0.474544224741" calcext:value-type="float">
            <text:p>0.474544224741</text:p>
          </table:table-cell>
          <table:table-cell office:value-type="float" office:value="0.644199649557" calcext:value-type="float">
            <text:p>0.644199649557</text:p>
          </table:table-cell>
          <table:table-cell office:value-type="float" office:value="0.617489177489" calcext:value-type="float">
            <text:p>0.617489177489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53991100581" calcext:value-type="float">
            <text:p>0.653991100581</text:p>
          </table:table-cell>
          <table:table-cell office:value-type="float" office:value="0.625810467859" calcext:value-type="float">
            <text:p>0.625810467859</text:p>
          </table:table-cell>
          <table:table-cell office:value-type="float" office:value="0.527253095294" calcext:value-type="float">
            <text:p>0.527253095294</text:p>
          </table:table-cell>
          <table:table-cell office:value-type="float" office:value="0.644199649557" calcext:value-type="float">
            <text:p>0.644199649557</text:p>
          </table:table-cell>
          <table:table-cell office:value-type="float" office:value="0.617489177489" calcext:value-type="float">
            <text:p>0.617489177489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44199649557" calcext:value-type="float">
            <text:p>0.644199649557</text:p>
          </table:table-cell>
          <table:table-cell office:value-type="float" office:value="0.617489177489" calcext:value-type="float">
            <text:p>0.617489177489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17489177489" calcext:value-type="float">
            <text:p>0.617489177489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17489177489" calcext:value-type="float">
            <text:p>0.617489177489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3" table:style-name="ta1">
        <table:shapes>
          <draw:frame draw:z-index="0" draw:style-name="gr1" draw:text-style-name="P1" svg:width="453.51pt" svg:height="255.09pt" svg:x="449.46pt" svg:y="13.04pt">
            <loext:p draw:notify-on-update-of-ranges="'Test Ratio 0.3'.B2:'Test Ratio 0.3'.B2 'Test Ratio 0.3'.C2:'Test Ratio 0.3'.G2 'Test Ratio 0.3'.B3:'Test Ratio 0.3'.B3 'Test Ratio 0.3'.C3:'Test Ratio 0.3'.G3 'Test Ratio 0.3'.B4:'Test Ratio 0.3'.B4 'Test Ratio 0.3'.C4:'Test Ratio 0.3'.G4 'Test Ratio 0.3'.B5:'Test Ratio 0.3'.B5 'Test Ratio 0.3'.C5:'Test Ratio 0.3'.G5 'Test Ratio 0.3'.B6:'Test Ratio 0.3'.B6 'Test Ratio 0.3'.C6:'Test Ratio 0.3'.G6 'Test Ratio 0.3'.B7:'Test Ratio 0.3'.B7 'Test Ratio 0.3'.C7:'Test Ratio 0.3'.G7 'Test Ratio 0.3'.B8:'Test Ratio 0.3'.B8 'Test Ratio 0.3'.C8:'Test Ratio 0.3'.G8 'Test Ratio 0.3'.B9:'Test Ratio 0.3'.B9 'Test Ratio 0.3'.C9:'Test Ratio 0.3'.G9 'Test Ratio 0.3'.B10:'Test Ratio 0.3'.B10 'Test Ratio 0.3'.C10:'Test Ratio 0.3'.G10 'Test Ratio 0.3'.B11:'Test Ratio 0.3'.B11 'Test Ratio 0.3'.C11:'Test Ratio 0.3'.G11 'Test Ratio 0.3'.B12:'Test Ratio 0.3'.B12 'Test Ratio 0.3'.C12:'Test Ratio 0.3'.G12 'Test Ratio 0.3'.B13:'Test Ratio 0.3'.B13 'Test Ratio 0.3'.C13:'Test Ratio 0.3'.G13 'Test Ratio 0.3'.B14:'Test Ratio 0.3'.B14 'Test Ratio 0.3'.C14:'Test Ratio 0.3'.G1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195426746315" calcext:value-type="float">
            <text:p>0.195426746315</text:p>
          </table:table-cell>
          <table:table-cell office:value-type="float" office:value="0.0043321385535" calcext:value-type="float">
            <text:p>0.0043321385535</text:p>
          </table:table-cell>
          <table:table-cell office:value-type="float" office:value="0.192438613767" calcext:value-type="float">
            <text:p>0.192438613767</text:p>
          </table:table-cell>
          <table:table-cell office:value-type="float" office:value="0.136964778627" calcext:value-type="float">
            <text:p>0.136964778627</text:p>
          </table:table-cell>
          <table:table-cell office:value-type="float" office:value="0.483687641723" calcext:value-type="float">
            <text:p>0.48368764172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445872834329" calcext:value-type="float">
            <text:p>0.445872834329</text:p>
          </table:table-cell>
          <table:table-cell office:value-type="float" office:value="0.437905293543" calcext:value-type="float">
            <text:p>0.437905293543</text:p>
          </table:table-cell>
          <table:table-cell office:value-type="float" office:value="0.328098647637" calcext:value-type="float">
            <text:p>0.328098647637</text:p>
          </table:table-cell>
          <table:table-cell office:value-type="float" office:value="0.488977324613" calcext:value-type="float">
            <text:p>0.488977324613</text:p>
          </table:table-cell>
          <table:table-cell office:value-type="float" office:value="0.591872165533" calcext:value-type="float">
            <text:p>0.591872165533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.52207678505" calcext:value-type="float">
            <text:p>0.52207678505</text:p>
          </table:table-cell>
          <table:table-cell office:value-type="float" office:value="0.472556435051" calcext:value-type="float">
            <text:p>0.472556435051</text:p>
          </table:table-cell>
          <table:table-cell office:value-type="float" office:value="0.411321498344" calcext:value-type="float">
            <text:p>0.411321498344</text:p>
          </table:table-cell>
          <table:table-cell office:value-type="float" office:value="0.545298136737" calcext:value-type="float">
            <text:p>0.545298136737</text:p>
          </table:table-cell>
          <table:table-cell office:value-type="float" office:value="0.619423185941" calcext:value-type="float">
            <text:p>0.61942318594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494583634648" calcext:value-type="float">
            <text:p>0.494583634648</text:p>
          </table:table-cell>
          <table:table-cell office:value-type="float" office:value="0.602017511326" calcext:value-type="float">
            <text:p>0.602017511326</text:p>
          </table:table-cell>
          <table:table-cell office:value-type="float" office:value="0.492526938614" calcext:value-type="float">
            <text:p>0.492526938614</text:p>
          </table:table-cell>
          <table:table-cell office:value-type="float" office:value="0.605932021701" calcext:value-type="float">
            <text:p>0.605932021701</text:p>
          </table:table-cell>
          <table:table-cell office:value-type="float" office:value="0.630902777778" calcext:value-type="float">
            <text:p>0.630902777778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02927980859" calcext:value-type="float">
            <text:p>0.702927980859</text:p>
          </table:table-cell>
          <table:table-cell office:value-type="float" office:value="0.6208874384" calcext:value-type="float">
            <text:p>0.6208874384</text:p>
          </table:table-cell>
          <table:table-cell office:value-type="float" office:value="0.52063025303" calcext:value-type="float">
            <text:p>0.52063025303</text:p>
          </table:table-cell>
          <table:table-cell office:value-type="float" office:value="0.573556857183" calcext:value-type="float">
            <text:p>0.573556857183</text:p>
          </table:table-cell>
          <table:table-cell office:value-type="float" office:value="0.630902777778" calcext:value-type="float">
            <text:p>0.630902777778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32142497174" calcext:value-type="float">
            <text:p>0.632142497174</text:p>
          </table:table-cell>
          <table:table-cell office:value-type="float" office:value="0.622033781665" calcext:value-type="float">
            <text:p>0.622033781665</text:p>
          </table:table-cell>
          <table:table-cell office:value-type="float" office:value="0.545293040134" calcext:value-type="float">
            <text:p>0.545293040134</text:p>
          </table:table-cell>
          <table:table-cell office:value-type="float" office:value="0.605403928763" calcext:value-type="float">
            <text:p>0.605403928763</text:p>
          </table:table-cell>
          <table:table-cell office:value-type="float" office:value="0.630902777778" calcext:value-type="float">
            <text:p>0.630902777778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571575303565" calcext:value-type="float">
            <text:p>0.571575303565</text:p>
          </table:table-cell>
          <table:table-cell office:value-type="float" office:value="0.62723269921" calcext:value-type="float">
            <text:p>0.62723269921</text:p>
          </table:table-cell>
          <table:table-cell office:value-type="float" office:value="0.498454866216" calcext:value-type="float">
            <text:p>0.498454866216</text:p>
          </table:table-cell>
          <table:table-cell office:value-type="float" office:value="0.595128985452" calcext:value-type="float">
            <text:p>0.595128985452</text:p>
          </table:table-cell>
          <table:table-cell office:value-type="float" office:value="0.630902777778" calcext:value-type="float">
            <text:p>0.630902777778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26189829754" calcext:value-type="float">
            <text:p>0.626189829754</text:p>
          </table:table-cell>
          <table:table-cell office:value-type="float" office:value="0.624903256156" calcext:value-type="float">
            <text:p>0.624903256156</text:p>
          </table:table-cell>
          <table:table-cell office:value-type="float" office:value="0.51818420162" calcext:value-type="float">
            <text:p>0.51818420162</text:p>
          </table:table-cell>
          <table:table-cell office:value-type="float" office:value="0.610069649946" calcext:value-type="float">
            <text:p>0.610069649946</text:p>
          </table:table-cell>
          <table:table-cell office:value-type="float" office:value="0.630902777778" calcext:value-type="float">
            <text:p>0.630902777778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42621324462" calcext:value-type="float">
            <text:p>0.642621324462</text:p>
          </table:table-cell>
          <table:table-cell office:value-type="float" office:value="0.630902777778" calcext:value-type="float">
            <text:p>0.630902777778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0902777778" calcext:value-type="float">
            <text:p>0.630902777778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0902777778" calcext:value-type="float">
            <text:p>0.630902777778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4" table:style-name="ta1">
        <table:shapes>
          <draw:frame draw:z-index="0" draw:style-name="gr1" draw:text-style-name="P1" svg:width="453.51pt" svg:height="255.09pt" svg:x="437.67pt" svg:y="12.53pt">
            <loext:p draw:notify-on-update-of-ranges="'Test Ratio 0.4'.B2:'Test Ratio 0.4'.B2 'Test Ratio 0.4'.C2:'Test Ratio 0.4'.G2 'Test Ratio 0.4'.B3:'Test Ratio 0.4'.B3 'Test Ratio 0.4'.C3:'Test Ratio 0.4'.G3 'Test Ratio 0.4'.B4:'Test Ratio 0.4'.B4 'Test Ratio 0.4'.C4:'Test Ratio 0.4'.G4 'Test Ratio 0.4'.B5:'Test Ratio 0.4'.B5 'Test Ratio 0.4'.C5:'Test Ratio 0.4'.G5 'Test Ratio 0.4'.B6:'Test Ratio 0.4'.B6 'Test Ratio 0.4'.C6:'Test Ratio 0.4'.G6 'Test Ratio 0.4'.B7:'Test Ratio 0.4'.B7 'Test Ratio 0.4'.C7:'Test Ratio 0.4'.G7 'Test Ratio 0.4'.B8:'Test Ratio 0.4'.B8 'Test Ratio 0.4'.C8:'Test Ratio 0.4'.G8 'Test Ratio 0.4'.B9:'Test Ratio 0.4'.B9 'Test Ratio 0.4'.C9:'Test Ratio 0.4'.G9 'Test Ratio 0.4'.B10:'Test Ratio 0.4'.B10 'Test Ratio 0.4'.C10:'Test Ratio 0.4'.G10 'Test Ratio 0.4'.B11:'Test Ratio 0.4'.B11 'Test Ratio 0.4'.C11:'Test Ratio 0.4'.G11 'Test Ratio 0.4'.B12:'Test Ratio 0.4'.B12 'Test Ratio 0.4'.C12:'Test Ratio 0.4'.G12 'Test Ratio 0.4'.B13:'Test Ratio 0.4'.B13 'Test Ratio 0.4'.C13:'Test Ratio 0.4'.G13 'Test Ratio 0.4'.B14:'Test Ratio 0.4'.B14 'Test Ratio 0.4'.C14:'Test Ratio 0.4'.G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9075481674" calcext:value-type="float">
            <text:p>0.379075481674</text:p>
          </table:table-cell>
          <table:table-cell office:value-type="float" office:value="0.860087080477" calcext:value-type="float">
            <text:p>0.860087080477</text:p>
          </table:table-cell>
          <table:table-cell office:value-type="float" office:value="0.77784263618" calcext:value-type="float">
            <text:p>0.77784263618</text:p>
          </table:table-cell>
          <table:table-cell office:value-type="float" office:value="0.568076814059" calcext:value-type="float">
            <text:p>0.568076814059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752835856292" calcext:value-type="float">
            <text:p>0.752835856292</text:p>
          </table:table-cell>
          <table:table-cell office:value-type="float" office:value="0.437903902751" calcext:value-type="float">
            <text:p>0.437903902751</text:p>
          </table:table-cell>
          <table:table-cell office:value-type="float" office:value="0.852176035146" calcext:value-type="float">
            <text:p>0.852176035146</text:p>
          </table:table-cell>
          <table:table-cell office:value-type="float" office:value="0.639053686743" calcext:value-type="float">
            <text:p>0.639053686743</text:p>
          </table:table-cell>
          <table:table-cell office:value-type="float" office:value="0.608652210884" calcext:value-type="float">
            <text:p>0.608652210884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776173463337" calcext:value-type="float">
            <text:p>0.776173463337</text:p>
          </table:table-cell>
          <table:table-cell office:value-type="float" office:value="0.574301888415" calcext:value-type="float">
            <text:p>0.574301888415</text:p>
          </table:table-cell>
          <table:table-cell office:value-type="float" office:value="0.781750590741" calcext:value-type="float">
            <text:p>0.781750590741</text:p>
          </table:table-cell>
          <table:table-cell office:value-type="float" office:value="0.65392819715" calcext:value-type="float">
            <text:p>0.65392819715</text:p>
          </table:table-cell>
          <table:table-cell office:value-type="float" office:value="0.611628401361" calcext:value-type="float">
            <text:p>0.611628401361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719939315334" calcext:value-type="float">
            <text:p>0.719939315334</text:p>
          </table:table-cell>
          <table:table-cell office:value-type="float" office:value="0.670947232612" calcext:value-type="float">
            <text:p>0.670947232612</text:p>
          </table:table-cell>
          <table:table-cell office:value-type="float" office:value="0.711292636302" calcext:value-type="float">
            <text:p>0.711292636302</text:p>
          </table:table-cell>
          <table:table-cell office:value-type="float" office:value="0.637778176539" calcext:value-type="float">
            <text:p>0.637778176539</text:p>
          </table:table-cell>
          <table:table-cell office:value-type="float" office:value="0.627465986395" calcext:value-type="float">
            <text:p>0.62746598639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574372910979" calcext:value-type="float">
            <text:p>0.574372910979</text:p>
          </table:table-cell>
          <table:table-cell office:value-type="float" office:value="0.597838136657" calcext:value-type="float">
            <text:p>0.597838136657</text:p>
          </table:table-cell>
          <table:table-cell office:value-type="float" office:value="0.642514713451" calcext:value-type="float">
            <text:p>0.642514713451</text:p>
          </table:table-cell>
          <table:table-cell office:value-type="float" office:value="0.637778176539" calcext:value-type="float">
            <text:p>0.637778176539</text:p>
          </table:table-cell>
          <table:table-cell office:value-type="float" office:value="0.627465986395" calcext:value-type="float">
            <text:p>0.627465986395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44654052338" calcext:value-type="float">
            <text:p>0.644654052338</text:p>
          </table:table-cell>
          <table:table-cell office:value-type="float" office:value="0.623322413296" calcext:value-type="float">
            <text:p>0.623322413296</text:p>
          </table:table-cell>
          <table:table-cell office:value-type="float" office:value="0.64974470684" calcext:value-type="float">
            <text:p>0.64974470684</text:p>
          </table:table-cell>
          <table:table-cell office:value-type="float" office:value="0.637778176539" calcext:value-type="float">
            <text:p>0.637778176539</text:p>
          </table:table-cell>
          <table:table-cell office:value-type="float" office:value="0.627465986395" calcext:value-type="float">
            <text:p>0.627465986395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44875853502" calcext:value-type="float">
            <text:p>0.644875853502</text:p>
          </table:table-cell>
          <table:table-cell office:value-type="float" office:value="0.642813920128" calcext:value-type="float">
            <text:p>0.642813920128</text:p>
          </table:table-cell>
          <table:table-cell office:value-type="float" office:value="0.649012941911" calcext:value-type="float">
            <text:p>0.649012941911</text:p>
          </table:table-cell>
          <table:table-cell office:value-type="float" office:value="0.637778176539" calcext:value-type="float">
            <text:p>0.637778176539</text:p>
          </table:table-cell>
          <table:table-cell office:value-type="float" office:value="0.627465986395" calcext:value-type="float">
            <text:p>0.627465986395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36506026832" calcext:value-type="float">
            <text:p>0.636506026832</text:p>
          </table:table-cell>
          <table:table-cell office:value-type="float" office:value="0.642813920128" calcext:value-type="float">
            <text:p>0.642813920128</text:p>
          </table:table-cell>
          <table:table-cell office:value-type="float" office:value="0.645617722713" calcext:value-type="float">
            <text:p>0.645617722713</text:p>
          </table:table-cell>
          <table:table-cell office:value-type="float" office:value="0.637778176539" calcext:value-type="float">
            <text:p>0.637778176539</text:p>
          </table:table-cell>
          <table:table-cell office:value-type="float" office:value="0.627465986395" calcext:value-type="float">
            <text:p>0.627465986395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37778176539" calcext:value-type="float">
            <text:p>0.637778176539</text:p>
          </table:table-cell>
          <table:table-cell office:value-type="float" office:value="0.627465986395" calcext:value-type="float">
            <text:p>0.627465986395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27465986395" calcext:value-type="float">
            <text:p>0.627465986395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27465986395" calcext:value-type="float">
            <text:p>0.627465986395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5" table:style-name="ta1">
        <table:shapes>
          <draw:frame draw:z-index="0" draw:style-name="gr1" draw:text-style-name="P1" svg:width="453.51pt" svg:height="255.09pt" svg:x="448.92pt" svg:y="18.14pt">
            <loext:p draw:notify-on-update-of-ranges="'Test Ratio 0.5'.B2:'Test Ratio 0.5'.B2 'Test Ratio 0.5'.C2:'Test Ratio 0.5'.G2 'Test Ratio 0.5'.B3:'Test Ratio 0.5'.B3 'Test Ratio 0.5'.C3:'Test Ratio 0.5'.G3 'Test Ratio 0.5'.B4:'Test Ratio 0.5'.B4 'Test Ratio 0.5'.C4:'Test Ratio 0.5'.G4 'Test Ratio 0.5'.B5:'Test Ratio 0.5'.B5 'Test Ratio 0.5'.C5:'Test Ratio 0.5'.G5 'Test Ratio 0.5'.B6:'Test Ratio 0.5'.B6 'Test Ratio 0.5'.C6:'Test Ratio 0.5'.G6 'Test Ratio 0.5'.B7:'Test Ratio 0.5'.B7 'Test Ratio 0.5'.C7:'Test Ratio 0.5'.G7 'Test Ratio 0.5'.B8:'Test Ratio 0.5'.B8 'Test Ratio 0.5'.C8:'Test Ratio 0.5'.G8 'Test Ratio 0.5'.B9:'Test Ratio 0.5'.B9 'Test Ratio 0.5'.C9:'Test Ratio 0.5'.G9 'Test Ratio 0.5'.B10:'Test Ratio 0.5'.B10 'Test Ratio 0.5'.C10:'Test Ratio 0.5'.G10 'Test Ratio 0.5'.B11:'Test Ratio 0.5'.B11 'Test Ratio 0.5'.C11:'Test Ratio 0.5'.G11 'Test Ratio 0.5'.B12:'Test Ratio 0.5'.B12 'Test Ratio 0.5'.C12:'Test Ratio 0.5'.G12 'Test Ratio 0.5'.B13:'Test Ratio 0.5'.B13 'Test Ratio 0.5'.C13:'Test Ratio 0.5'.G13 'Test Ratio 0.5'.B14:'Test Ratio 0.5'.B14 'Test Ratio 0.5'.C14:'Test Ratio 0.5'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197514645497" calcext:value-type="float">
            <text:p>0.197514645497</text:p>
          </table:table-cell>
          <table:table-cell office:value-type="float" office:value="0.2864870799" calcext:value-type="float">
            <text:p>0.2864870799</text:p>
          </table:table-cell>
          <table:table-cell office:value-type="float" office:value="0.278639056952" calcext:value-type="float">
            <text:p>0.278639056952</text:p>
          </table:table-cell>
          <table:table-cell office:value-type="float" office:value="0.204285248071" calcext:value-type="float">
            <text:p>0.204285248071</text:p>
          </table:table-cell>
          <table:table-cell office:value-type="float" office:value="0.62222930839" calcext:value-type="float">
            <text:p>0.62222930839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496362335189" calcext:value-type="float">
            <text:p>0.496362335189</text:p>
          </table:table-cell>
          <table:table-cell office:value-type="float" office:value="0.420884745201" calcext:value-type="float">
            <text:p>0.420884745201</text:p>
          </table:table-cell>
          <table:table-cell office:value-type="float" office:value="0.400815710514" calcext:value-type="float">
            <text:p>0.400815710514</text:p>
          </table:table-cell>
          <table:table-cell office:value-type="float" office:value="0.580434939024" calcext:value-type="float">
            <text:p>0.580434939024</text:p>
          </table:table-cell>
          <table:table-cell office:value-type="float" office:value="0.62222930839" calcext:value-type="float">
            <text:p>0.62222930839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49927212222" calcext:value-type="float">
            <text:p>0.49927212222</text:p>
          </table:table-cell>
          <table:table-cell office:value-type="float" office:value="0.551355300407" calcext:value-type="float">
            <text:p>0.551355300407</text:p>
          </table:table-cell>
          <table:table-cell office:value-type="float" office:value="0.467739451475" calcext:value-type="float">
            <text:p>0.467739451475</text:p>
          </table:table-cell>
          <table:table-cell office:value-type="float" office:value="0.587964766913" calcext:value-type="float">
            <text:p>0.587964766913</text:p>
          </table:table-cell>
          <table:table-cell office:value-type="float" office:value="0.62222930839" calcext:value-type="float">
            <text:p>0.62222930839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635126859662" calcext:value-type="float">
            <text:p>0.635126859662</text:p>
          </table:table-cell>
          <table:table-cell office:value-type="float" office:value="0.634653001804" calcext:value-type="float">
            <text:p>0.634653001804</text:p>
          </table:table-cell>
          <table:table-cell office:value-type="float" office:value="0.580552586704" calcext:value-type="float">
            <text:p>0.580552586704</text:p>
          </table:table-cell>
          <table:table-cell office:value-type="float" office:value="0.631595851263" calcext:value-type="float">
            <text:p>0.631595851263</text:p>
          </table:table-cell>
          <table:table-cell office:value-type="float" office:value="0.62222930839" calcext:value-type="float">
            <text:p>0.62222930839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27998410258" calcext:value-type="float">
            <text:p>0.627998410258</text:p>
          </table:table-cell>
          <table:table-cell office:value-type="float" office:value="0.62945627518" calcext:value-type="float">
            <text:p>0.62945627518</text:p>
          </table:table-cell>
          <table:table-cell office:value-type="float" office:value="0.545952863764" calcext:value-type="float">
            <text:p>0.545952863764</text:p>
          </table:table-cell>
          <table:table-cell office:value-type="float" office:value="0.631595851263" calcext:value-type="float">
            <text:p>0.631595851263</text:p>
          </table:table-cell>
          <table:table-cell office:value-type="float" office:value="0.62222930839" calcext:value-type="float">
            <text:p>0.6222293083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33296134421" calcext:value-type="float">
            <text:p>0.633296134421</text:p>
          </table:table-cell>
          <table:table-cell office:value-type="float" office:value="0.637097819693" calcext:value-type="float">
            <text:p>0.637097819693</text:p>
          </table:table-cell>
          <table:table-cell office:value-type="float" office:value="0.616763879701" calcext:value-type="float">
            <text:p>0.616763879701</text:p>
          </table:table-cell>
          <table:table-cell office:value-type="float" office:value="0.631595851263" calcext:value-type="float">
            <text:p>0.631595851263</text:p>
          </table:table-cell>
          <table:table-cell office:value-type="float" office:value="0.62222930839" calcext:value-type="float">
            <text:p>0.62222930839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15315910327" calcext:value-type="float">
            <text:p>0.615315910327</text:p>
          </table:table-cell>
          <table:table-cell office:value-type="float" office:value="0.639084249349" calcext:value-type="float">
            <text:p>0.639084249349</text:p>
          </table:table-cell>
          <table:table-cell office:value-type="float" office:value="0.629809277821" calcext:value-type="float">
            <text:p>0.629809277821</text:p>
          </table:table-cell>
          <table:table-cell office:value-type="float" office:value="0.631595851263" calcext:value-type="float">
            <text:p>0.631595851263</text:p>
          </table:table-cell>
          <table:table-cell office:value-type="float" office:value="0.62222930839" calcext:value-type="float">
            <text:p>0.62222930839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32947350301" calcext:value-type="float">
            <text:p>0.632947350301</text:p>
          </table:table-cell>
          <table:table-cell office:value-type="float" office:value="0.641286243783" calcext:value-type="float">
            <text:p>0.641286243783</text:p>
          </table:table-cell>
          <table:table-cell office:value-type="float" office:value="0.632012828598" calcext:value-type="float">
            <text:p>0.632012828598</text:p>
          </table:table-cell>
          <table:table-cell office:value-type="float" office:value="0.62655926426" calcext:value-type="float">
            <text:p>0.62655926426</text:p>
          </table:table-cell>
          <table:table-cell office:value-type="float" office:value="0.62222930839" calcext:value-type="float">
            <text:p>0.62222930839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31595851263" calcext:value-type="float">
            <text:p>0.631595851263</text:p>
          </table:table-cell>
          <table:table-cell office:value-type="float" office:value="0.62222930839" calcext:value-type="float">
            <text:p>0.62222930839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2222930839" calcext:value-type="float">
            <text:p>0.62222930839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2222930839" calcext:value-type="float">
            <text:p>0.62222930839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6" table:style-name="ta1">
        <table:shapes>
          <draw:frame draw:z-index="0" draw:style-name="gr1" draw:text-style-name="P1" svg:width="453.51pt" svg:height="255.09pt" svg:x="476.45pt" svg:y="31.49pt">
            <loext:p draw:notify-on-update-of-ranges="'Test Ratio 0.6'.B2:'Test Ratio 0.6'.B2 'Test Ratio 0.6'.C2:'Test Ratio 0.6'.G2 'Test Ratio 0.6'.B3:'Test Ratio 0.6'.B3 'Test Ratio 0.6'.C3:'Test Ratio 0.6'.G3 'Test Ratio 0.6'.B4:'Test Ratio 0.6'.B4 'Test Ratio 0.6'.C4:'Test Ratio 0.6'.G4 'Test Ratio 0.6'.B5:'Test Ratio 0.6'.B5 'Test Ratio 0.6'.C5:'Test Ratio 0.6'.G5 'Test Ratio 0.6'.B6:'Test Ratio 0.6'.B6 'Test Ratio 0.6'.C6:'Test Ratio 0.6'.G6 'Test Ratio 0.6'.B7:'Test Ratio 0.6'.B7 'Test Ratio 0.6'.C7:'Test Ratio 0.6'.G7 'Test Ratio 0.6'.B8:'Test Ratio 0.6'.B8 'Test Ratio 0.6'.C8:'Test Ratio 0.6'.G8 'Test Ratio 0.6'.B9:'Test Ratio 0.6'.B9 'Test Ratio 0.6'.C9:'Test Ratio 0.6'.G9 'Test Ratio 0.6'.B10:'Test Ratio 0.6'.B10 'Test Ratio 0.6'.C10:'Test Ratio 0.6'.G10 'Test Ratio 0.6'.B11:'Test Ratio 0.6'.B11 'Test Ratio 0.6'.C11:'Test Ratio 0.6'.G11 'Test Ratio 0.6'.B12:'Test Ratio 0.6'.B12 'Test Ratio 0.6'.C12:'Test Ratio 0.6'.G12 'Test Ratio 0.6'.B13:'Test Ratio 0.6'.B13 'Test Ratio 0.6'.C13:'Test Ratio 0.6'.G13 'Test Ratio 0.6'.B14:'Test Ratio 0.6'.B14 'Test Ratio 0.6'.C14:'Test Ratio 0.6'.G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971615107026" calcext:value-type="float">
            <text:p>0.971615107026</text:p>
          </table:table-cell>
          <table:table-cell office:value-type="float" office:value="0.995658203543" calcext:value-type="float">
            <text:p>0.995658203543</text:p>
          </table:table-cell>
          <table:table-cell office:value-type="float" office:value="0.988123202888" calcext:value-type="float">
            <text:p>0.988123202888</text:p>
          </table:table-cell>
          <table:table-cell office:value-type="float" office:value="0.968050162909" calcext:value-type="float">
            <text:p>0.968050162909</text:p>
          </table:table-cell>
          <table:table-cell office:value-type="float" office:value="0.621675298907" calcext:value-type="float">
            <text:p>0.621675298907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729379801202" calcext:value-type="float">
            <text:p>0.729379801202</text:p>
          </table:table-cell>
          <table:table-cell office:value-type="float" office:value="0.842662485494" calcext:value-type="float">
            <text:p>0.842662485494</text:p>
          </table:table-cell>
          <table:table-cell office:value-type="float" office:value="0.821836584808" calcext:value-type="float">
            <text:p>0.821836584808</text:p>
          </table:table-cell>
          <table:table-cell office:value-type="float" office:value="0.63663226809" calcext:value-type="float">
            <text:p>0.63663226809</text:p>
          </table:table-cell>
          <table:table-cell office:value-type="float" office:value="0.623659425892" calcext:value-type="float">
            <text:p>0.623659425892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747474046984" calcext:value-type="float">
            <text:p>0.747474046984</text:p>
          </table:table-cell>
          <table:table-cell office:value-type="float" office:value="0.644309802045" calcext:value-type="float">
            <text:p>0.644309802045</text:p>
          </table:table-cell>
          <table:table-cell office:value-type="float" office:value="0.649778175102" calcext:value-type="float">
            <text:p>0.649778175102</text:p>
          </table:table-cell>
          <table:table-cell office:value-type="float" office:value="0.63663226809" calcext:value-type="float">
            <text:p>0.63663226809</text:p>
          </table:table-cell>
          <table:table-cell office:value-type="float" office:value="0.625643552876" calcext:value-type="float">
            <text:p>0.625643552876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614396674223" calcext:value-type="float">
            <text:p>0.614396674223</text:p>
          </table:table-cell>
          <table:table-cell office:value-type="float" office:value="0.633849386109" calcext:value-type="float">
            <text:p>0.633849386109</text:p>
          </table:table-cell>
          <table:table-cell office:value-type="float" office:value="0.656868032608" calcext:value-type="float">
            <text:p>0.656868032608</text:p>
          </table:table-cell>
          <table:table-cell office:value-type="float" office:value="0.63663226809" calcext:value-type="float">
            <text:p>0.63663226809</text:p>
          </table:table-cell>
          <table:table-cell office:value-type="float" office:value="0.625643552876" calcext:value-type="float">
            <text:p>0.62564355287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40333226626" calcext:value-type="float">
            <text:p>0.640333226626</text:p>
          </table:table-cell>
          <table:table-cell office:value-type="float" office:value="0.628344355257" calcext:value-type="float">
            <text:p>0.628344355257</text:p>
          </table:table-cell>
          <table:table-cell office:value-type="float" office:value="0.641488780677" calcext:value-type="float">
            <text:p>0.641488780677</text:p>
          </table:table-cell>
          <table:table-cell office:value-type="float" office:value="0.63663226809" calcext:value-type="float">
            <text:p>0.63663226809</text:p>
          </table:table-cell>
          <table:table-cell office:value-type="float" office:value="0.625643552876" calcext:value-type="float">
            <text:p>0.625643552876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40333226626" calcext:value-type="float">
            <text:p>0.640333226626</text:p>
          </table:table-cell>
          <table:table-cell office:value-type="float" office:value="0.635199377456" calcext:value-type="float">
            <text:p>0.635199377456</text:p>
          </table:table-cell>
          <table:table-cell office:value-type="float" office:value="0.641488780677" calcext:value-type="float">
            <text:p>0.641488780677</text:p>
          </table:table-cell>
          <table:table-cell office:value-type="float" office:value="0.63663226809" calcext:value-type="float">
            <text:p>0.63663226809</text:p>
          </table:table-cell>
          <table:table-cell office:value-type="float" office:value="0.625643552876" calcext:value-type="float">
            <text:p>0.625643552876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40333226626" calcext:value-type="float">
            <text:p>0.640333226626</text:p>
          </table:table-cell>
          <table:table-cell office:value-type="float" office:value="0.63392389533" calcext:value-type="float">
            <text:p>0.63392389533</text:p>
          </table:table-cell>
          <table:table-cell office:value-type="float" office:value="0.641488780677" calcext:value-type="float">
            <text:p>0.641488780677</text:p>
          </table:table-cell>
          <table:table-cell office:value-type="float" office:value="0.63663226809" calcext:value-type="float">
            <text:p>0.63663226809</text:p>
          </table:table-cell>
          <table:table-cell office:value-type="float" office:value="0.625643552876" calcext:value-type="float">
            <text:p>0.625643552876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40333226626" calcext:value-type="float">
            <text:p>0.640333226626</text:p>
          </table:table-cell>
          <table:table-cell office:value-type="float" office:value="0.639522106972" calcext:value-type="float">
            <text:p>0.639522106972</text:p>
          </table:table-cell>
          <table:table-cell office:value-type="float" office:value="0.641488780677" calcext:value-type="float">
            <text:p>0.641488780677</text:p>
          </table:table-cell>
          <table:table-cell office:value-type="float" office:value="0.63663226809" calcext:value-type="float">
            <text:p>0.63663226809</text:p>
          </table:table-cell>
          <table:table-cell office:value-type="float" office:value="0.625643552876" calcext:value-type="float">
            <text:p>0.625643552876</text:p>
          </table:table-cell>
        </table:table-row>
        <table:table-row-group>
          <table:table-row table:style-name="ro1">
            <table:covered-table-cell/>
            <table:table-cell office:value-type="float" office:value="300" calcext:value-type="float">
              <text:p>300</text:p>
            </table:table-cell>
            <table:table-cell table:number-columns-repeated="3" table:style-name="ce2" office:value-type="string" calcext:value-type="string">
              <text:p>-</text:p>
            </table:table-cell>
            <table:table-cell office:value-type="float" office:value="0.63663226809" calcext:value-type="float">
              <text:p>0.63663226809</text:p>
            </table:table-cell>
            <table:table-cell office:value-type="float" office:value="0.625643552876" calcext:value-type="float">
              <text:p>0.625643552876</text:p>
            </table:table-cell>
          </table:table-row>
          <table:table-row table:style-name="ro1">
            <table:covered-table-cell/>
            <table:table-cell office:value-type="float" office:value="600" calcext:value-type="float">
              <text:p>600</text:p>
            </table:table-cell>
            <table:table-cell table:number-columns-repeated="4" table:style-name="ce2" office:value-type="string" calcext:value-type="string">
              <text:p>-</text:p>
            </table:table-cell>
            <table:table-cell office:value-type="float" office:value="0.625643552876" calcext:value-type="float">
              <text:p>0.625643552876</text:p>
            </table:table-cell>
          </table:table-row>
          <table:table-row table:style-name="ro1">
            <table:covered-table-cell/>
            <table:table-cell office:value-type="float" office:value="900" calcext:value-type="float">
              <text:p>900</text:p>
            </table:table-cell>
            <table:table-cell table:number-columns-repeated="4" table:style-name="ce2" office:value-type="string" calcext:value-type="string">
              <text:p>-</text:p>
            </table:table-cell>
            <table:table-cell office:value-type="float" office:value="0.625643552876" calcext:value-type="float">
              <text:p>0.625643552876</text:p>
            </table:table-cell>
          </table:table-row>
          <table:table-row table:style-name="ro1">
            <table:covered-table-cell/>
            <table:table-cell office:value-type="float" office:value="1800" calcext:value-type="float">
              <text:p>1800</text:p>
            </table:table-cell>
            <table:table-cell table:number-columns-repeated="5" table:style-name="ce2" office:value-type="string" calcext:value-type="string">
              <text:p>-</text:p>
            </table:table-cell>
          </table:table-row>
        </table:table-row-group>
      </table:table>
      <table:table table:name="Test Ratio 0.7" table:style-name="ta1">
        <table:shapes>
          <draw:frame draw:z-index="0" draw:style-name="gr1" draw:text-style-name="P1" svg:width="453.51pt" svg:height="255.09pt" svg:x="450.85pt" svg:y="15.62pt">
            <loext:p draw:notify-on-update-of-ranges="'Test Ratio 0.7'.B2:'Test Ratio 0.7'.B2 'Test Ratio 0.7'.C2:'Test Ratio 0.7'.G2 'Test Ratio 0.7'.B3:'Test Ratio 0.7'.B3 'Test Ratio 0.7'.C3:'Test Ratio 0.7'.G3 'Test Ratio 0.7'.B4:'Test Ratio 0.7'.B4 'Test Ratio 0.7'.C4:'Test Ratio 0.7'.G4 'Test Ratio 0.7'.B5:'Test Ratio 0.7'.B5 'Test Ratio 0.7'.C5:'Test Ratio 0.7'.G5 'Test Ratio 0.7'.B6:'Test Ratio 0.7'.B6 'Test Ratio 0.7'.C6:'Test Ratio 0.7'.G6 'Test Ratio 0.7'.B7:'Test Ratio 0.7'.B7 'Test Ratio 0.7'.C7:'Test Ratio 0.7'.G7 'Test Ratio 0.7'.B8:'Test Ratio 0.7'.B8 'Test Ratio 0.7'.C8:'Test Ratio 0.7'.G8 'Test Ratio 0.7'.B9:'Test Ratio 0.7'.B9 'Test Ratio 0.7'.C9:'Test Ratio 0.7'.G9 'Test Ratio 0.7'.B10:'Test Ratio 0.7'.B10 'Test Ratio 0.7'.C10:'Test Ratio 0.7'.G10 'Test Ratio 0.7'.B11:'Test Ratio 0.7'.B11 'Test Ratio 0.7'.C11:'Test Ratio 0.7'.G11 'Test Ratio 0.7'.B12:'Test Ratio 0.7'.B12 'Test Ratio 0.7'.C12:'Test Ratio 0.7'.G12 'Test Ratio 0.7'.B13:'Test Ratio 0.7'.B13 'Test Ratio 0.7'.C13:'Test Ratio 0.7'.G13 'Test Ratio 0.7'.B14:'Test Ratio 0.7'.B14 'Test Ratio 0.7'.C14:'Test Ratio 0.7'.G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200341113379" calcext:value-type="float">
            <text:p>0.200341113379</text:p>
          </table:table-cell>
          <table:table-cell office:value-type="float" office:value="0.998940047033" calcext:value-type="float">
            <text:p>0.998940047033</text:p>
          </table:table-cell>
          <table:table-cell office:value-type="float" office:value="0.845706236857" calcext:value-type="float">
            <text:p>0.845706236857</text:p>
          </table:table-cell>
          <table:table-cell office:value-type="float" office:value="0.594831480711" calcext:value-type="float">
            <text:p>0.594831480711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400121978713" calcext:value-type="float">
            <text:p>0.400121978713</text:p>
          </table:table-cell>
          <table:table-cell office:value-type="float" office:value="0.66561095893" calcext:value-type="float">
            <text:p>0.66561095893</text:p>
          </table:table-cell>
          <table:table-cell office:value-type="float" office:value="0.641651550044" calcext:value-type="float">
            <text:p>0.641651550044</text:p>
          </table:table-cell>
          <table:table-cell office:value-type="float" office:value="0.63585360987" calcext:value-type="float">
            <text:p>0.63585360987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56043338872" calcext:value-type="float">
            <text:p>0.56043338872</text:p>
          </table:table-cell>
          <table:table-cell office:value-type="float" office:value="0.633967328299" calcext:value-type="float">
            <text:p>0.633967328299</text:p>
          </table:table-cell>
          <table:table-cell office:value-type="float" office:value="0.641279526234" calcext:value-type="float">
            <text:p>0.641279526234</text:p>
          </table:table-cell>
          <table:table-cell office:value-type="float" office:value="0.63585360987" calcext:value-type="float">
            <text:p>0.63585360987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640796333265" calcext:value-type="float">
            <text:p>0.640796333265</text:p>
          </table:table-cell>
          <table:table-cell office:value-type="float" office:value="0.64036787359" calcext:value-type="float">
            <text:p>0.64036787359</text:p>
          </table:table-cell>
          <table:table-cell office:value-type="float" office:value="0.641279526234" calcext:value-type="float">
            <text:p>0.641279526234</text:p>
          </table:table-cell>
          <table:table-cell office:value-type="float" office:value="0.63585360987" calcext:value-type="float">
            <text:p>0.63585360987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40796333265" calcext:value-type="float">
            <text:p>0.640796333265</text:p>
          </table:table-cell>
          <table:table-cell office:value-type="float" office:value="0.64036787359" calcext:value-type="float">
            <text:p>0.64036787359</text:p>
          </table:table-cell>
          <table:table-cell office:value-type="float" office:value="0.641279526234" calcext:value-type="float">
            <text:p>0.641279526234</text:p>
          </table:table-cell>
          <table:table-cell office:value-type="float" office:value="0.63585360987" calcext:value-type="float">
            <text:p>0.63585360987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40796333265" calcext:value-type="float">
            <text:p>0.640796333265</text:p>
          </table:table-cell>
          <table:table-cell office:value-type="float" office:value="0.64036787359" calcext:value-type="float">
            <text:p>0.64036787359</text:p>
          </table:table-cell>
          <table:table-cell office:value-type="float" office:value="0.641279526234" calcext:value-type="float">
            <text:p>0.641279526234</text:p>
          </table:table-cell>
          <table:table-cell office:value-type="float" office:value="0.63585360987" calcext:value-type="float">
            <text:p>0.63585360987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36256074418" calcext:value-type="float">
            <text:p>0.636256074418</text:p>
          </table:table-cell>
          <table:table-cell office:value-type="float" office:value="0.64036787359" calcext:value-type="float">
            <text:p>0.64036787359</text:p>
          </table:table-cell>
          <table:table-cell office:value-type="float" office:value="0.641279526234" calcext:value-type="float">
            <text:p>0.641279526234</text:p>
          </table:table-cell>
          <table:table-cell office:value-type="float" office:value="0.63585360987" calcext:value-type="float">
            <text:p>0.63585360987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40796333265" calcext:value-type="float">
            <text:p>0.640796333265</text:p>
          </table:table-cell>
          <table:table-cell office:value-type="float" office:value="0.64036787359" calcext:value-type="float">
            <text:p>0.64036787359</text:p>
          </table:table-cell>
          <table:table-cell office:value-type="float" office:value="0.64127952623" calcext:value-type="float">
            <text:p>0.64127952623</text:p>
          </table:table-cell>
          <table:table-cell office:value-type="float" office:value="0.63585360987" calcext:value-type="float">
            <text:p>0.63585360987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3585360987" calcext:value-type="float">
            <text:p>0.63585360987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8" table:style-name="ta1">
        <table:shapes>
          <draw:frame draw:z-index="0" draw:style-name="gr1" draw:text-style-name="P1" svg:width="453.12pt" svg:height="254.98pt" svg:x="484.36pt" svg:y="47.65pt">
            <loext:p draw:notify-on-update-of-ranges="'Test Ratio 0.8'.B2:'Test Ratio 0.8'.B2 'Test Ratio 0.8'.C2:'Test Ratio 0.8'.G2 'Test Ratio 0.8'.B3:'Test Ratio 0.8'.B3 'Test Ratio 0.8'.C3:'Test Ratio 0.8'.G3 'Test Ratio 0.8'.B4:'Test Ratio 0.8'.B4 'Test Ratio 0.8'.C4:'Test Ratio 0.8'.G4 'Test Ratio 0.8'.B5:'Test Ratio 0.8'.B5 'Test Ratio 0.8'.C5:'Test Ratio 0.8'.G5 'Test Ratio 0.8'.B6:'Test Ratio 0.8'.B6 'Test Ratio 0.8'.C6:'Test Ratio 0.8'.G6 'Test Ratio 0.8'.B7:'Test Ratio 0.8'.B7 'Test Ratio 0.8'.C7:'Test Ratio 0.8'.G7 'Test Ratio 0.8'.B8:'Test Ratio 0.8'.B8 'Test Ratio 0.8'.C8:'Test Ratio 0.8'.G8 'Test Ratio 0.8'.B9:'Test Ratio 0.8'.B9 'Test Ratio 0.8'.C9:'Test Ratio 0.8'.G9 'Test Ratio 0.8'.B10:'Test Ratio 0.8'.B10 'Test Ratio 0.8'.C10:'Test Ratio 0.8'.G10 'Test Ratio 0.8'.B11:'Test Ratio 0.8'.B11 'Test Ratio 0.8'.C11:'Test Ratio 0.8'.G11 'Test Ratio 0.8'.B12:'Test Ratio 0.8'.B12 'Test Ratio 0.8'.C12:'Test Ratio 0.8'.G12 'Test Ratio 0.8'.B13:'Test Ratio 0.8'.B13 'Test Ratio 0.8'.C13:'Test Ratio 0.8'.G13 'Test Ratio 0.8'.B14:'Test Ratio 0.8'.B14 'Test Ratio 0.8'.C14:'Test Ratio 0.8'.G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986756027884" calcext:value-type="float">
            <text:p>0.986756027884</text:p>
          </table:table-cell>
          <table:table-cell office:value-type="float" office:value="0.293780090095" calcext:value-type="float">
            <text:p>0.293780090095</text:p>
          </table:table-cell>
          <table:table-cell office:value-type="float" office:value="0.370314268056" calcext:value-type="float">
            <text:p>0.370314268056</text:p>
          </table:table-cell>
          <table:table-cell office:value-type="float" office:value="0.626731841904" calcext:value-type="float">
            <text:p>0.626731841904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728045005724" calcext:value-type="float">
            <text:p>0.728045005724</text:p>
          </table:table-cell>
          <table:table-cell office:value-type="float" office:value="0.640724210699" calcext:value-type="float">
            <text:p>0.640724210699</text:p>
          </table:table-cell>
          <table:table-cell office:value-type="float" office:value="0.640342651057" calcext:value-type="float">
            <text:p>0.640342651057</text:p>
          </table:table-cell>
          <table:table-cell office:value-type="float" office:value="0.637002766497" calcext:value-type="float">
            <text:p>0.637002766497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636258269946" calcext:value-type="float">
            <text:p>0.636258269946</text:p>
          </table:table-cell>
          <table:table-cell office:value-type="float" office:value="0.640724210699" calcext:value-type="float">
            <text:p>0.640724210699</text:p>
          </table:table-cell>
          <table:table-cell office:value-type="float" office:value="0.64168360043" calcext:value-type="float">
            <text:p>0.64168360043</text:p>
          </table:table-cell>
          <table:table-cell office:value-type="float" office:value="0.637002766497" calcext:value-type="float">
            <text:p>0.637002766497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639667150977" calcext:value-type="float">
            <text:p>0.639667150977</text:p>
          </table:table-cell>
          <table:table-cell office:value-type="float" office:value="0.640724210699" calcext:value-type="float">
            <text:p>0.640724210699</text:p>
          </table:table-cell>
          <table:table-cell office:value-type="float" office:value="0.64168360043" calcext:value-type="float">
            <text:p>0.64168360043</text:p>
          </table:table-cell>
          <table:table-cell office:value-type="float" office:value="0.637002766497" calcext:value-type="float">
            <text:p>0.637002766497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39667150977" calcext:value-type="float">
            <text:p>0.639667150977</text:p>
          </table:table-cell>
          <table:table-cell office:value-type="float" office:value="0.640724210699" calcext:value-type="float">
            <text:p>0.640724210699</text:p>
          </table:table-cell>
          <table:table-cell office:value-type="float" office:value="0.64168360043" calcext:value-type="float">
            <text:p>0.64168360043</text:p>
          </table:table-cell>
          <table:table-cell office:value-type="float" office:value="0.637002766497" calcext:value-type="float">
            <text:p>0.637002766497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39667150977" calcext:value-type="float">
            <text:p>0.639667150977</text:p>
          </table:table-cell>
          <table:table-cell office:value-type="float" office:value="0.640724210699" calcext:value-type="float">
            <text:p>0.640724210699</text:p>
          </table:table-cell>
          <table:table-cell office:value-type="float" office:value="0.64168360043" calcext:value-type="float">
            <text:p>0.64168360043</text:p>
          </table:table-cell>
          <table:table-cell office:value-type="float" office:value="0.637002766497" calcext:value-type="float">
            <text:p>0.637002766497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39667150977" calcext:value-type="float">
            <text:p>0.639667150977</text:p>
          </table:table-cell>
          <table:table-cell office:value-type="float" office:value="0.640724210699" calcext:value-type="float">
            <text:p>0.640724210699</text:p>
          </table:table-cell>
          <table:table-cell office:value-type="float" office:value="0.64168360043" calcext:value-type="float">
            <text:p>0.64168360043</text:p>
          </table:table-cell>
          <table:table-cell office:value-type="float" office:value="0.637002766497" calcext:value-type="float">
            <text:p>0.637002766497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39667150977" calcext:value-type="float">
            <text:p>0.639667150977</text:p>
          </table:table-cell>
          <table:table-cell office:value-type="float" office:value="0.640724210699" calcext:value-type="float">
            <text:p>0.640724210699</text:p>
          </table:table-cell>
          <table:table-cell office:value-type="float" office:value="0.64168360043" calcext:value-type="float">
            <text:p>0.64168360043</text:p>
          </table:table-cell>
          <table:table-cell office:value-type="float" office:value="0.637002766497" calcext:value-type="float">
            <text:p>0.637002766497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37002766497" calcext:value-type="float">
            <text:p>0.637002766497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9" table:style-name="ta1">
        <table:shapes>
          <draw:frame draw:z-index="0" draw:style-name="gr1" draw:text-style-name="P1" svg:width="453.12pt" svg:height="254.98pt" svg:x="453.63pt" svg:y="29.74pt">
            <loext:p draw:notify-on-update-of-ranges="'Test Ratio 0.9'.B2:'Test Ratio 0.9'.B2 'Test Ratio 0.9'.C2:'Test Ratio 0.9'.G2 'Test Ratio 0.9'.B3:'Test Ratio 0.9'.B3 'Test Ratio 0.9'.C3:'Test Ratio 0.9'.G3 'Test Ratio 0.9'.B4:'Test Ratio 0.9'.B4 'Test Ratio 0.9'.C4:'Test Ratio 0.9'.G4 'Test Ratio 0.9'.B5:'Test Ratio 0.9'.B5 'Test Ratio 0.9'.C5:'Test Ratio 0.9'.G5 'Test Ratio 0.9'.B6:'Test Ratio 0.9'.B6 'Test Ratio 0.9'.C6:'Test Ratio 0.9'.G6 'Test Ratio 0.9'.B7:'Test Ratio 0.9'.B7 'Test Ratio 0.9'.C7:'Test Ratio 0.9'.G7 'Test Ratio 0.9'.B8:'Test Ratio 0.9'.B8 'Test Ratio 0.9'.C8:'Test Ratio 0.9'.G8 'Test Ratio 0.9'.B9:'Test Ratio 0.9'.B9 'Test Ratio 0.9'.C9:'Test Ratio 0.9'.G9 'Test Ratio 0.9'.B10:'Test Ratio 0.9'.B10 'Test Ratio 0.9'.C10:'Test Ratio 0.9'.G10 'Test Ratio 0.9'.B11:'Test Ratio 0.9'.B11 'Test Ratio 0.9'.C11:'Test Ratio 0.9'.G11 'Test Ratio 0.9'.B12:'Test Ratio 0.9'.B12 'Test Ratio 0.9'.C12:'Test Ratio 0.9'.G12 'Test Ratio 0.9'.B13:'Test Ratio 0.9'.B13 'Test Ratio 0.9'.C13:'Test Ratio 0.9'.G13 'Test Ratio 0.9'.B14:'Test Ratio 0.9'.B14 'Test Ratio 0.9'.C14:'Test Ratio 0.9'.G1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258239900752" calcext:value-type="float">
            <text:p>0.258239900752</text:p>
          </table:table-cell>
          <table:table-cell office:value-type="float" office:value="0.63920550278" calcext:value-type="float">
            <text:p>0.63920550278</text:p>
          </table:table-cell>
          <table:table-cell office:value-type="float" office:value="0.639488749079" calcext:value-type="float">
            <text:p>0.639488749079</text:p>
          </table:table-cell>
          <table:table-cell office:value-type="float" office:value="0.63955546266" calcext:value-type="float">
            <text:p>0.63955546266</text:p>
          </table:table-cell>
          <table:table-cell office:value-type="float" office:value="0.635558786452" calcext:value-type="float">
            <text:p>0.635558786452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638346342002" calcext:value-type="float">
            <text:p>0.638346342002</text:p>
          </table:table-cell>
          <table:table-cell office:value-type="float" office:value="0.63920550278" calcext:value-type="float">
            <text:p>0.63920550278</text:p>
          </table:table-cell>
          <table:table-cell office:value-type="float" office:value="0.639488749079" calcext:value-type="float">
            <text:p>0.639488749079</text:p>
          </table:table-cell>
          <table:table-cell office:value-type="float" office:value="0.63955546266" calcext:value-type="float">
            <text:p>0.63955546266</text:p>
          </table:table-cell>
          <table:table-cell office:value-type="float" office:value="0.635558786452" calcext:value-type="float">
            <text:p>0.635558786452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638346342002" calcext:value-type="float">
            <text:p>0.638346342002</text:p>
          </table:table-cell>
          <table:table-cell office:value-type="float" office:value="0.63920550278" calcext:value-type="float">
            <text:p>0.63920550278</text:p>
          </table:table-cell>
          <table:table-cell office:value-type="float" office:value="0.639488749079" calcext:value-type="float">
            <text:p>0.639488749079</text:p>
          </table:table-cell>
          <table:table-cell office:value-type="float" office:value="0.63955546266" calcext:value-type="float">
            <text:p>0.63955546266</text:p>
          </table:table-cell>
          <table:table-cell office:value-type="float" office:value="0.635558786452" calcext:value-type="float">
            <text:p>0.635558786452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638346342002" calcext:value-type="float">
            <text:p>0.638346342002</text:p>
          </table:table-cell>
          <table:table-cell office:value-type="float" office:value="0.63920550278" calcext:value-type="float">
            <text:p>0.63920550278</text:p>
          </table:table-cell>
          <table:table-cell office:value-type="float" office:value="0.639488749079" calcext:value-type="float">
            <text:p>0.639488749079</text:p>
          </table:table-cell>
          <table:table-cell office:value-type="float" office:value="0.63955546266" calcext:value-type="float">
            <text:p>0.63955546266</text:p>
          </table:table-cell>
          <table:table-cell office:value-type="float" office:value="0.635558786452" calcext:value-type="float">
            <text:p>0.63555878645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38346342002" calcext:value-type="float">
            <text:p>0.638346342002</text:p>
          </table:table-cell>
          <table:table-cell office:value-type="float" office:value="0.63920550278" calcext:value-type="float">
            <text:p>0.63920550278</text:p>
          </table:table-cell>
          <table:table-cell office:value-type="float" office:value="0.639488749079" calcext:value-type="float">
            <text:p>0.639488749079</text:p>
          </table:table-cell>
          <table:table-cell office:value-type="float" office:value="0.63955546266" calcext:value-type="float">
            <text:p>0.63955546266</text:p>
          </table:table-cell>
          <table:table-cell office:value-type="float" office:value="0.635558786452" calcext:value-type="float">
            <text:p>0.63555878645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38346342002" calcext:value-type="float">
            <text:p>0.638346342002</text:p>
          </table:table-cell>
          <table:table-cell office:value-type="float" office:value="0.63920550278" calcext:value-type="float">
            <text:p>0.63920550278</text:p>
          </table:table-cell>
          <table:table-cell office:value-type="float" office:value="0.639488749079" calcext:value-type="float">
            <text:p>0.639488749079</text:p>
          </table:table-cell>
          <table:table-cell office:value-type="float" office:value="0.63955546266" calcext:value-type="float">
            <text:p>0.63955546266</text:p>
          </table:table-cell>
          <table:table-cell office:value-type="float" office:value="0.635558786452" calcext:value-type="float">
            <text:p>0.635558786452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38346342002" calcext:value-type="float">
            <text:p>0.638346342002</text:p>
          </table:table-cell>
          <table:table-cell office:value-type="float" office:value="0.63920550278" calcext:value-type="float">
            <text:p>0.63920550278</text:p>
          </table:table-cell>
          <table:table-cell office:value-type="float" office:value="0.639488749079" calcext:value-type="float">
            <text:p>0.639488749079</text:p>
          </table:table-cell>
          <table:table-cell office:value-type="float" office:value="0.63955546266" calcext:value-type="float">
            <text:p>0.63955546266</text:p>
          </table:table-cell>
          <table:table-cell office:value-type="float" office:value="0.635558786452" calcext:value-type="float">
            <text:p>0.635558786452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38346342002" calcext:value-type="float">
            <text:p>0.638346342002</text:p>
          </table:table-cell>
          <table:table-cell office:value-type="float" office:value="0.63920550278" calcext:value-type="float">
            <text:p>0.63920550278</text:p>
          </table:table-cell>
          <table:table-cell office:value-type="float" office:value="0.639488749079" calcext:value-type="float">
            <text:p>0.639488749079</text:p>
          </table:table-cell>
          <table:table-cell office:value-type="float" office:value="0.63955546266" calcext:value-type="float">
            <text:p>0.63955546266</text:p>
          </table:table-cell>
          <table:table-cell office:value-type="float" office:value="0.635558786452" calcext:value-type="float">
            <text:p>0.635558786452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3955546266" calcext:value-type="float">
            <text:p>0.63955546266</text:p>
          </table:table-cell>
          <table:table-cell office:value-type="float" office:value="0.635558786452" calcext:value-type="float">
            <text:p>0.635558786452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5558786452" calcext:value-type="float">
            <text:p>0.635558786452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5558786452" calcext:value-type="float">
            <text:p>0.635558786452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9:19:41.4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5:13:37.928000000</meta:creation-date>
    <dc:date>2016-09-12T22:21:00.776000000</dc:date>
    <meta:editing-duration>P1DT4H17M58S</meta:editing-duration>
    <meta:editing-cycles>38</meta:editing-cycles>
    <meta:generator>LibreOffice/5.2.0.4$Windows_x86 LibreOffice_project/066b007f5ebcc236395c7d282ba488bca6720265</meta:generator>
    <meta:document-statistic meta:table-count="9" meta:cell-count="71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5</text:p>
        </chart:subtitle>
        <chart:legend chart:legend-position="end" svg:x="14.469cm" svg:y="1.51cm" style:legend-expansion="high" chart:style-name="ch4"/>
        <chart:plot-area chart:style-name="ch5" table:cell-range-address="'Test Ratio 0.5'.B2:'Test Ratio 0.5'.G14" chart:data-source-has-labels="both" svg:x="1.314cm" svg:y="2.155cm" svg:width="12.835cm" svg:height="5.701cm">
          <chartooo:coordinate-region svg:x="2.059cm" svg:y="2.35cm" svg:width="12.09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5'.C2:'Test Ratio 0.5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5'.C3:'Test Ratio 0.5'.G3" chart:label-cell-address="'Test Ratio 0.5'.B3:'Test Ratio 0.5'.B3" chart:class="chart:bar">
            <chart:data-point chart:repeated="5"/>
          </chart:series>
          <chart:series chart:style-name="ch12" chart:values-cell-range-address="'Test Ratio 0.5'.C4:'Test Ratio 0.5'.G4" chart:label-cell-address="'Test Ratio 0.5'.B4:'Test Ratio 0.5'.B4" chart:class="chart:bar">
            <chart:data-point chart:repeated="5"/>
          </chart:series>
          <chart:series chart:style-name="ch13" chart:values-cell-range-address="'Test Ratio 0.5'.C5:'Test Ratio 0.5'.G5" chart:label-cell-address="'Test Ratio 0.5'.B5:'Test Ratio 0.5'.B5" chart:class="chart:bar">
            <chart:data-point chart:repeated="5"/>
          </chart:series>
          <chart:series chart:style-name="ch14" chart:values-cell-range-address="'Test Ratio 0.5'.C6:'Test Ratio 0.5'.G6" chart:label-cell-address="'Test Ratio 0.5'.B6:'Test Ratio 0.5'.B6" chart:class="chart:bar">
            <chart:data-point chart:repeated="5"/>
          </chart:series>
          <chart:series chart:style-name="ch15" chart:values-cell-range-address="'Test Ratio 0.5'.C7:'Test Ratio 0.5'.G7" chart:label-cell-address="'Test Ratio 0.5'.B7:'Test Ratio 0.5'.B7" chart:class="chart:bar">
            <chart:data-point chart:repeated="5"/>
          </chart:series>
          <chart:series chart:style-name="ch16" chart:values-cell-range-address="'Test Ratio 0.5'.C8:'Test Ratio 0.5'.G8" chart:label-cell-address="'Test Ratio 0.5'.B8:'Test Ratio 0.5'.B8" chart:class="chart:bar">
            <chart:data-point chart:repeated="5"/>
          </chart:series>
          <chart:series chart:style-name="ch17" chart:values-cell-range-address="'Test Ratio 0.5'.C9:'Test Ratio 0.5'.G9" chart:label-cell-address="'Test Ratio 0.5'.B9:'Test Ratio 0.5'.B9" chart:class="chart:bar">
            <chart:data-point chart:repeated="5"/>
          </chart:series>
          <chart:series chart:style-name="ch18" chart:values-cell-range-address="'Test Ratio 0.5'.C10:'Test Ratio 0.5'.G10" chart:label-cell-address="'Test Ratio 0.5'.B10:'Test Ratio 0.5'.B10" chart:class="chart:bar">
            <chart:data-point chart:repeated="5"/>
          </chart:series>
          <chart:series chart:style-name="ch19" chart:values-cell-range-address="'Test Ratio 0.5'.C11:'Test Ratio 0.5'.G11" chart:label-cell-address="'Test Ratio 0.5'.B11:'Test Ratio 0.5'.B11" chart:class="chart:bar">
            <chart:data-point chart:repeated="5"/>
          </chart:series>
          <chart:series chart:style-name="ch20" chart:values-cell-range-address="'Test Ratio 0.5'.C12:'Test Ratio 0.5'.G12" chart:label-cell-address="'Test Ratio 0.5'.B12:'Test Ratio 0.5'.B12" chart:class="chart:bar">
            <chart:data-point chart:repeated="5"/>
          </chart:series>
          <chart:series chart:style-name="ch21" chart:values-cell-range-address="'Test Ratio 0.5'.C13:'Test Ratio 0.5'.G13" chart:label-cell-address="'Test Ratio 0.5'.B13:'Test Ratio 0.5'.B13" chart:class="chart:bar">
            <chart:data-point chart:repeated="5"/>
          </chart:series>
          <chart:series chart:style-name="ch22" chart:values-cell-range-address="'Test Ratio 0.5'.C14:'Test Ratio 0.5'.G14" chart:label-cell-address="'Test Ratio 0.5'.B14:'Test Ratio 0.5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5'.C2:'Test Ratio 0.5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5'.B3:'Test Ratio 0.5'.B3</svg:desc>
                </draw:g>
              </table:table-cell>
              <table:table-cell office:value-type="float" office:value="0.197514645497">
                <text:p>0.197514645497</text:p>
                <draw:g>
                  <svg:desc>'Test Ratio 0.5'.C3:'Test Ratio 0.5'.G3</svg:desc>
                </draw:g>
              </table:table-cell>
              <table:table-cell office:value-type="float" office:value="0.2864870799">
                <text:p>0.2864870799</text:p>
              </table:table-cell>
              <table:table-cell office:value-type="float" office:value="0.278639056952">
                <text:p>0.278639056952</text:p>
              </table:table-cell>
              <table:table-cell office:value-type="float" office:value="0.204285248071">
                <text:p>0.204285248071</text:p>
              </table:table-cell>
              <table:table-cell office:value-type="float" office:value="0.62222930839">
                <text:p>0.62222930839</text:p>
              </table:table-cell>
            </table:table-row>
            <table:table-row>
              <table:table-cell office:value-type="string">
                <text:p>2</text:p>
                <draw:g>
                  <svg:desc>'Test Ratio 0.5'.B4:'Test Ratio 0.5'.B4</svg:desc>
                </draw:g>
              </table:table-cell>
              <table:table-cell office:value-type="float" office:value="0.496362335189">
                <text:p>0.496362335189</text:p>
                <draw:g>
                  <svg:desc>'Test Ratio 0.5'.C4:'Test Ratio 0.5'.G4</svg:desc>
                </draw:g>
              </table:table-cell>
              <table:table-cell office:value-type="float" office:value="0.420884745201">
                <text:p>0.420884745201</text:p>
              </table:table-cell>
              <table:table-cell office:value-type="float" office:value="0.400815710514">
                <text:p>0.400815710514</text:p>
              </table:table-cell>
              <table:table-cell office:value-type="float" office:value="0.580434939024">
                <text:p>0.580434939024</text:p>
              </table:table-cell>
              <table:table-cell office:value-type="float" office:value="0.62222930839">
                <text:p>0.62222930839</text:p>
              </table:table-cell>
            </table:table-row>
            <table:table-row>
              <table:table-cell office:value-type="string">
                <text:p>3</text:p>
                <draw:g>
                  <svg:desc>'Test Ratio 0.5'.B5:'Test Ratio 0.5'.B5</svg:desc>
                </draw:g>
              </table:table-cell>
              <table:table-cell office:value-type="float" office:value="0.49927212222">
                <text:p>0.49927212222</text:p>
                <draw:g>
                  <svg:desc>'Test Ratio 0.5'.C5:'Test Ratio 0.5'.G5</svg:desc>
                </draw:g>
              </table:table-cell>
              <table:table-cell office:value-type="float" office:value="0.551355300407">
                <text:p>0.551355300407</text:p>
              </table:table-cell>
              <table:table-cell office:value-type="float" office:value="0.467739451475">
                <text:p>0.467739451475</text:p>
              </table:table-cell>
              <table:table-cell office:value-type="float" office:value="0.587964766913">
                <text:p>0.587964766913</text:p>
              </table:table-cell>
              <table:table-cell office:value-type="float" office:value="0.62222930839">
                <text:p>0.62222930839</text:p>
              </table:table-cell>
            </table:table-row>
            <table:table-row>
              <table:table-cell office:value-type="string">
                <text:p>4</text:p>
                <draw:g>
                  <svg:desc>'Test Ratio 0.5'.B6:'Test Ratio 0.5'.B6</svg:desc>
                </draw:g>
              </table:table-cell>
              <table:table-cell office:value-type="float" office:value="0.635126859662">
                <text:p>0.635126859662</text:p>
                <draw:g>
                  <svg:desc>'Test Ratio 0.5'.C6:'Test Ratio 0.5'.G6</svg:desc>
                </draw:g>
              </table:table-cell>
              <table:table-cell office:value-type="float" office:value="0.634653001804">
                <text:p>0.634653001804</text:p>
              </table:table-cell>
              <table:table-cell office:value-type="float" office:value="0.580552586704">
                <text:p>0.580552586704</text:p>
              </table:table-cell>
              <table:table-cell office:value-type="float" office:value="0.631595851263">
                <text:p>0.631595851263</text:p>
              </table:table-cell>
              <table:table-cell office:value-type="float" office:value="0.62222930839">
                <text:p>0.62222930839</text:p>
              </table:table-cell>
            </table:table-row>
            <table:table-row>
              <table:table-cell office:value-type="string">
                <text:p>5</text:p>
                <draw:g>
                  <svg:desc>'Test Ratio 0.5'.B7:'Test Ratio 0.5'.B7</svg:desc>
                </draw:g>
              </table:table-cell>
              <table:table-cell office:value-type="float" office:value="0.627998410258">
                <text:p>0.627998410258</text:p>
                <draw:g>
                  <svg:desc>'Test Ratio 0.5'.C7:'Test Ratio 0.5'.G7</svg:desc>
                </draw:g>
              </table:table-cell>
              <table:table-cell office:value-type="float" office:value="0.62945627518">
                <text:p>0.62945627518</text:p>
              </table:table-cell>
              <table:table-cell office:value-type="float" office:value="0.545952863764">
                <text:p>0.545952863764</text:p>
              </table:table-cell>
              <table:table-cell office:value-type="float" office:value="0.631595851263">
                <text:p>0.631595851263</text:p>
              </table:table-cell>
              <table:table-cell office:value-type="float" office:value="0.62222930839">
                <text:p>0.62222930839</text:p>
              </table:table-cell>
            </table:table-row>
            <table:table-row>
              <table:table-cell office:value-type="string">
                <text:p>10</text:p>
                <draw:g>
                  <svg:desc>'Test Ratio 0.5'.B8:'Test Ratio 0.5'.B8</svg:desc>
                </draw:g>
              </table:table-cell>
              <table:table-cell office:value-type="float" office:value="0.633296134421">
                <text:p>0.633296134421</text:p>
                <draw:g>
                  <svg:desc>'Test Ratio 0.5'.C8:'Test Ratio 0.5'.G8</svg:desc>
                </draw:g>
              </table:table-cell>
              <table:table-cell office:value-type="float" office:value="0.637097819693">
                <text:p>0.637097819693</text:p>
              </table:table-cell>
              <table:table-cell office:value-type="float" office:value="0.616763879701">
                <text:p>0.616763879701</text:p>
              </table:table-cell>
              <table:table-cell office:value-type="float" office:value="0.631595851263">
                <text:p>0.631595851263</text:p>
              </table:table-cell>
              <table:table-cell office:value-type="float" office:value="0.62222930839">
                <text:p>0.62222930839</text:p>
              </table:table-cell>
            </table:table-row>
            <table:table-row>
              <table:table-cell office:value-type="string">
                <text:p>30</text:p>
                <draw:g>
                  <svg:desc>'Test Ratio 0.5'.B9:'Test Ratio 0.5'.B9</svg:desc>
                </draw:g>
              </table:table-cell>
              <table:table-cell office:value-type="float" office:value="0.615315910327">
                <text:p>0.615315910327</text:p>
                <draw:g>
                  <svg:desc>'Test Ratio 0.5'.C9:'Test Ratio 0.5'.G9</svg:desc>
                </draw:g>
              </table:table-cell>
              <table:table-cell office:value-type="float" office:value="0.639084249349">
                <text:p>0.639084249349</text:p>
              </table:table-cell>
              <table:table-cell office:value-type="float" office:value="0.629809277821">
                <text:p>0.629809277821</text:p>
              </table:table-cell>
              <table:table-cell office:value-type="float" office:value="0.631595851263">
                <text:p>0.631595851263</text:p>
              </table:table-cell>
              <table:table-cell office:value-type="float" office:value="0.62222930839">
                <text:p>0.62222930839</text:p>
              </table:table-cell>
            </table:table-row>
            <table:table-row>
              <table:table-cell office:value-type="string">
                <text:p>60</text:p>
                <draw:g>
                  <svg:desc>'Test Ratio 0.5'.B10:'Test Ratio 0.5'.B10</svg:desc>
                </draw:g>
              </table:table-cell>
              <table:table-cell office:value-type="float" office:value="0.632947350301">
                <text:p>0.632947350301</text:p>
                <draw:g>
                  <svg:desc>'Test Ratio 0.5'.C10:'Test Ratio 0.5'.G10</svg:desc>
                </draw:g>
              </table:table-cell>
              <table:table-cell office:value-type="float" office:value="0.641286243783">
                <text:p>0.641286243783</text:p>
              </table:table-cell>
              <table:table-cell office:value-type="float" office:value="0.632012828598">
                <text:p>0.632012828598</text:p>
              </table:table-cell>
              <table:table-cell office:value-type="float" office:value="0.62655926426">
                <text:p>0.62655926426</text:p>
              </table:table-cell>
              <table:table-cell office:value-type="float" office:value="0.62222930839">
                <text:p>0.62222930839</text:p>
              </table:table-cell>
            </table:table-row>
            <table:table-row>
              <table:table-cell office:value-type="string">
                <text:p>300</text:p>
                <draw:g>
                  <svg:desc>'Test Ratio 0.5'.B11:'Test Ratio 0.5'.B11</svg:desc>
                </draw:g>
              </table:table-cell>
              <table:table-cell office:value-type="float" office:value="NaN">
                <text:p>NaN</text:p>
                <draw:g>
                  <svg:desc>'Test Ratio 0.5'.C11:'Test Ratio 0.5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1595851263">
                <text:p>0.631595851263</text:p>
              </table:table-cell>
              <table:table-cell office:value-type="float" office:value="0.62222930839">
                <text:p>0.62222930839</text:p>
              </table:table-cell>
            </table:table-row>
            <table:table-row>
              <table:table-cell office:value-type="string">
                <text:p>600</text:p>
                <draw:g>
                  <svg:desc>'Test Ratio 0.5'.B12:'Test Ratio 0.5'.B12</svg:desc>
                </draw:g>
              </table:table-cell>
              <table:table-cell office:value-type="float" office:value="NaN">
                <text:p>NaN</text:p>
                <draw:g>
                  <svg:desc>'Test Ratio 0.5'.C12:'Test Ratio 0.5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22930839">
                <text:p>0.62222930839</text:p>
              </table:table-cell>
            </table:table-row>
            <table:table-row>
              <table:table-cell office:value-type="string">
                <text:p>900</text:p>
                <draw:g>
                  <svg:desc>'Test Ratio 0.5'.B13:'Test Ratio 0.5'.B13</svg:desc>
                </draw:g>
              </table:table-cell>
              <table:table-cell office:value-type="float" office:value="NaN">
                <text:p>NaN</text:p>
                <draw:g>
                  <svg:desc>'Test Ratio 0.5'.C13:'Test Ratio 0.5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22930839">
                <text:p>0.62222930839</text:p>
              </table:table-cell>
            </table:table-row>
            <table:table-row>
              <table:table-cell office:value-type="string">
                <text:p>1800</text:p>
                <draw:g>
                  <svg:desc>'Test Ratio 0.5'.B14:'Test Ratio 0.5'.B14</svg:desc>
                </draw:g>
              </table:table-cell>
              <table:table-cell office:value-type="float" office:value="NaN">
                <text:p>NaN</text:p>
                <draw:g>
                  <svg:desc>'Test Ratio 0.5'.C14:'Test Ratio 0.5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6</text:p>
        </chart:subtitle>
        <chart:legend chart:legend-position="end" svg:x="14.469cm" svg:y="1.51cm" style:legend-expansion="high" chart:style-name="ch4"/>
        <chart:plot-area chart:style-name="ch5" table:cell-range-address="'Test Ratio 0.6'.B2:'Test Ratio 0.6'.G14" chart:data-source-has-labels="both" svg:x="1.667cm" svg:y="2.155cm" svg:width="12.482cm" svg:height="5.701cm">
          <chartooo:coordinate-region svg:x="2.412cm" svg:y="2.351cm" svg:width="11.737cm" svg:height="4.866cm"/>
          <chart:axis chart:dimension="x" chart:name="primary-x" chart:style-name="ch6" chartooo:axis-type="auto">
            <chartooo:date-scale/>
            <chart:title svg:x="5.664cm" svg:y="8.037cm" chart:style-name="ch7">
              <text:p>Labeling period / feature length</text:p>
            </chart:title>
            <chart:categories table:cell-range-address="'Test Ratio 0.6'.C2:'Test Ratio 0.6'.G2"/>
          </chart:axis>
          <chart:axis chart:dimension="y" chart:name="primary-y" chart:style-name="ch8">
            <chart:title svg:x="0.451cm" svg:y="5.706cm" chart:style-name="ch9">
              <text:p>Accuracy
</text:p>
            </chart:title>
            <chart:grid chart:style-name="ch10" chart:class="major"/>
          </chart:axis>
          <chart:series chart:style-name="ch11" chart:values-cell-range-address="'Test Ratio 0.6'.C3:'Test Ratio 0.6'.G3" chart:label-cell-address="'Test Ratio 0.6'.B3:'Test Ratio 0.6'.B3" chart:class="chart:bar">
            <chart:data-point chart:repeated="5"/>
          </chart:series>
          <chart:series chart:style-name="ch12" chart:values-cell-range-address="'Test Ratio 0.6'.C4:'Test Ratio 0.6'.G4" chart:label-cell-address="'Test Ratio 0.6'.B4:'Test Ratio 0.6'.B4" chart:class="chart:bar">
            <chart:data-point chart:repeated="5"/>
          </chart:series>
          <chart:series chart:style-name="ch13" chart:values-cell-range-address="'Test Ratio 0.6'.C5:'Test Ratio 0.6'.G5" chart:label-cell-address="'Test Ratio 0.6'.B5:'Test Ratio 0.6'.B5" chart:class="chart:bar">
            <chart:data-point chart:repeated="5"/>
          </chart:series>
          <chart:series chart:style-name="ch14" chart:values-cell-range-address="'Test Ratio 0.6'.C6:'Test Ratio 0.6'.G6" chart:label-cell-address="'Test Ratio 0.6'.B6:'Test Ratio 0.6'.B6" chart:class="chart:bar">
            <chart:data-point chart:repeated="5"/>
          </chart:series>
          <chart:series chart:style-name="ch15" chart:values-cell-range-address="'Test Ratio 0.6'.C7:'Test Ratio 0.6'.G7" chart:label-cell-address="'Test Ratio 0.6'.B7:'Test Ratio 0.6'.B7" chart:class="chart:bar">
            <chart:data-point chart:repeated="5"/>
          </chart:series>
          <chart:series chart:style-name="ch16" chart:values-cell-range-address="'Test Ratio 0.6'.C8:'Test Ratio 0.6'.G8" chart:label-cell-address="'Test Ratio 0.6'.B8:'Test Ratio 0.6'.B8" chart:class="chart:bar">
            <chart:data-point chart:repeated="5"/>
          </chart:series>
          <chart:series chart:style-name="ch17" chart:values-cell-range-address="'Test Ratio 0.6'.C9:'Test Ratio 0.6'.G9" chart:label-cell-address="'Test Ratio 0.6'.B9:'Test Ratio 0.6'.B9" chart:class="chart:bar">
            <chart:data-point chart:repeated="5"/>
          </chart:series>
          <chart:series chart:style-name="ch18" chart:values-cell-range-address="'Test Ratio 0.6'.C10:'Test Ratio 0.6'.G10" chart:label-cell-address="'Test Ratio 0.6'.B10:'Test Ratio 0.6'.B10" chart:class="chart:bar">
            <chart:data-point chart:repeated="5"/>
          </chart:series>
          <chart:series chart:style-name="ch19" chart:values-cell-range-address="'Test Ratio 0.6'.C11:'Test Ratio 0.6'.G11" chart:label-cell-address="'Test Ratio 0.6'.B11:'Test Ratio 0.6'.B11" chart:class="chart:bar">
            <chart:data-point chart:repeated="5"/>
          </chart:series>
          <chart:series chart:style-name="ch20" chart:values-cell-range-address="'Test Ratio 0.6'.C12:'Test Ratio 0.6'.G12" chart:label-cell-address="'Test Ratio 0.6'.B12:'Test Ratio 0.6'.B12" chart:class="chart:bar">
            <chart:data-point chart:repeated="5"/>
          </chart:series>
          <chart:series chart:style-name="ch21" chart:values-cell-range-address="'Test Ratio 0.6'.C13:'Test Ratio 0.6'.G13" chart:label-cell-address="'Test Ratio 0.6'.B13:'Test Ratio 0.6'.B13" chart:class="chart:bar">
            <chart:data-point chart:repeated="5"/>
          </chart:series>
          <chart:series chart:style-name="ch22" chart:values-cell-range-address="'Test Ratio 0.6'.C14:'Test Ratio 0.6'.G14" chart:label-cell-address="'Test Ratio 0.6'.B14:'Test Ratio 0.6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6'.C2:'Test Ratio 0.6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6'.B3:'Test Ratio 0.6'.B3</svg:desc>
                </draw:g>
              </table:table-cell>
              <table:table-cell office:value-type="float" office:value="0.971615107026">
                <text:p>0.971615107026</text:p>
                <draw:g>
                  <svg:desc>'Test Ratio 0.6'.C3:'Test Ratio 0.6'.G3</svg:desc>
                </draw:g>
              </table:table-cell>
              <table:table-cell office:value-type="float" office:value="0.995658203543">
                <text:p>0.995658203543</text:p>
              </table:table-cell>
              <table:table-cell office:value-type="float" office:value="0.988123202888">
                <text:p>0.988123202888</text:p>
              </table:table-cell>
              <table:table-cell office:value-type="float" office:value="0.968050162909">
                <text:p>0.968050162909</text:p>
              </table:table-cell>
              <table:table-cell office:value-type="float" office:value="0.621675298907">
                <text:p>0.621675298907</text:p>
              </table:table-cell>
            </table:table-row>
            <table:table-row>
              <table:table-cell office:value-type="string">
                <text:p>2</text:p>
                <draw:g>
                  <svg:desc>'Test Ratio 0.6'.B4:'Test Ratio 0.6'.B4</svg:desc>
                </draw:g>
              </table:table-cell>
              <table:table-cell office:value-type="float" office:value="0.729379801202">
                <text:p>0.729379801202</text:p>
                <draw:g>
                  <svg:desc>'Test Ratio 0.6'.C4:'Test Ratio 0.6'.G4</svg:desc>
                </draw:g>
              </table:table-cell>
              <table:table-cell office:value-type="float" office:value="0.842662485494">
                <text:p>0.842662485494</text:p>
              </table:table-cell>
              <table:table-cell office:value-type="float" office:value="0.821836584808">
                <text:p>0.821836584808</text:p>
              </table:table-cell>
              <table:table-cell office:value-type="float" office:value="0.63663226809">
                <text:p>0.63663226809</text:p>
              </table:table-cell>
              <table:table-cell office:value-type="float" office:value="0.623659425892">
                <text:p>0.623659425892</text:p>
              </table:table-cell>
            </table:table-row>
            <table:table-row>
              <table:table-cell office:value-type="string">
                <text:p>3</text:p>
                <draw:g>
                  <svg:desc>'Test Ratio 0.6'.B5:'Test Ratio 0.6'.B5</svg:desc>
                </draw:g>
              </table:table-cell>
              <table:table-cell office:value-type="float" office:value="0.747474046984">
                <text:p>0.747474046984</text:p>
                <draw:g>
                  <svg:desc>'Test Ratio 0.6'.C5:'Test Ratio 0.6'.G5</svg:desc>
                </draw:g>
              </table:table-cell>
              <table:table-cell office:value-type="float" office:value="0.644309802045">
                <text:p>0.644309802045</text:p>
              </table:table-cell>
              <table:table-cell office:value-type="float" office:value="0.649778175102">
                <text:p>0.649778175102</text:p>
              </table:table-cell>
              <table:table-cell office:value-type="float" office:value="0.63663226809">
                <text:p>0.63663226809</text:p>
              </table:table-cell>
              <table:table-cell office:value-type="float" office:value="0.625643552876">
                <text:p>0.625643552876</text:p>
              </table:table-cell>
            </table:table-row>
            <table:table-row>
              <table:table-cell office:value-type="string">
                <text:p>4</text:p>
                <draw:g>
                  <svg:desc>'Test Ratio 0.6'.B6:'Test Ratio 0.6'.B6</svg:desc>
                </draw:g>
              </table:table-cell>
              <table:table-cell office:value-type="float" office:value="0.614396674223">
                <text:p>0.614396674223</text:p>
                <draw:g>
                  <svg:desc>'Test Ratio 0.6'.C6:'Test Ratio 0.6'.G6</svg:desc>
                </draw:g>
              </table:table-cell>
              <table:table-cell office:value-type="float" office:value="0.633849386109">
                <text:p>0.633849386109</text:p>
              </table:table-cell>
              <table:table-cell office:value-type="float" office:value="0.656868032608">
                <text:p>0.656868032608</text:p>
              </table:table-cell>
              <table:table-cell office:value-type="float" office:value="0.63663226809">
                <text:p>0.63663226809</text:p>
              </table:table-cell>
              <table:table-cell office:value-type="float" office:value="0.625643552876">
                <text:p>0.625643552876</text:p>
              </table:table-cell>
            </table:table-row>
            <table:table-row>
              <table:table-cell office:value-type="string">
                <text:p>5</text:p>
                <draw:g>
                  <svg:desc>'Test Ratio 0.6'.B7:'Test Ratio 0.6'.B7</svg:desc>
                </draw:g>
              </table:table-cell>
              <table:table-cell office:value-type="float" office:value="0.640333226626">
                <text:p>0.640333226626</text:p>
                <draw:g>
                  <svg:desc>'Test Ratio 0.6'.C7:'Test Ratio 0.6'.G7</svg:desc>
                </draw:g>
              </table:table-cell>
              <table:table-cell office:value-type="float" office:value="0.628344355257">
                <text:p>0.628344355257</text:p>
              </table:table-cell>
              <table:table-cell office:value-type="float" office:value="0.641488780677">
                <text:p>0.641488780677</text:p>
              </table:table-cell>
              <table:table-cell office:value-type="float" office:value="0.63663226809">
                <text:p>0.63663226809</text:p>
              </table:table-cell>
              <table:table-cell office:value-type="float" office:value="0.625643552876">
                <text:p>0.625643552876</text:p>
              </table:table-cell>
            </table:table-row>
            <table:table-row>
              <table:table-cell office:value-type="string">
                <text:p>10</text:p>
                <draw:g>
                  <svg:desc>'Test Ratio 0.6'.B8:'Test Ratio 0.6'.B8</svg:desc>
                </draw:g>
              </table:table-cell>
              <table:table-cell office:value-type="float" office:value="0.640333226626">
                <text:p>0.640333226626</text:p>
                <draw:g>
                  <svg:desc>'Test Ratio 0.6'.C8:'Test Ratio 0.6'.G8</svg:desc>
                </draw:g>
              </table:table-cell>
              <table:table-cell office:value-type="float" office:value="0.635199377456">
                <text:p>0.635199377456</text:p>
              </table:table-cell>
              <table:table-cell office:value-type="float" office:value="0.641488780677">
                <text:p>0.641488780677</text:p>
              </table:table-cell>
              <table:table-cell office:value-type="float" office:value="0.63663226809">
                <text:p>0.63663226809</text:p>
              </table:table-cell>
              <table:table-cell office:value-type="float" office:value="0.625643552876">
                <text:p>0.625643552876</text:p>
              </table:table-cell>
            </table:table-row>
            <table:table-row>
              <table:table-cell office:value-type="string">
                <text:p>30</text:p>
                <draw:g>
                  <svg:desc>'Test Ratio 0.6'.B9:'Test Ratio 0.6'.B9</svg:desc>
                </draw:g>
              </table:table-cell>
              <table:table-cell office:value-type="float" office:value="0.640333226626">
                <text:p>0.640333226626</text:p>
                <draw:g>
                  <svg:desc>'Test Ratio 0.6'.C9:'Test Ratio 0.6'.G9</svg:desc>
                </draw:g>
              </table:table-cell>
              <table:table-cell office:value-type="float" office:value="0.63392389533">
                <text:p>0.63392389533</text:p>
              </table:table-cell>
              <table:table-cell office:value-type="float" office:value="0.641488780677">
                <text:p>0.641488780677</text:p>
              </table:table-cell>
              <table:table-cell office:value-type="float" office:value="0.63663226809">
                <text:p>0.63663226809</text:p>
              </table:table-cell>
              <table:table-cell office:value-type="float" office:value="0.625643552876">
                <text:p>0.625643552876</text:p>
              </table:table-cell>
            </table:table-row>
            <table:table-row>
              <table:table-cell office:value-type="string">
                <text:p>60</text:p>
                <draw:g>
                  <svg:desc>'Test Ratio 0.6'.B10:'Test Ratio 0.6'.B10</svg:desc>
                </draw:g>
              </table:table-cell>
              <table:table-cell office:value-type="float" office:value="0.640333226626">
                <text:p>0.640333226626</text:p>
                <draw:g>
                  <svg:desc>'Test Ratio 0.6'.C10:'Test Ratio 0.6'.G10</svg:desc>
                </draw:g>
              </table:table-cell>
              <table:table-cell office:value-type="float" office:value="0.639522106972">
                <text:p>0.639522106972</text:p>
              </table:table-cell>
              <table:table-cell office:value-type="float" office:value="0.641488780677">
                <text:p>0.641488780677</text:p>
              </table:table-cell>
              <table:table-cell office:value-type="float" office:value="0.63663226809">
                <text:p>0.63663226809</text:p>
              </table:table-cell>
              <table:table-cell office:value-type="float" office:value="0.625643552876">
                <text:p>0.625643552876</text:p>
              </table:table-cell>
            </table:table-row>
            <table:table-row>
              <table:table-cell office:value-type="string">
                <text:p>300</text:p>
                <draw:g>
                  <svg:desc>'Test Ratio 0.6'.B11:'Test Ratio 0.6'.B11</svg:desc>
                </draw:g>
              </table:table-cell>
              <table:table-cell office:value-type="float" office:value="NaN">
                <text:p>NaN</text:p>
                <draw:g>
                  <svg:desc>'Test Ratio 0.6'.C11:'Test Ratio 0.6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63226809">
                <text:p>0.63663226809</text:p>
              </table:table-cell>
              <table:table-cell office:value-type="float" office:value="0.625643552876">
                <text:p>0.625643552876</text:p>
              </table:table-cell>
            </table:table-row>
            <table:table-row>
              <table:table-cell office:value-type="string">
                <text:p>600</text:p>
                <draw:g>
                  <svg:desc>'Test Ratio 0.6'.B12:'Test Ratio 0.6'.B12</svg:desc>
                </draw:g>
              </table:table-cell>
              <table:table-cell office:value-type="float" office:value="NaN">
                <text:p>NaN</text:p>
                <draw:g>
                  <svg:desc>'Test Ratio 0.6'.C12:'Test Ratio 0.6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643552876">
                <text:p>0.625643552876</text:p>
              </table:table-cell>
            </table:table-row>
            <table:table-row>
              <table:table-cell office:value-type="string">
                <text:p>900</text:p>
                <draw:g>
                  <svg:desc>'Test Ratio 0.6'.B13:'Test Ratio 0.6'.B13</svg:desc>
                </draw:g>
              </table:table-cell>
              <table:table-cell office:value-type="float" office:value="NaN">
                <text:p>NaN</text:p>
                <draw:g>
                  <svg:desc>'Test Ratio 0.6'.C13:'Test Ratio 0.6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643552876">
                <text:p>0.625643552876</text:p>
              </table:table-cell>
            </table:table-row>
            <table:table-row>
              <table:table-cell office:value-type="string">
                <text:p>1800</text:p>
                <draw:g>
                  <svg:desc>'Test Ratio 0.6'.B14:'Test Ratio 0.6'.B14</svg:desc>
                </draw:g>
              </table:table-cell>
              <table:table-cell office:value-type="float" office:value="NaN">
                <text:p>NaN</text:p>
                <draw:g>
                  <svg:desc>'Test Ratio 0.6'.C14:'Test Ratio 0.6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7</text:p>
        </chart:subtitle>
        <chart:legend chart:legend-position="end" svg:x="14.469cm" svg:y="1.51cm" style:legend-expansion="high" chart:style-name="ch4"/>
        <chart:plot-area chart:style-name="ch5" table:cell-range-address="'Test Ratio 0.7'.B2:'Test Ratio 0.7'.G14" chart:data-source-has-labels="both" svg:x="1.314cm" svg:y="2.155cm" svg:width="12.835cm" svg:height="5.701cm">
          <chartooo:coordinate-region svg:x="2.059cm" svg:y="2.351cm" svg:width="12.09cm" svg:height="4.866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7'.C2:'Test Ratio 0.7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7'.C3:'Test Ratio 0.7'.G3" chart:label-cell-address="'Test Ratio 0.7'.B3:'Test Ratio 0.7'.B3" chart:class="chart:bar">
            <chart:data-point chart:repeated="5"/>
          </chart:series>
          <chart:series chart:style-name="ch12" chart:values-cell-range-address="'Test Ratio 0.7'.C4:'Test Ratio 0.7'.G4" chart:label-cell-address="'Test Ratio 0.7'.B4:'Test Ratio 0.7'.B4" chart:class="chart:bar">
            <chart:data-point chart:repeated="5"/>
          </chart:series>
          <chart:series chart:style-name="ch13" chart:values-cell-range-address="'Test Ratio 0.7'.C5:'Test Ratio 0.7'.G5" chart:label-cell-address="'Test Ratio 0.7'.B5:'Test Ratio 0.7'.B5" chart:class="chart:bar">
            <chart:data-point chart:repeated="5"/>
          </chart:series>
          <chart:series chart:style-name="ch14" chart:values-cell-range-address="'Test Ratio 0.7'.C6:'Test Ratio 0.7'.G6" chart:label-cell-address="'Test Ratio 0.7'.B6:'Test Ratio 0.7'.B6" chart:class="chart:bar">
            <chart:data-point chart:repeated="5"/>
          </chart:series>
          <chart:series chart:style-name="ch15" chart:values-cell-range-address="'Test Ratio 0.7'.C7:'Test Ratio 0.7'.G7" chart:label-cell-address="'Test Ratio 0.7'.B7:'Test Ratio 0.7'.B7" chart:class="chart:bar">
            <chart:data-point chart:repeated="5"/>
          </chart:series>
          <chart:series chart:style-name="ch16" chart:values-cell-range-address="'Test Ratio 0.7'.C8:'Test Ratio 0.7'.G8" chart:label-cell-address="'Test Ratio 0.7'.B8:'Test Ratio 0.7'.B8" chart:class="chart:bar">
            <chart:data-point chart:repeated="5"/>
          </chart:series>
          <chart:series chart:style-name="ch17" chart:values-cell-range-address="'Test Ratio 0.7'.C9:'Test Ratio 0.7'.G9" chart:label-cell-address="'Test Ratio 0.7'.B9:'Test Ratio 0.7'.B9" chart:class="chart:bar">
            <chart:data-point chart:repeated="5"/>
          </chart:series>
          <chart:series chart:style-name="ch18" chart:values-cell-range-address="'Test Ratio 0.7'.C10:'Test Ratio 0.7'.G10" chart:label-cell-address="'Test Ratio 0.7'.B10:'Test Ratio 0.7'.B10" chart:class="chart:bar">
            <chart:data-point chart:repeated="5"/>
          </chart:series>
          <chart:series chart:style-name="ch19" chart:values-cell-range-address="'Test Ratio 0.7'.C11:'Test Ratio 0.7'.G11" chart:label-cell-address="'Test Ratio 0.7'.B11:'Test Ratio 0.7'.B11" chart:class="chart:bar">
            <chart:data-point chart:repeated="5"/>
          </chart:series>
          <chart:series chart:style-name="ch20" chart:values-cell-range-address="'Test Ratio 0.7'.C12:'Test Ratio 0.7'.G12" chart:label-cell-address="'Test Ratio 0.7'.B12:'Test Ratio 0.7'.B12" chart:class="chart:bar">
            <chart:data-point chart:repeated="5"/>
          </chart:series>
          <chart:series chart:style-name="ch21" chart:values-cell-range-address="'Test Ratio 0.7'.C13:'Test Ratio 0.7'.G13" chart:label-cell-address="'Test Ratio 0.7'.B13:'Test Ratio 0.7'.B13" chart:class="chart:bar">
            <chart:data-point chart:repeated="5"/>
          </chart:series>
          <chart:series chart:style-name="ch22" chart:values-cell-range-address="'Test Ratio 0.7'.C14:'Test Ratio 0.7'.G14" chart:label-cell-address="'Test Ratio 0.7'.B14:'Test Ratio 0.7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7'.C2:'Test Ratio 0.7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7'.B3:'Test Ratio 0.7'.B3</svg:desc>
                </draw:g>
              </table:table-cell>
              <table:table-cell office:value-type="float" office:value="0.200341113379">
                <text:p>0.200341113379</text:p>
                <draw:g>
                  <svg:desc>'Test Ratio 0.7'.C3:'Test Ratio 0.7'.G3</svg:desc>
                </draw:g>
              </table:table-cell>
              <table:table-cell office:value-type="float" office:value="0.998940047033">
                <text:p>0.998940047033</text:p>
              </table:table-cell>
              <table:table-cell office:value-type="float" office:value="0.845706236857">
                <text:p>0.845706236857</text:p>
              </table:table-cell>
              <table:table-cell office:value-type="float" office:value="0.594831480711">
                <text:p>0.594831480711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2</text:p>
                <draw:g>
                  <svg:desc>'Test Ratio 0.7'.B4:'Test Ratio 0.7'.B4</svg:desc>
                </draw:g>
              </table:table-cell>
              <table:table-cell office:value-type="float" office:value="0.400121978713">
                <text:p>0.400121978713</text:p>
                <draw:g>
                  <svg:desc>'Test Ratio 0.7'.C4:'Test Ratio 0.7'.G4</svg:desc>
                </draw:g>
              </table:table-cell>
              <table:table-cell office:value-type="float" office:value="0.66561095893">
                <text:p>0.66561095893</text:p>
              </table:table-cell>
              <table:table-cell office:value-type="float" office:value="0.641651550044">
                <text:p>0.641651550044</text:p>
              </table:table-cell>
              <table:table-cell office:value-type="float" office:value="0.63585360987">
                <text:p>0.63585360987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3</text:p>
                <draw:g>
                  <svg:desc>'Test Ratio 0.7'.B5:'Test Ratio 0.7'.B5</svg:desc>
                </draw:g>
              </table:table-cell>
              <table:table-cell office:value-type="float" office:value="0.56043338872">
                <text:p>0.56043338872</text:p>
                <draw:g>
                  <svg:desc>'Test Ratio 0.7'.C5:'Test Ratio 0.7'.G5</svg:desc>
                </draw:g>
              </table:table-cell>
              <table:table-cell office:value-type="float" office:value="0.633967328299">
                <text:p>0.633967328299</text:p>
              </table:table-cell>
              <table:table-cell office:value-type="float" office:value="0.641279526234">
                <text:p>0.641279526234</text:p>
              </table:table-cell>
              <table:table-cell office:value-type="float" office:value="0.63585360987">
                <text:p>0.63585360987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4</text:p>
                <draw:g>
                  <svg:desc>'Test Ratio 0.7'.B6:'Test Ratio 0.7'.B6</svg:desc>
                </draw:g>
              </table:table-cell>
              <table:table-cell office:value-type="float" office:value="0.640796333265">
                <text:p>0.640796333265</text:p>
                <draw:g>
                  <svg:desc>'Test Ratio 0.7'.C6:'Test Ratio 0.7'.G6</svg:desc>
                </draw:g>
              </table:table-cell>
              <table:table-cell office:value-type="float" office:value="0.64036787359">
                <text:p>0.64036787359</text:p>
              </table:table-cell>
              <table:table-cell office:value-type="float" office:value="0.641279526234">
                <text:p>0.641279526234</text:p>
              </table:table-cell>
              <table:table-cell office:value-type="float" office:value="0.63585360987">
                <text:p>0.63585360987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5</text:p>
                <draw:g>
                  <svg:desc>'Test Ratio 0.7'.B7:'Test Ratio 0.7'.B7</svg:desc>
                </draw:g>
              </table:table-cell>
              <table:table-cell office:value-type="float" office:value="0.640796333265">
                <text:p>0.640796333265</text:p>
                <draw:g>
                  <svg:desc>'Test Ratio 0.7'.C7:'Test Ratio 0.7'.G7</svg:desc>
                </draw:g>
              </table:table-cell>
              <table:table-cell office:value-type="float" office:value="0.64036787359">
                <text:p>0.64036787359</text:p>
              </table:table-cell>
              <table:table-cell office:value-type="float" office:value="0.641279526234">
                <text:p>0.641279526234</text:p>
              </table:table-cell>
              <table:table-cell office:value-type="float" office:value="0.63585360987">
                <text:p>0.63585360987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10</text:p>
                <draw:g>
                  <svg:desc>'Test Ratio 0.7'.B8:'Test Ratio 0.7'.B8</svg:desc>
                </draw:g>
              </table:table-cell>
              <table:table-cell office:value-type="float" office:value="0.640796333265">
                <text:p>0.640796333265</text:p>
                <draw:g>
                  <svg:desc>'Test Ratio 0.7'.C8:'Test Ratio 0.7'.G8</svg:desc>
                </draw:g>
              </table:table-cell>
              <table:table-cell office:value-type="float" office:value="0.64036787359">
                <text:p>0.64036787359</text:p>
              </table:table-cell>
              <table:table-cell office:value-type="float" office:value="0.641279526234">
                <text:p>0.641279526234</text:p>
              </table:table-cell>
              <table:table-cell office:value-type="float" office:value="0.63585360987">
                <text:p>0.63585360987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30</text:p>
                <draw:g>
                  <svg:desc>'Test Ratio 0.7'.B9:'Test Ratio 0.7'.B9</svg:desc>
                </draw:g>
              </table:table-cell>
              <table:table-cell office:value-type="float" office:value="0.636256074418">
                <text:p>0.636256074418</text:p>
                <draw:g>
                  <svg:desc>'Test Ratio 0.7'.C9:'Test Ratio 0.7'.G9</svg:desc>
                </draw:g>
              </table:table-cell>
              <table:table-cell office:value-type="float" office:value="0.64036787359">
                <text:p>0.64036787359</text:p>
              </table:table-cell>
              <table:table-cell office:value-type="float" office:value="0.641279526234">
                <text:p>0.641279526234</text:p>
              </table:table-cell>
              <table:table-cell office:value-type="float" office:value="0.63585360987">
                <text:p>0.63585360987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60</text:p>
                <draw:g>
                  <svg:desc>'Test Ratio 0.7'.B10:'Test Ratio 0.7'.B10</svg:desc>
                </draw:g>
              </table:table-cell>
              <table:table-cell office:value-type="float" office:value="0.640796333265">
                <text:p>0.640796333265</text:p>
                <draw:g>
                  <svg:desc>'Test Ratio 0.7'.C10:'Test Ratio 0.7'.G10</svg:desc>
                </draw:g>
              </table:table-cell>
              <table:table-cell office:value-type="float" office:value="0.64036787359">
                <text:p>0.64036787359</text:p>
              </table:table-cell>
              <table:table-cell office:value-type="float" office:value="0.64127952623">
                <text:p>0.64127952623</text:p>
              </table:table-cell>
              <table:table-cell office:value-type="float" office:value="0.63585360987">
                <text:p>0.63585360987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300</text:p>
                <draw:g>
                  <svg:desc>'Test Ratio 0.7'.B11:'Test Ratio 0.7'.B11</svg:desc>
                </draw:g>
              </table:table-cell>
              <table:table-cell office:value-type="float" office:value="NaN">
                <text:p>NaN</text:p>
                <draw:g>
                  <svg:desc>'Test Ratio 0.7'.C11:'Test Ratio 0.7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85360987">
                <text:p>0.63585360987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600</text:p>
                <draw:g>
                  <svg:desc>'Test Ratio 0.7'.B12:'Test Ratio 0.7'.B12</svg:desc>
                </draw:g>
              </table:table-cell>
              <table:table-cell office:value-type="float" office:value="NaN">
                <text:p>NaN</text:p>
                <draw:g>
                  <svg:desc>'Test Ratio 0.7'.C12:'Test Ratio 0.7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900</text:p>
                <draw:g>
                  <svg:desc>'Test Ratio 0.7'.B13:'Test Ratio 0.7'.B13</svg:desc>
                </draw:g>
              </table:table-cell>
              <table:table-cell office:value-type="float" office:value="NaN">
                <text:p>NaN</text:p>
                <draw:g>
                  <svg:desc>'Test Ratio 0.7'.C13:'Test Ratio 0.7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1800</text:p>
                <draw:g>
                  <svg:desc>'Test Ratio 0.7'.B14:'Test Ratio 0.7'.B14</svg:desc>
                </draw:g>
              </table:table-cell>
              <table:table-cell office:value-type="float" office:value="NaN">
                <text:p>NaN</text:p>
                <draw:g>
                  <svg:desc>'Test Ratio 0.7'.C14:'Test Ratio 0.7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cm" svg:y="0.316cm" chart:style-name="ch2">
          <text:p>Occupancy Sensing Accuracy vs Labeling Period</text:p>
        </chart:title>
        <chart:subtitle svg:x="6.492cm" svg:y="1.302cm" chart:style-name="ch3">
          <text:p>with test ratio 0.4</text:p>
        </chart:subtitle>
        <chart:legend chart:legend-position="end" svg:x="14.469cm" svg:y="1.51cm" style:legend-expansion="high" chart:style-name="ch4"/>
        <chart:plot-area chart:style-name="ch5" table:cell-range-address="'Test Ratio 0.4'.B2:'Test Ratio 0.4'.G14" chart:data-source-has-labels="both" svg:x="1.314cm" svg:y="2.155cm" svg:width="12.835cm" svg:height="5.701cm">
          <chartooo:coordinate-region svg:x="2.059cm" svg:y="2.351cm" svg:width="12.09cm" svg:height="4.866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4'.C2:'Test Ratio 0.4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4'.C3:'Test Ratio 0.4'.G3" chart:label-cell-address="'Test Ratio 0.4'.B3:'Test Ratio 0.4'.B3" chart:class="chart:bar">
            <chart:data-point chart:repeated="5"/>
          </chart:series>
          <chart:series chart:style-name="ch12" chart:values-cell-range-address="'Test Ratio 0.4'.C4:'Test Ratio 0.4'.G4" chart:label-cell-address="'Test Ratio 0.4'.B4:'Test Ratio 0.4'.B4" chart:class="chart:bar">
            <chart:data-point chart:repeated="5"/>
          </chart:series>
          <chart:series chart:style-name="ch13" chart:values-cell-range-address="'Test Ratio 0.4'.C5:'Test Ratio 0.4'.G5" chart:label-cell-address="'Test Ratio 0.4'.B5:'Test Ratio 0.4'.B5" chart:class="chart:bar">
            <chart:data-point chart:repeated="5"/>
          </chart:series>
          <chart:series chart:style-name="ch14" chart:values-cell-range-address="'Test Ratio 0.4'.C6:'Test Ratio 0.4'.G6" chart:label-cell-address="'Test Ratio 0.4'.B6:'Test Ratio 0.4'.B6" chart:class="chart:bar">
            <chart:data-point chart:repeated="5"/>
          </chart:series>
          <chart:series chart:style-name="ch15" chart:values-cell-range-address="'Test Ratio 0.4'.C7:'Test Ratio 0.4'.G7" chart:label-cell-address="'Test Ratio 0.4'.B7:'Test Ratio 0.4'.B7" chart:class="chart:bar">
            <chart:data-point chart:repeated="5"/>
          </chart:series>
          <chart:series chart:style-name="ch16" chart:values-cell-range-address="'Test Ratio 0.4'.C8:'Test Ratio 0.4'.G8" chart:label-cell-address="'Test Ratio 0.4'.B8:'Test Ratio 0.4'.B8" chart:class="chart:bar">
            <chart:data-point chart:repeated="5"/>
          </chart:series>
          <chart:series chart:style-name="ch17" chart:values-cell-range-address="'Test Ratio 0.4'.C9:'Test Ratio 0.4'.G9" chart:label-cell-address="'Test Ratio 0.4'.B9:'Test Ratio 0.4'.B9" chart:class="chart:bar">
            <chart:data-point chart:repeated="5"/>
          </chart:series>
          <chart:series chart:style-name="ch18" chart:values-cell-range-address="'Test Ratio 0.4'.C10:'Test Ratio 0.4'.G10" chart:label-cell-address="'Test Ratio 0.4'.B10:'Test Ratio 0.4'.B10" chart:class="chart:bar">
            <chart:data-point chart:repeated="5"/>
          </chart:series>
          <chart:series chart:style-name="ch19" chart:values-cell-range-address="'Test Ratio 0.4'.C11:'Test Ratio 0.4'.G11" chart:label-cell-address="'Test Ratio 0.4'.B11:'Test Ratio 0.4'.B11" chart:class="chart:bar">
            <chart:data-point chart:repeated="5"/>
          </chart:series>
          <chart:series chart:style-name="ch20" chart:values-cell-range-address="'Test Ratio 0.4'.C12:'Test Ratio 0.4'.G12" chart:label-cell-address="'Test Ratio 0.4'.B12:'Test Ratio 0.4'.B12" chart:class="chart:bar">
            <chart:data-point chart:repeated="5"/>
          </chart:series>
          <chart:series chart:style-name="ch21" chart:values-cell-range-address="'Test Ratio 0.4'.C13:'Test Ratio 0.4'.G13" chart:label-cell-address="'Test Ratio 0.4'.B13:'Test Ratio 0.4'.B13" chart:class="chart:bar">
            <chart:data-point chart:repeated="5"/>
          </chart:series>
          <chart:series chart:style-name="ch22" chart:values-cell-range-address="'Test Ratio 0.4'.C14:'Test Ratio 0.4'.G14" chart:label-cell-address="'Test Ratio 0.4'.B14:'Test Ratio 0.4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4'.C2:'Test Ratio 0.4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4'.B3:'Test Ratio 0.4'.B3</svg:desc>
                </draw:g>
              </table:table-cell>
              <table:table-cell office:value-type="float" office:value="1">
                <text:p>1</text:p>
                <draw:g>
                  <svg:desc>'Test Ratio 0.4'.C3:'Test Ratio 0.4'.G3</svg:desc>
                </draw:g>
              </table:table-cell>
              <table:table-cell office:value-type="float" office:value="0.379075481674">
                <text:p>0.379075481674</text:p>
              </table:table-cell>
              <table:table-cell office:value-type="float" office:value="0.860087080477">
                <text:p>0.860087080477</text:p>
              </table:table-cell>
              <table:table-cell office:value-type="float" office:value="0.77784263618">
                <text:p>0.77784263618</text:p>
              </table:table-cell>
              <table:table-cell office:value-type="float" office:value="0.568076814059">
                <text:p>0.568076814059</text:p>
              </table:table-cell>
            </table:table-row>
            <table:table-row>
              <table:table-cell office:value-type="string">
                <text:p>2</text:p>
                <draw:g>
                  <svg:desc>'Test Ratio 0.4'.B4:'Test Ratio 0.4'.B4</svg:desc>
                </draw:g>
              </table:table-cell>
              <table:table-cell office:value-type="float" office:value="0.752835856292">
                <text:p>0.752835856292</text:p>
                <draw:g>
                  <svg:desc>'Test Ratio 0.4'.C4:'Test Ratio 0.4'.G4</svg:desc>
                </draw:g>
              </table:table-cell>
              <table:table-cell office:value-type="float" office:value="0.437903902751">
                <text:p>0.437903902751</text:p>
              </table:table-cell>
              <table:table-cell office:value-type="float" office:value="0.852176035146">
                <text:p>0.852176035146</text:p>
              </table:table-cell>
              <table:table-cell office:value-type="float" office:value="0.639053686743">
                <text:p>0.639053686743</text:p>
              </table:table-cell>
              <table:table-cell office:value-type="float" office:value="0.608652210884">
                <text:p>0.608652210884</text:p>
              </table:table-cell>
            </table:table-row>
            <table:table-row>
              <table:table-cell office:value-type="string">
                <text:p>3</text:p>
                <draw:g>
                  <svg:desc>'Test Ratio 0.4'.B5:'Test Ratio 0.4'.B5</svg:desc>
                </draw:g>
              </table:table-cell>
              <table:table-cell office:value-type="float" office:value="0.776173463337">
                <text:p>0.776173463337</text:p>
                <draw:g>
                  <svg:desc>'Test Ratio 0.4'.C5:'Test Ratio 0.4'.G5</svg:desc>
                </draw:g>
              </table:table-cell>
              <table:table-cell office:value-type="float" office:value="0.574301888415">
                <text:p>0.574301888415</text:p>
              </table:table-cell>
              <table:table-cell office:value-type="float" office:value="0.781750590741">
                <text:p>0.781750590741</text:p>
              </table:table-cell>
              <table:table-cell office:value-type="float" office:value="0.65392819715">
                <text:p>0.65392819715</text:p>
              </table:table-cell>
              <table:table-cell office:value-type="float" office:value="0.611628401361">
                <text:p>0.611628401361</text:p>
              </table:table-cell>
            </table:table-row>
            <table:table-row>
              <table:table-cell office:value-type="string">
                <text:p>4</text:p>
                <draw:g>
                  <svg:desc>'Test Ratio 0.4'.B6:'Test Ratio 0.4'.B6</svg:desc>
                </draw:g>
              </table:table-cell>
              <table:table-cell office:value-type="float" office:value="0.719939315334">
                <text:p>0.719939315334</text:p>
                <draw:g>
                  <svg:desc>'Test Ratio 0.4'.C6:'Test Ratio 0.4'.G6</svg:desc>
                </draw:g>
              </table:table-cell>
              <table:table-cell office:value-type="float" office:value="0.670947232612">
                <text:p>0.670947232612</text:p>
              </table:table-cell>
              <table:table-cell office:value-type="float" office:value="0.711292636302">
                <text:p>0.711292636302</text:p>
              </table:table-cell>
              <table:table-cell office:value-type="float" office:value="0.637778176539">
                <text:p>0.637778176539</text:p>
              </table:table-cell>
              <table:table-cell office:value-type="float" office:value="0.627465986395">
                <text:p>0.627465986395</text:p>
              </table:table-cell>
            </table:table-row>
            <table:table-row>
              <table:table-cell office:value-type="string">
                <text:p>5</text:p>
                <draw:g>
                  <svg:desc>'Test Ratio 0.4'.B7:'Test Ratio 0.4'.B7</svg:desc>
                </draw:g>
              </table:table-cell>
              <table:table-cell office:value-type="float" office:value="0.574372910979">
                <text:p>0.574372910979</text:p>
                <draw:g>
                  <svg:desc>'Test Ratio 0.4'.C7:'Test Ratio 0.4'.G7</svg:desc>
                </draw:g>
              </table:table-cell>
              <table:table-cell office:value-type="float" office:value="0.597838136657">
                <text:p>0.597838136657</text:p>
              </table:table-cell>
              <table:table-cell office:value-type="float" office:value="0.642514713451">
                <text:p>0.642514713451</text:p>
              </table:table-cell>
              <table:table-cell office:value-type="float" office:value="0.637778176539">
                <text:p>0.637778176539</text:p>
              </table:table-cell>
              <table:table-cell office:value-type="float" office:value="0.627465986395">
                <text:p>0.627465986395</text:p>
              </table:table-cell>
            </table:table-row>
            <table:table-row>
              <table:table-cell office:value-type="string">
                <text:p>10</text:p>
                <draw:g>
                  <svg:desc>'Test Ratio 0.4'.B8:'Test Ratio 0.4'.B8</svg:desc>
                </draw:g>
              </table:table-cell>
              <table:table-cell office:value-type="float" office:value="0.644654052338">
                <text:p>0.644654052338</text:p>
                <draw:g>
                  <svg:desc>'Test Ratio 0.4'.C8:'Test Ratio 0.4'.G8</svg:desc>
                </draw:g>
              </table:table-cell>
              <table:table-cell office:value-type="float" office:value="0.623322413296">
                <text:p>0.623322413296</text:p>
              </table:table-cell>
              <table:table-cell office:value-type="float" office:value="0.64974470684">
                <text:p>0.64974470684</text:p>
              </table:table-cell>
              <table:table-cell office:value-type="float" office:value="0.637778176539">
                <text:p>0.637778176539</text:p>
              </table:table-cell>
              <table:table-cell office:value-type="float" office:value="0.627465986395">
                <text:p>0.627465986395</text:p>
              </table:table-cell>
            </table:table-row>
            <table:table-row>
              <table:table-cell office:value-type="string">
                <text:p>30</text:p>
                <draw:g>
                  <svg:desc>'Test Ratio 0.4'.B9:'Test Ratio 0.4'.B9</svg:desc>
                </draw:g>
              </table:table-cell>
              <table:table-cell office:value-type="float" office:value="0.644875853502">
                <text:p>0.644875853502</text:p>
                <draw:g>
                  <svg:desc>'Test Ratio 0.4'.C9:'Test Ratio 0.4'.G9</svg:desc>
                </draw:g>
              </table:table-cell>
              <table:table-cell office:value-type="float" office:value="0.642813920128">
                <text:p>0.642813920128</text:p>
              </table:table-cell>
              <table:table-cell office:value-type="float" office:value="0.649012941911">
                <text:p>0.649012941911</text:p>
              </table:table-cell>
              <table:table-cell office:value-type="float" office:value="0.637778176539">
                <text:p>0.637778176539</text:p>
              </table:table-cell>
              <table:table-cell office:value-type="float" office:value="0.627465986395">
                <text:p>0.627465986395</text:p>
              </table:table-cell>
            </table:table-row>
            <table:table-row>
              <table:table-cell office:value-type="string">
                <text:p>60</text:p>
                <draw:g>
                  <svg:desc>'Test Ratio 0.4'.B10:'Test Ratio 0.4'.B10</svg:desc>
                </draw:g>
              </table:table-cell>
              <table:table-cell office:value-type="float" office:value="0.636506026832">
                <text:p>0.636506026832</text:p>
                <draw:g>
                  <svg:desc>'Test Ratio 0.4'.C10:'Test Ratio 0.4'.G10</svg:desc>
                </draw:g>
              </table:table-cell>
              <table:table-cell office:value-type="float" office:value="0.642813920128">
                <text:p>0.642813920128</text:p>
              </table:table-cell>
              <table:table-cell office:value-type="float" office:value="0.645617722713">
                <text:p>0.645617722713</text:p>
              </table:table-cell>
              <table:table-cell office:value-type="float" office:value="0.637778176539">
                <text:p>0.637778176539</text:p>
              </table:table-cell>
              <table:table-cell office:value-type="float" office:value="0.627465986395">
                <text:p>0.627465986395</text:p>
              </table:table-cell>
            </table:table-row>
            <table:table-row>
              <table:table-cell office:value-type="string">
                <text:p>300</text:p>
                <draw:g>
                  <svg:desc>'Test Ratio 0.4'.B11:'Test Ratio 0.4'.B11</svg:desc>
                </draw:g>
              </table:table-cell>
              <table:table-cell office:value-type="float" office:value="NaN">
                <text:p>NaN</text:p>
                <draw:g>
                  <svg:desc>'Test Ratio 0.4'.C11:'Test Ratio 0.4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778176539">
                <text:p>0.637778176539</text:p>
              </table:table-cell>
              <table:table-cell office:value-type="float" office:value="0.627465986395">
                <text:p>0.627465986395</text:p>
              </table:table-cell>
            </table:table-row>
            <table:table-row>
              <table:table-cell office:value-type="string">
                <text:p>600</text:p>
                <draw:g>
                  <svg:desc>'Test Ratio 0.4'.B12:'Test Ratio 0.4'.B12</svg:desc>
                </draw:g>
              </table:table-cell>
              <table:table-cell office:value-type="float" office:value="NaN">
                <text:p>NaN</text:p>
                <draw:g>
                  <svg:desc>'Test Ratio 0.4'.C12:'Test Ratio 0.4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465986395">
                <text:p>0.627465986395</text:p>
              </table:table-cell>
            </table:table-row>
            <table:table-row>
              <table:table-cell office:value-type="string">
                <text:p>900</text:p>
                <draw:g>
                  <svg:desc>'Test Ratio 0.4'.B13:'Test Ratio 0.4'.B13</svg:desc>
                </draw:g>
              </table:table-cell>
              <table:table-cell office:value-type="float" office:value="NaN">
                <text:p>NaN</text:p>
                <draw:g>
                  <svg:desc>'Test Ratio 0.4'.C13:'Test Ratio 0.4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465986395">
                <text:p>0.627465986395</text:p>
              </table:table-cell>
            </table:table-row>
            <table:table-row>
              <table:table-cell office:value-type="string">
                <text:p>1800</text:p>
                <draw:g>
                  <svg:desc>'Test Ratio 0.4'.B14:'Test Ratio 0.4'.B14</svg:desc>
                </draw:g>
              </table:table-cell>
              <table:table-cell office:value-type="float" office:value="NaN">
                <text:p>NaN</text:p>
                <draw:g>
                  <svg:desc>'Test Ratio 0.4'.C14:'Test Ratio 0.4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5.986cm" svg:height="8.996cm" xlink:href=".." xlink:type="simple" chart:class="chart:bar" chart:style-name="ch1">
        <chart:title svg:x="3.121cm" svg:y="0.315cm" chart:style-name="ch2">
          <text:p>Occupancy sensing accuracy vs labeling period</text:p>
        </chart:title>
        <chart:subtitle svg:x="6.485cm" svg:y="1.3cm" chart:style-name="ch3">
          <text:p>with test ratio 0.8</text:p>
        </chart:subtitle>
        <chart:legend chart:legend-position="end" svg:x="14.455cm" svg:y="1.508cm" style:legend-expansion="high" chart:style-name="ch4"/>
        <chart:plot-area chart:style-name="ch5" table:cell-range-address="'Test Ratio 0.8'.B2:'Test Ratio 0.8'.G14" chart:data-source-has-labels="both" svg:x="1.313cm" svg:y="2.152cm" svg:width="12.823cm" svg:height="5.701cm">
          <chartooo:coordinate-region svg:x="2.058cm" svg:y="2.348cm" svg:width="12.078cm" svg:height="4.866cm"/>
          <chart:axis chart:dimension="x" chart:name="primary-x" chart:style-name="ch6" chartooo:axis-type="auto">
            <chartooo:date-scale/>
            <chart:title svg:x="5.48cm" svg:y="8.033cm" chart:style-name="ch7">
              <text:p>Labeling period / feature length</text:p>
            </chart:title>
            <chart:categories table:cell-range-address="'Test Ratio 0.8'.C2:'Test Ratio 0.8'.G2"/>
          </chart:axis>
          <chart:axis chart:dimension="y" chart:name="primary-y" chart:style-name="ch8">
            <chart:title svg:x="0.451cm" svg:y="5.703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8'.C3:'Test Ratio 0.8'.G3" chart:label-cell-address="'Test Ratio 0.8'.B3:'Test Ratio 0.8'.B3" chart:class="chart:bar">
            <chart:data-point chart:repeated="5"/>
          </chart:series>
          <chart:series chart:style-name="ch12" chart:values-cell-range-address="'Test Ratio 0.8'.C4:'Test Ratio 0.8'.G4" chart:label-cell-address="'Test Ratio 0.8'.B4:'Test Ratio 0.8'.B4" chart:class="chart:bar">
            <chart:data-point chart:repeated="5"/>
          </chart:series>
          <chart:series chart:style-name="ch13" chart:values-cell-range-address="'Test Ratio 0.8'.C5:'Test Ratio 0.8'.G5" chart:label-cell-address="'Test Ratio 0.8'.B5:'Test Ratio 0.8'.B5" chart:class="chart:bar">
            <chart:data-point chart:repeated="5"/>
          </chart:series>
          <chart:series chart:style-name="ch14" chart:values-cell-range-address="'Test Ratio 0.8'.C6:'Test Ratio 0.8'.G6" chart:label-cell-address="'Test Ratio 0.8'.B6:'Test Ratio 0.8'.B6" chart:class="chart:bar">
            <chart:data-point chart:repeated="5"/>
          </chart:series>
          <chart:series chart:style-name="ch15" chart:values-cell-range-address="'Test Ratio 0.8'.C7:'Test Ratio 0.8'.G7" chart:label-cell-address="'Test Ratio 0.8'.B7:'Test Ratio 0.8'.B7" chart:class="chart:bar">
            <chart:data-point chart:repeated="5"/>
          </chart:series>
          <chart:series chart:style-name="ch16" chart:values-cell-range-address="'Test Ratio 0.8'.C8:'Test Ratio 0.8'.G8" chart:label-cell-address="'Test Ratio 0.8'.B8:'Test Ratio 0.8'.B8" chart:class="chart:bar">
            <chart:data-point chart:repeated="5"/>
          </chart:series>
          <chart:series chart:style-name="ch17" chart:values-cell-range-address="'Test Ratio 0.8'.C9:'Test Ratio 0.8'.G9" chart:label-cell-address="'Test Ratio 0.8'.B9:'Test Ratio 0.8'.B9" chart:class="chart:bar">
            <chart:data-point chart:repeated="5"/>
          </chart:series>
          <chart:series chart:style-name="ch18" chart:values-cell-range-address="'Test Ratio 0.8'.C10:'Test Ratio 0.8'.G10" chart:label-cell-address="'Test Ratio 0.8'.B10:'Test Ratio 0.8'.B10" chart:class="chart:bar">
            <chart:data-point chart:repeated="5"/>
          </chart:series>
          <chart:series chart:style-name="ch19" chart:values-cell-range-address="'Test Ratio 0.8'.C11:'Test Ratio 0.8'.G11" chart:label-cell-address="'Test Ratio 0.8'.B11:'Test Ratio 0.8'.B11" chart:class="chart:bar">
            <chart:data-point chart:repeated="5"/>
          </chart:series>
          <chart:series chart:style-name="ch20" chart:values-cell-range-address="'Test Ratio 0.8'.C12:'Test Ratio 0.8'.G12" chart:label-cell-address="'Test Ratio 0.8'.B12:'Test Ratio 0.8'.B12" chart:class="chart:bar">
            <chart:data-point chart:repeated="5"/>
          </chart:series>
          <chart:series chart:style-name="ch21" chart:values-cell-range-address="'Test Ratio 0.8'.C13:'Test Ratio 0.8'.G13" chart:label-cell-address="'Test Ratio 0.8'.B13:'Test Ratio 0.8'.B13" chart:class="chart:bar">
            <chart:data-point chart:repeated="5"/>
          </chart:series>
          <chart:series chart:style-name="ch22" chart:values-cell-range-address="'Test Ratio 0.8'.C14:'Test Ratio 0.8'.G14" chart:label-cell-address="'Test Ratio 0.8'.B14:'Test Ratio 0.8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8'.C2:'Test Ratio 0.8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8'.B3:'Test Ratio 0.8'.B3</svg:desc>
                </draw:g>
              </table:table-cell>
              <table:table-cell office:value-type="float" office:value="0.986756027884">
                <text:p>0.986756027884</text:p>
                <draw:g>
                  <svg:desc>'Test Ratio 0.8'.C3:'Test Ratio 0.8'.G3</svg:desc>
                </draw:g>
              </table:table-cell>
              <table:table-cell office:value-type="float" office:value="0.293780090095">
                <text:p>0.293780090095</text:p>
              </table:table-cell>
              <table:table-cell office:value-type="float" office:value="0.370314268056">
                <text:p>0.370314268056</text:p>
              </table:table-cell>
              <table:table-cell office:value-type="float" office:value="0.626731841904">
                <text:p>0.626731841904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2</text:p>
                <draw:g>
                  <svg:desc>'Test Ratio 0.8'.B4:'Test Ratio 0.8'.B4</svg:desc>
                </draw:g>
              </table:table-cell>
              <table:table-cell office:value-type="float" office:value="0.728045005724">
                <text:p>0.728045005724</text:p>
                <draw:g>
                  <svg:desc>'Test Ratio 0.8'.C4:'Test Ratio 0.8'.G4</svg:desc>
                </draw:g>
              </table:table-cell>
              <table:table-cell office:value-type="float" office:value="0.640724210699">
                <text:p>0.640724210699</text:p>
              </table:table-cell>
              <table:table-cell office:value-type="float" office:value="0.640342651057">
                <text:p>0.640342651057</text:p>
              </table:table-cell>
              <table:table-cell office:value-type="float" office:value="0.637002766497">
                <text:p>0.637002766497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3</text:p>
                <draw:g>
                  <svg:desc>'Test Ratio 0.8'.B5:'Test Ratio 0.8'.B5</svg:desc>
                </draw:g>
              </table:table-cell>
              <table:table-cell office:value-type="float" office:value="0.636258269946">
                <text:p>0.636258269946</text:p>
                <draw:g>
                  <svg:desc>'Test Ratio 0.8'.C5:'Test Ratio 0.8'.G5</svg:desc>
                </draw:g>
              </table:table-cell>
              <table:table-cell office:value-type="float" office:value="0.640724210699">
                <text:p>0.640724210699</text:p>
              </table:table-cell>
              <table:table-cell office:value-type="float" office:value="0.64168360043">
                <text:p>0.64168360043</text:p>
              </table:table-cell>
              <table:table-cell office:value-type="float" office:value="0.637002766497">
                <text:p>0.637002766497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4</text:p>
                <draw:g>
                  <svg:desc>'Test Ratio 0.8'.B6:'Test Ratio 0.8'.B6</svg:desc>
                </draw:g>
              </table:table-cell>
              <table:table-cell office:value-type="float" office:value="0.639667150977">
                <text:p>0.639667150977</text:p>
                <draw:g>
                  <svg:desc>'Test Ratio 0.8'.C6:'Test Ratio 0.8'.G6</svg:desc>
                </draw:g>
              </table:table-cell>
              <table:table-cell office:value-type="float" office:value="0.640724210699">
                <text:p>0.640724210699</text:p>
              </table:table-cell>
              <table:table-cell office:value-type="float" office:value="0.64168360043">
                <text:p>0.64168360043</text:p>
              </table:table-cell>
              <table:table-cell office:value-type="float" office:value="0.637002766497">
                <text:p>0.637002766497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5</text:p>
                <draw:g>
                  <svg:desc>'Test Ratio 0.8'.B7:'Test Ratio 0.8'.B7</svg:desc>
                </draw:g>
              </table:table-cell>
              <table:table-cell office:value-type="float" office:value="0.639667150977">
                <text:p>0.639667150977</text:p>
                <draw:g>
                  <svg:desc>'Test Ratio 0.8'.C7:'Test Ratio 0.8'.G7</svg:desc>
                </draw:g>
              </table:table-cell>
              <table:table-cell office:value-type="float" office:value="0.640724210699">
                <text:p>0.640724210699</text:p>
              </table:table-cell>
              <table:table-cell office:value-type="float" office:value="0.64168360043">
                <text:p>0.64168360043</text:p>
              </table:table-cell>
              <table:table-cell office:value-type="float" office:value="0.637002766497">
                <text:p>0.637002766497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10</text:p>
                <draw:g>
                  <svg:desc>'Test Ratio 0.8'.B8:'Test Ratio 0.8'.B8</svg:desc>
                </draw:g>
              </table:table-cell>
              <table:table-cell office:value-type="float" office:value="0.639667150977">
                <text:p>0.639667150977</text:p>
                <draw:g>
                  <svg:desc>'Test Ratio 0.8'.C8:'Test Ratio 0.8'.G8</svg:desc>
                </draw:g>
              </table:table-cell>
              <table:table-cell office:value-type="float" office:value="0.640724210699">
                <text:p>0.640724210699</text:p>
              </table:table-cell>
              <table:table-cell office:value-type="float" office:value="0.64168360043">
                <text:p>0.64168360043</text:p>
              </table:table-cell>
              <table:table-cell office:value-type="float" office:value="0.637002766497">
                <text:p>0.637002766497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30</text:p>
                <draw:g>
                  <svg:desc>'Test Ratio 0.8'.B9:'Test Ratio 0.8'.B9</svg:desc>
                </draw:g>
              </table:table-cell>
              <table:table-cell office:value-type="float" office:value="0.639667150977">
                <text:p>0.639667150977</text:p>
                <draw:g>
                  <svg:desc>'Test Ratio 0.8'.C9:'Test Ratio 0.8'.G9</svg:desc>
                </draw:g>
              </table:table-cell>
              <table:table-cell office:value-type="float" office:value="0.640724210699">
                <text:p>0.640724210699</text:p>
              </table:table-cell>
              <table:table-cell office:value-type="float" office:value="0.64168360043">
                <text:p>0.64168360043</text:p>
              </table:table-cell>
              <table:table-cell office:value-type="float" office:value="0.637002766497">
                <text:p>0.637002766497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60</text:p>
                <draw:g>
                  <svg:desc>'Test Ratio 0.8'.B10:'Test Ratio 0.8'.B10</svg:desc>
                </draw:g>
              </table:table-cell>
              <table:table-cell office:value-type="float" office:value="0.639667150977">
                <text:p>0.639667150977</text:p>
                <draw:g>
                  <svg:desc>'Test Ratio 0.8'.C10:'Test Ratio 0.8'.G10</svg:desc>
                </draw:g>
              </table:table-cell>
              <table:table-cell office:value-type="float" office:value="0.640724210699">
                <text:p>0.640724210699</text:p>
              </table:table-cell>
              <table:table-cell office:value-type="float" office:value="0.64168360043">
                <text:p>0.64168360043</text:p>
              </table:table-cell>
              <table:table-cell office:value-type="float" office:value="0.637002766497">
                <text:p>0.637002766497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300</text:p>
                <draw:g>
                  <svg:desc>'Test Ratio 0.8'.B11:'Test Ratio 0.8'.B11</svg:desc>
                </draw:g>
              </table:table-cell>
              <table:table-cell office:value-type="float" office:value="NaN">
                <text:p>NaN</text:p>
                <draw:g>
                  <svg:desc>'Test Ratio 0.8'.C11:'Test Ratio 0.8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002766497">
                <text:p>0.637002766497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600</text:p>
                <draw:g>
                  <svg:desc>'Test Ratio 0.8'.B12:'Test Ratio 0.8'.B12</svg:desc>
                </draw:g>
              </table:table-cell>
              <table:table-cell office:value-type="float" office:value="NaN">
                <text:p>NaN</text:p>
                <draw:g>
                  <svg:desc>'Test Ratio 0.8'.C12:'Test Ratio 0.8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900</text:p>
                <draw:g>
                  <svg:desc>'Test Ratio 0.8'.B13:'Test Ratio 0.8'.B13</svg:desc>
                </draw:g>
              </table:table-cell>
              <table:table-cell office:value-type="float" office:value="NaN">
                <text:p>NaN</text:p>
                <draw:g>
                  <svg:desc>'Test Ratio 0.8'.C13:'Test Ratio 0.8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1800</text:p>
                <draw:g>
                  <svg:desc>'Test Ratio 0.8'.B14:'Test Ratio 0.8'.B14</svg:desc>
                </draw:g>
              </table:table-cell>
              <table:table-cell office:value-type="float" office:value="NaN">
                <text:p>NaN</text:p>
                <draw:g>
                  <svg:desc>'Test Ratio 0.8'.C14:'Test Ratio 0.8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1</text:p>
        </chart:subtitle>
        <chart:legend chart:legend-position="end" svg:x="14.469cm" svg:y="1.51cm" style:legend-expansion="high" chart:style-name="ch4"/>
        <chart:plot-area chart:style-name="ch5" table:cell-range-address="'Test Ratio 0.1'.B2:'Test Ratio 0.1'.G14" chart:data-source-has-labels="both" svg:x="1.314cm" svg:y="2.155cm" svg:width="12.835cm" svg:height="5.701cm">
          <chartooo:coordinate-region svg:x="2.059cm" svg:y="2.35cm" svg:width="12.09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1'.C2:'Test Ratio 0.1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1'.C3:'Test Ratio 0.1'.G3" chart:label-cell-address="'Test Ratio 0.1'.B3:'Test Ratio 0.1'.B3" chart:class="chart:bar">
            <chart:data-point chart:repeated="5"/>
          </chart:series>
          <chart:series chart:style-name="ch12" chart:values-cell-range-address="'Test Ratio 0.1'.C4:'Test Ratio 0.1'.G4" chart:label-cell-address="'Test Ratio 0.1'.B4:'Test Ratio 0.1'.B4" chart:class="chart:bar">
            <chart:data-point chart:repeated="5"/>
          </chart:series>
          <chart:series chart:style-name="ch13" chart:values-cell-range-address="'Test Ratio 0.1'.C5:'Test Ratio 0.1'.G5" chart:label-cell-address="'Test Ratio 0.1'.B5:'Test Ratio 0.1'.B5" chart:class="chart:bar">
            <chart:data-point chart:repeated="5"/>
          </chart:series>
          <chart:series chart:style-name="ch14" chart:values-cell-range-address="'Test Ratio 0.1'.C6:'Test Ratio 0.1'.G6" chart:label-cell-address="'Test Ratio 0.1'.B6:'Test Ratio 0.1'.B6" chart:class="chart:bar">
            <chart:data-point chart:repeated="5"/>
          </chart:series>
          <chart:series chart:style-name="ch15" chart:values-cell-range-address="'Test Ratio 0.1'.C7:'Test Ratio 0.1'.G7" chart:label-cell-address="'Test Ratio 0.1'.B7:'Test Ratio 0.1'.B7" chart:class="chart:bar">
            <chart:data-point chart:repeated="5"/>
          </chart:series>
          <chart:series chart:style-name="ch16" chart:values-cell-range-address="'Test Ratio 0.1'.C8:'Test Ratio 0.1'.G8" chart:label-cell-address="'Test Ratio 0.1'.B8:'Test Ratio 0.1'.B8" chart:class="chart:bar">
            <chart:data-point chart:repeated="5"/>
          </chart:series>
          <chart:series chart:style-name="ch17" chart:values-cell-range-address="'Test Ratio 0.1'.C9:'Test Ratio 0.1'.G9" chart:label-cell-address="'Test Ratio 0.1'.B9:'Test Ratio 0.1'.B9" chart:class="chart:bar">
            <chart:data-point chart:repeated="5"/>
          </chart:series>
          <chart:series chart:style-name="ch18" chart:values-cell-range-address="'Test Ratio 0.1'.C10:'Test Ratio 0.1'.G10" chart:label-cell-address="'Test Ratio 0.1'.B10:'Test Ratio 0.1'.B10" chart:class="chart:bar">
            <chart:data-point chart:repeated="5"/>
          </chart:series>
          <chart:series chart:style-name="ch19" chart:values-cell-range-address="'Test Ratio 0.1'.C11:'Test Ratio 0.1'.G11" chart:label-cell-address="'Test Ratio 0.1'.B11:'Test Ratio 0.1'.B11" chart:class="chart:bar">
            <chart:data-point chart:repeated="5"/>
          </chart:series>
          <chart:series chart:style-name="ch20" chart:values-cell-range-address="'Test Ratio 0.1'.C12:'Test Ratio 0.1'.G12" chart:label-cell-address="'Test Ratio 0.1'.B12:'Test Ratio 0.1'.B12" chart:class="chart:bar">
            <chart:data-point chart:repeated="5"/>
          </chart:series>
          <chart:series chart:style-name="ch21" chart:values-cell-range-address="'Test Ratio 0.1'.C13:'Test Ratio 0.1'.G13" chart:label-cell-address="'Test Ratio 0.1'.B13:'Test Ratio 0.1'.B13" chart:class="chart:bar">
            <chart:data-point chart:repeated="5"/>
          </chart:series>
          <chart:series chart:style-name="ch22" chart:values-cell-range-address="'Test Ratio 0.1'.C14:'Test Ratio 0.1'.G14" chart:label-cell-address="'Test Ratio 0.1'.B14:'Test Ratio 0.1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1'.C2:'Test Ratio 0.1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1'.B3:'Test Ratio 0.1'.B3</svg:desc>
                </draw:g>
              </table:table-cell>
              <table:table-cell office:value-type="float" office:value="0.69607630351">
                <text:p>0.69607630351</text:p>
                <draw:g>
                  <svg:desc>'Test Ratio 0.1'.C3:'Test Ratio 0.1'.G3</svg:desc>
                </draw:g>
              </table:table-cell>
              <table:table-cell office:value-type="float" office:value="0.447428081004">
                <text:p>0.447428081004</text:p>
              </table:table-cell>
              <table:table-cell office:value-type="float" office:value="0.184946799233">
                <text:p>0.184946799233</text:p>
              </table:table-cell>
              <table:table-cell office:value-type="float" office:value="0.275">
                <text:p>0.275</text:p>
              </table:table-cell>
              <table:table-cell office:value-type="float" office:value="0.326736111111">
                <text:p>0.326736111111</text:p>
              </table:table-cell>
            </table:table-row>
            <table:table-row>
              <table:table-cell office:value-type="string">
                <text:p>2</text:p>
                <draw:g>
                  <svg:desc>'Test Ratio 0.1'.B4:'Test Ratio 0.1'.B4</svg:desc>
                </draw:g>
              </table:table-cell>
              <table:table-cell office:value-type="float" office:value="0.662420881506">
                <text:p>0.662420881506</text:p>
                <draw:g>
                  <svg:desc>'Test Ratio 0.1'.C4:'Test Ratio 0.1'.G4</svg:desc>
                </draw:g>
              </table:table-cell>
              <table:table-cell office:value-type="float" office:value="0.409912701125">
                <text:p>0.409912701125</text:p>
              </table:table-cell>
              <table:table-cell office:value-type="float" office:value="0.38153835252">
                <text:p>0.38153835252</text:p>
              </table:table-cell>
              <table:table-cell office:value-type="float" office:value="0.358950617284">
                <text:p>0.358950617284</text:p>
              </table:table-cell>
              <table:table-cell office:value-type="float" office:value="0.542013888889">
                <text:p>0.542013888889</text:p>
              </table:table-cell>
            </table:table-row>
            <table:table-row>
              <table:table-cell office:value-type="string">
                <text:p>3</text:p>
                <draw:g>
                  <svg:desc>'Test Ratio 0.1'.B5:'Test Ratio 0.1'.B5</svg:desc>
                </draw:g>
              </table:table-cell>
              <table:table-cell office:value-type="float" office:value="0.603602704443">
                <text:p>0.603602704443</text:p>
                <draw:g>
                  <svg:desc>'Test Ratio 0.1'.C5:'Test Ratio 0.1'.G5</svg:desc>
                </draw:g>
              </table:table-cell>
              <table:table-cell office:value-type="float" office:value="0.543392960945">
                <text:p>0.543392960945</text:p>
              </table:table-cell>
              <table:table-cell office:value-type="float" office:value="0.408253205128">
                <text:p>0.408253205128</text:p>
              </table:table-cell>
              <table:table-cell office:value-type="float" office:value="0.422839506173">
                <text:p>0.422839506173</text:p>
              </table:table-cell>
              <table:table-cell office:value-type="float" office:value="0.590625">
                <text:p>0.590625</text:p>
              </table:table-cell>
            </table:table-row>
            <table:table-row>
              <table:table-cell office:value-type="string">
                <text:p>4</text:p>
                <draw:g>
                  <svg:desc>'Test Ratio 0.1'.B6:'Test Ratio 0.1'.B6</svg:desc>
                </draw:g>
              </table:table-cell>
              <table:table-cell office:value-type="float" office:value="0.487477578608">
                <text:p>0.487477578608</text:p>
                <draw:g>
                  <svg:desc>'Test Ratio 0.1'.C6:'Test Ratio 0.1'.G6</svg:desc>
                </draw:g>
              </table:table-cell>
              <table:table-cell office:value-type="float" office:value="0.573281889894">
                <text:p>0.573281889894</text:p>
              </table:table-cell>
              <table:table-cell office:value-type="float" office:value="0.490566130298">
                <text:p>0.490566130298</text:p>
              </table:table-cell>
              <table:table-cell office:value-type="float" office:value="0.554320987654">
                <text:p>0.554320987654</text:p>
              </table:table-cell>
              <table:table-cell office:value-type="float" office:value="0.621875">
                <text:p>0.621875</text:p>
              </table:table-cell>
            </table:table-row>
            <table:table-row>
              <table:table-cell office:value-type="string">
                <text:p>5</text:p>
                <draw:g>
                  <svg:desc>'Test Ratio 0.1'.B7:'Test Ratio 0.1'.B7</svg:desc>
                </draw:g>
              </table:table-cell>
              <table:table-cell office:value-type="float" office:value="0.762926237664">
                <text:p>0.762926237664</text:p>
                <draw:g>
                  <svg:desc>'Test Ratio 0.1'.C7:'Test Ratio 0.1'.G7</svg:desc>
                </draw:g>
              </table:table-cell>
              <table:table-cell office:value-type="float" office:value="0.670918852451">
                <text:p>0.670918852451</text:p>
              </table:table-cell>
              <table:table-cell office:value-type="float" office:value="0.419096132043">
                <text:p>0.419096132043</text:p>
              </table:table-cell>
              <table:table-cell office:value-type="float" office:value="0.52037037037">
                <text:p>0.52037037037</text:p>
              </table:table-cell>
              <table:table-cell office:value-type="float" office:value="0.621875">
                <text:p>0.621875</text:p>
              </table:table-cell>
            </table:table-row>
            <table:table-row>
              <table:table-cell office:value-type="string">
                <text:p>10</text:p>
                <draw:g>
                  <svg:desc>'Test Ratio 0.1'.B8:'Test Ratio 0.1'.B8</svg:desc>
                </draw:g>
              </table:table-cell>
              <table:table-cell office:value-type="float" office:value="0.678476524724">
                <text:p>0.678476524724</text:p>
                <draw:g>
                  <svg:desc>'Test Ratio 0.1'.C8:'Test Ratio 0.1'.G8</svg:desc>
                </draw:g>
              </table:table-cell>
              <table:table-cell office:value-type="float" office:value="0.635638776428">
                <text:p>0.635638776428</text:p>
              </table:table-cell>
              <table:table-cell office:value-type="float" office:value="0.47580564277">
                <text:p>0.47580564277</text:p>
              </table:table-cell>
              <table:table-cell office:value-type="float" office:value="0.562037037037">
                <text:p>0.562037037037</text:p>
              </table:table-cell>
              <table:table-cell office:value-type="float" office:value="0.621875">
                <text:p>0.621875</text:p>
              </table:table-cell>
            </table:table-row>
            <table:table-row>
              <table:table-cell office:value-type="string">
                <text:p>30</text:p>
                <draw:g>
                  <svg:desc>'Test Ratio 0.1'.B9:'Test Ratio 0.1'.B9</svg:desc>
                </draw:g>
              </table:table-cell>
              <table:table-cell office:value-type="float" office:value="0.627915808701">
                <text:p>0.627915808701</text:p>
                <draw:g>
                  <svg:desc>'Test Ratio 0.1'.C9:'Test Ratio 0.1'.G9</svg:desc>
                </draw:g>
              </table:table-cell>
              <table:table-cell office:value-type="float" office:value="0.636990500101">
                <text:p>0.636990500101</text:p>
              </table:table-cell>
              <table:table-cell office:value-type="float" office:value="0.496333180708">
                <text:p>0.496333180708</text:p>
              </table:table-cell>
              <table:table-cell office:value-type="float" office:value="0.575308641975">
                <text:p>0.575308641975</text:p>
              </table:table-cell>
              <table:table-cell office:value-type="float" office:value="0.621875">
                <text:p>0.621875</text:p>
              </table:table-cell>
            </table:table-row>
            <table:table-row>
              <table:table-cell office:value-type="string">
                <text:p>60</text:p>
                <draw:g>
                  <svg:desc>'Test Ratio 0.1'.B10:'Test Ratio 0.1'.B10</svg:desc>
                </draw:g>
              </table:table-cell>
              <table:table-cell office:value-type="float" office:value="0.568222157482">
                <text:p>0.568222157482</text:p>
                <draw:g>
                  <svg:desc>'Test Ratio 0.1'.C10:'Test Ratio 0.1'.G10</svg:desc>
                </draw:g>
              </table:table-cell>
              <table:table-cell office:value-type="float" office:value="0.644736325704">
                <text:p>0.644736325704</text:p>
              </table:table-cell>
              <table:table-cell office:value-type="float" office:value="0.512525074132">
                <text:p>0.512525074132</text:p>
              </table:table-cell>
              <table:table-cell office:value-type="float" office:value="0.575925925926">
                <text:p>0.575925925926</text:p>
              </table:table-cell>
              <table:table-cell office:value-type="float" office:value="0.621875">
                <text:p>0.621875</text:p>
              </table:table-cell>
            </table:table-row>
            <table:table-row>
              <table:table-cell office:value-type="string">
                <text:p>300</text:p>
                <draw:g>
                  <svg:desc>'Test Ratio 0.1'.B11:'Test Ratio 0.1'.B11</svg:desc>
                </draw:g>
              </table:table-cell>
              <table:table-cell office:value-type="float" office:value="NaN">
                <text:p>NaN</text:p>
                <draw:g>
                  <svg:desc>'Test Ratio 0.1'.C11:'Test Ratio 0.1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864197531">
                <text:p>0.605864197531</text:p>
              </table:table-cell>
              <table:table-cell office:value-type="float" office:value="0.621875">
                <text:p>0.621875</text:p>
              </table:table-cell>
            </table:table-row>
            <table:table-row>
              <table:table-cell office:value-type="string">
                <text:p>600</text:p>
                <draw:g>
                  <svg:desc>'Test Ratio 0.1'.B12:'Test Ratio 0.1'.B12</svg:desc>
                </draw:g>
              </table:table-cell>
              <table:table-cell office:value-type="float" office:value="NaN">
                <text:p>NaN</text:p>
                <draw:g>
                  <svg:desc>'Test Ratio 0.1'.C12:'Test Ratio 0.1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875">
                <text:p>0.621875</text:p>
              </table:table-cell>
            </table:table-row>
            <table:table-row>
              <table:table-cell office:value-type="string">
                <text:p>900</text:p>
                <draw:g>
                  <svg:desc>'Test Ratio 0.1'.B13:'Test Ratio 0.1'.B13</svg:desc>
                </draw:g>
              </table:table-cell>
              <table:table-cell office:value-type="float" office:value="NaN">
                <text:p>NaN</text:p>
                <draw:g>
                  <svg:desc>'Test Ratio 0.1'.C13:'Test Ratio 0.1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875">
                <text:p>0.621875</text:p>
              </table:table-cell>
            </table:table-row>
            <table:table-row>
              <table:table-cell office:value-type="string">
                <text:p>1800</text:p>
                <draw:g>
                  <svg:desc>'Test Ratio 0.1'.B14:'Test Ratio 0.1'.B14</svg:desc>
                </draw:g>
              </table:table-cell>
              <table:table-cell office:value-type="float" office:value="NaN">
                <text:p>NaN</text:p>
                <draw:g>
                  <svg:desc>'Test Ratio 0.1'.C14:'Test Ratio 0.1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2</text:p>
        </chart:subtitle>
        <chart:legend chart:legend-position="end" svg:x="14.469cm" svg:y="1.51cm" style:legend-expansion="high" chart:style-name="ch4"/>
        <chart:plot-area chart:style-name="ch5" table:cell-range-address="'Test Ratio 0.2'.B2:'Test Ratio 0.2'.G14" chart:data-source-has-labels="both" svg:x="1.314cm" svg:y="2.155cm" svg:width="12.835cm" svg:height="5.701cm">
          <chartooo:coordinate-region svg:x="2.059cm" svg:y="2.351cm" svg:width="12.09cm" svg:height="4.866cm"/>
          <chart:axis chart:dimension="x" chart:name="primary-x" chart:style-name="ch6" chartooo:axis-type="text">
            <chart:title svg:x="5.487cm" svg:y="8.037cm" chart:style-name="ch7">
              <text:p>Labeling period / feature length</text:p>
            </chart:title>
            <chart:categories table:cell-range-address="'Test Ratio 0.2'.C2:'Test Ratio 0.2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2'.C3:'Test Ratio 0.2'.G3" chart:label-cell-address="'Test Ratio 0.2'.B3:'Test Ratio 0.2'.B3" chart:class="chart:bar">
            <chart:data-point chart:repeated="5"/>
          </chart:series>
          <chart:series chart:style-name="ch12" chart:values-cell-range-address="'Test Ratio 0.2'.C4:'Test Ratio 0.2'.G4" chart:label-cell-address="'Test Ratio 0.2'.B4:'Test Ratio 0.2'.B4" chart:class="chart:bar">
            <chart:data-point chart:repeated="5"/>
          </chart:series>
          <chart:series chart:style-name="ch13" chart:values-cell-range-address="'Test Ratio 0.2'.C5:'Test Ratio 0.2'.G5" chart:label-cell-address="'Test Ratio 0.2'.B5:'Test Ratio 0.2'.B5" chart:class="chart:bar">
            <chart:data-point chart:repeated="5"/>
          </chart:series>
          <chart:series chart:style-name="ch14" chart:values-cell-range-address="'Test Ratio 0.2'.C6:'Test Ratio 0.2'.G6" chart:label-cell-address="'Test Ratio 0.2'.B6:'Test Ratio 0.2'.B6" chart:class="chart:bar">
            <chart:data-point chart:repeated="5"/>
          </chart:series>
          <chart:series chart:style-name="ch15" chart:values-cell-range-address="'Test Ratio 0.2'.C7:'Test Ratio 0.2'.G7" chart:label-cell-address="'Test Ratio 0.2'.B7:'Test Ratio 0.2'.B7" chart:class="chart:bar">
            <chart:data-point chart:repeated="5"/>
          </chart:series>
          <chart:series chart:style-name="ch16" chart:values-cell-range-address="'Test Ratio 0.2'.C8:'Test Ratio 0.2'.G8" chart:label-cell-address="'Test Ratio 0.2'.B8:'Test Ratio 0.2'.B8" chart:class="chart:bar">
            <chart:data-point chart:repeated="5"/>
          </chart:series>
          <chart:series chart:style-name="ch17" chart:values-cell-range-address="'Test Ratio 0.2'.C9:'Test Ratio 0.2'.G9" chart:label-cell-address="'Test Ratio 0.2'.B9:'Test Ratio 0.2'.B9" chart:class="chart:bar">
            <chart:data-point chart:repeated="5"/>
          </chart:series>
          <chart:series chart:style-name="ch18" chart:values-cell-range-address="'Test Ratio 0.2'.C10:'Test Ratio 0.2'.G10" chart:label-cell-address="'Test Ratio 0.2'.B10:'Test Ratio 0.2'.B10" chart:class="chart:bar">
            <chart:data-point chart:repeated="5"/>
          </chart:series>
          <chart:series chart:style-name="ch19" chart:values-cell-range-address="'Test Ratio 0.2'.C11:'Test Ratio 0.2'.G11" chart:label-cell-address="'Test Ratio 0.2'.B11:'Test Ratio 0.2'.B11" chart:class="chart:bar">
            <chart:data-point chart:repeated="5"/>
          </chart:series>
          <chart:series chart:style-name="ch20" chart:values-cell-range-address="'Test Ratio 0.2'.C12:'Test Ratio 0.2'.G12" chart:label-cell-address="'Test Ratio 0.2'.B12:'Test Ratio 0.2'.B12" chart:class="chart:bar">
            <chart:data-point chart:repeated="5"/>
          </chart:series>
          <chart:series chart:style-name="ch21" chart:values-cell-range-address="'Test Ratio 0.2'.C13:'Test Ratio 0.2'.G13" chart:label-cell-address="'Test Ratio 0.2'.B13:'Test Ratio 0.2'.B13" chart:class="chart:bar">
            <chart:data-point chart:repeated="5"/>
          </chart:series>
          <chart:series chart:style-name="ch22" chart:values-cell-range-address="'Test Ratio 0.2'.C14:'Test Ratio 0.2'.G14" chart:label-cell-address="'Test Ratio 0.2'.B14:'Test Ratio 0.2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2'.C2:'Test Ratio 0.2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2'.B3:'Test Ratio 0.2'.B3</svg:desc>
                </draw:g>
              </table:table-cell>
              <table:table-cell office:value-type="float" office:value="0.98234054819">
                <text:p>0.98234054819</text:p>
                <draw:g>
                  <svg:desc>'Test Ratio 0.2'.C3:'Test Ratio 0.2'.G3</svg:desc>
                </draw:g>
              </table:table-cell>
              <table:table-cell office:value-type="float" office:value="0.806712007137">
                <text:p>0.806712007137</text:p>
              </table:table-cell>
              <table:table-cell office:value-type="float" office:value="0.271073251562">
                <text:p>0.271073251562</text:p>
              </table:table-cell>
              <table:table-cell office:value-type="float" office:value="0.973193027211">
                <text:p>0.973193027211</text:p>
              </table:table-cell>
              <table:table-cell office:value-type="float" office:value="0.403376623377">
                <text:p>0.403376623377</text:p>
              </table:table-cell>
            </table:table-row>
            <table:table-row>
              <table:table-cell office:value-type="string">
                <text:p>2</text:p>
                <draw:g>
                  <svg:desc>'Test Ratio 0.2'.B4:'Test Ratio 0.2'.B4</svg:desc>
                </draw:g>
              </table:table-cell>
              <table:table-cell office:value-type="float" office:value="0.593470961169">
                <text:p>0.593470961169</text:p>
                <draw:g>
                  <svg:desc>'Test Ratio 0.2'.C4:'Test Ratio 0.2'.G4</svg:desc>
                </draw:g>
              </table:table-cell>
              <table:table-cell office:value-type="float" office:value="0.793880975246">
                <text:p>0.793880975246</text:p>
              </table:table-cell>
              <table:table-cell office:value-type="float" office:value="0.337935853246">
                <text:p>0.337935853246</text:p>
              </table:table-cell>
              <table:table-cell office:value-type="float" office:value="0.816754277469">
                <text:p>0.816754277469</text:p>
              </table:table-cell>
              <table:table-cell office:value-type="float" office:value="0.603852813853">
                <text:p>0.603852813853</text:p>
              </table:table-cell>
            </table:table-row>
            <table:table-row>
              <table:table-cell office:value-type="string">
                <text:p>3</text:p>
                <draw:g>
                  <svg:desc>'Test Ratio 0.2'.B5:'Test Ratio 0.2'.B5</svg:desc>
                </draw:g>
              </table:table-cell>
              <table:table-cell office:value-type="float" office:value="0.642058540519">
                <text:p>0.642058540519</text:p>
                <draw:g>
                  <svg:desc>'Test Ratio 0.2'.C5:'Test Ratio 0.2'.G5</svg:desc>
                </draw:g>
              </table:table-cell>
              <table:table-cell office:value-type="float" office:value="0.787985972384">
                <text:p>0.787985972384</text:p>
              </table:table-cell>
              <table:table-cell office:value-type="float" office:value="0.405497069166">
                <text:p>0.405497069166</text:p>
              </table:table-cell>
              <table:table-cell office:value-type="float" office:value="0.814054447537">
                <text:p>0.814054447537</text:p>
              </table:table-cell>
              <table:table-cell office:value-type="float" office:value="0.611428571429">
                <text:p>0.611428571429</text:p>
              </table:table-cell>
            </table:table-row>
            <table:table-row>
              <table:table-cell office:value-type="string">
                <text:p>4</text:p>
                <draw:g>
                  <svg:desc>'Test Ratio 0.2'.B6:'Test Ratio 0.2'.B6</svg:desc>
                </draw:g>
              </table:table-cell>
              <table:table-cell office:value-type="float" office:value="0.694622216068">
                <text:p>0.694622216068</text:p>
                <draw:g>
                  <svg:desc>'Test Ratio 0.2'.C6:'Test Ratio 0.2'.G6</svg:desc>
                </draw:g>
              </table:table-cell>
              <table:table-cell office:value-type="float" office:value="0.7171189284">
                <text:p>0.7171189284</text:p>
              </table:table-cell>
              <table:table-cell office:value-type="float" office:value="0.530140921462">
                <text:p>0.530140921462</text:p>
              </table:table-cell>
              <table:table-cell office:value-type="float" office:value="0.644199649557">
                <text:p>0.644199649557</text:p>
              </table:table-cell>
              <table:table-cell office:value-type="float" office:value="0.614458874459">
                <text:p>0.614458874459</text:p>
              </table:table-cell>
            </table:table-row>
            <table:table-row>
              <table:table-cell office:value-type="string">
                <text:p>5</text:p>
                <draw:g>
                  <svg:desc>'Test Ratio 0.2'.B7:'Test Ratio 0.2'.B7</svg:desc>
                </draw:g>
              </table:table-cell>
              <table:table-cell office:value-type="float" office:value="0.509305614386">
                <text:p>0.509305614386</text:p>
                <draw:g>
                  <svg:desc>'Test Ratio 0.2'.C7:'Test Ratio 0.2'.G7</svg:desc>
                </draw:g>
              </table:table-cell>
              <table:table-cell office:value-type="float" office:value="0.677670362803">
                <text:p>0.677670362803</text:p>
              </table:table-cell>
              <table:table-cell office:value-type="float" office:value="0.478900569552">
                <text:p>0.478900569552</text:p>
              </table:table-cell>
              <table:table-cell office:value-type="float" office:value="0.644199649557">
                <text:p>0.644199649557</text:p>
              </table:table-cell>
              <table:table-cell office:value-type="float" office:value="0.617489177489">
                <text:p>0.617489177489</text:p>
              </table:table-cell>
            </table:table-row>
            <table:table-row>
              <table:table-cell office:value-type="string">
                <text:p>10</text:p>
                <draw:g>
                  <svg:desc>'Test Ratio 0.2'.B8:'Test Ratio 0.2'.B8</svg:desc>
                </draw:g>
              </table:table-cell>
              <table:table-cell office:value-type="float" office:value="0.695139029137">
                <text:p>0.695139029137</text:p>
                <draw:g>
                  <svg:desc>'Test Ratio 0.2'.C8:'Test Ratio 0.2'.G8</svg:desc>
                </draw:g>
              </table:table-cell>
              <table:table-cell office:value-type="float" office:value="0.629910154121">
                <text:p>0.629910154121</text:p>
              </table:table-cell>
              <table:table-cell office:value-type="float" office:value="0.491983796724">
                <text:p>0.491983796724</text:p>
              </table:table-cell>
              <table:table-cell office:value-type="float" office:value="0.644199649557">
                <text:p>0.644199649557</text:p>
              </table:table-cell>
              <table:table-cell office:value-type="float" office:value="0.617489177489">
                <text:p>0.617489177489</text:p>
              </table:table-cell>
            </table:table-row>
            <table:table-row>
              <table:table-cell office:value-type="string">
                <text:p>30</text:p>
                <draw:g>
                  <svg:desc>'Test Ratio 0.2'.B9:'Test Ratio 0.2'.B9</svg:desc>
                </draw:g>
              </table:table-cell>
              <table:table-cell office:value-type="float" office:value="0.671530272984">
                <text:p>0.671530272984</text:p>
                <draw:g>
                  <svg:desc>'Test Ratio 0.2'.C9:'Test Ratio 0.2'.G9</svg:desc>
                </draw:g>
              </table:table-cell>
              <table:table-cell office:value-type="float" office:value="0.626103547541">
                <text:p>0.626103547541</text:p>
              </table:table-cell>
              <table:table-cell office:value-type="float" office:value="0.474544224741">
                <text:p>0.474544224741</text:p>
              </table:table-cell>
              <table:table-cell office:value-type="float" office:value="0.644199649557">
                <text:p>0.644199649557</text:p>
              </table:table-cell>
              <table:table-cell office:value-type="float" office:value="0.617489177489">
                <text:p>0.617489177489</text:p>
              </table:table-cell>
            </table:table-row>
            <table:table-row>
              <table:table-cell office:value-type="string">
                <text:p>60</text:p>
                <draw:g>
                  <svg:desc>'Test Ratio 0.2'.B10:'Test Ratio 0.2'.B10</svg:desc>
                </draw:g>
              </table:table-cell>
              <table:table-cell office:value-type="float" office:value="0.653991100581">
                <text:p>0.653991100581</text:p>
                <draw:g>
                  <svg:desc>'Test Ratio 0.2'.C10:'Test Ratio 0.2'.G10</svg:desc>
                </draw:g>
              </table:table-cell>
              <table:table-cell office:value-type="float" office:value="0.625810467859">
                <text:p>0.625810467859</text:p>
              </table:table-cell>
              <table:table-cell office:value-type="float" office:value="0.527253095294">
                <text:p>0.527253095294</text:p>
              </table:table-cell>
              <table:table-cell office:value-type="float" office:value="0.644199649557">
                <text:p>0.644199649557</text:p>
              </table:table-cell>
              <table:table-cell office:value-type="float" office:value="0.617489177489">
                <text:p>0.617489177489</text:p>
              </table:table-cell>
            </table:table-row>
            <table:table-row>
              <table:table-cell office:value-type="string">
                <text:p>300</text:p>
                <draw:g>
                  <svg:desc>'Test Ratio 0.2'.B11:'Test Ratio 0.2'.B11</svg:desc>
                </draw:g>
              </table:table-cell>
              <table:table-cell office:value-type="float" office:value="NaN">
                <text:p>NaN</text:p>
                <draw:g>
                  <svg:desc>'Test Ratio 0.2'.C11:'Test Ratio 0.2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4199649557">
                <text:p>0.644199649557</text:p>
              </table:table-cell>
              <table:table-cell office:value-type="float" office:value="0.617489177489">
                <text:p>0.617489177489</text:p>
              </table:table-cell>
            </table:table-row>
            <table:table-row>
              <table:table-cell office:value-type="string">
                <text:p>600</text:p>
                <draw:g>
                  <svg:desc>'Test Ratio 0.2'.B12:'Test Ratio 0.2'.B12</svg:desc>
                </draw:g>
              </table:table-cell>
              <table:table-cell office:value-type="float" office:value="NaN">
                <text:p>NaN</text:p>
                <draw:g>
                  <svg:desc>'Test Ratio 0.2'.C12:'Test Ratio 0.2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489177489">
                <text:p>0.617489177489</text:p>
              </table:table-cell>
            </table:table-row>
            <table:table-row>
              <table:table-cell office:value-type="string">
                <text:p>900</text:p>
                <draw:g>
                  <svg:desc>'Test Ratio 0.2'.B13:'Test Ratio 0.2'.B13</svg:desc>
                </draw:g>
              </table:table-cell>
              <table:table-cell office:value-type="float" office:value="NaN">
                <text:p>NaN</text:p>
                <draw:g>
                  <svg:desc>'Test Ratio 0.2'.C13:'Test Ratio 0.2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489177489">
                <text:p>0.617489177489</text:p>
              </table:table-cell>
            </table:table-row>
            <table:table-row>
              <table:table-cell office:value-type="string">
                <text:p>1800</text:p>
                <draw:g>
                  <svg:desc>'Test Ratio 0.2'.B14:'Test Ratio 0.2'.B14</svg:desc>
                </draw:g>
              </table:table-cell>
              <table:table-cell office:value-type="float" office:value="NaN">
                <text:p>NaN</text:p>
                <draw:g>
                  <svg:desc>'Test Ratio 0.2'.C14:'Test Ratio 0.2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3</text:p>
        </chart:subtitle>
        <chart:legend chart:legend-position="end" svg:x="14.469cm" svg:y="1.51cm" style:legend-expansion="high" chart:style-name="ch4"/>
        <chart:plot-area chart:style-name="ch5" table:cell-range-address="'Test Ratio 0.3'.B2:'Test Ratio 0.3'.G14" chart:data-source-has-labels="both" svg:x="1.314cm" svg:y="2.155cm" svg:width="12.835cm" svg:height="5.701cm">
          <chartooo:coordinate-region svg:x="2.059cm" svg:y="2.35cm" svg:width="12.09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3'.C2:'Test Ratio 0.3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3'.C3:'Test Ratio 0.3'.G3" chart:label-cell-address="'Test Ratio 0.3'.B3:'Test Ratio 0.3'.B3" chart:class="chart:bar">
            <chart:data-point chart:repeated="5"/>
          </chart:series>
          <chart:series chart:style-name="ch12" chart:values-cell-range-address="'Test Ratio 0.3'.C4:'Test Ratio 0.3'.G4" chart:label-cell-address="'Test Ratio 0.3'.B4:'Test Ratio 0.3'.B4" chart:class="chart:bar">
            <chart:data-point chart:repeated="5"/>
          </chart:series>
          <chart:series chart:style-name="ch13" chart:values-cell-range-address="'Test Ratio 0.3'.C5:'Test Ratio 0.3'.G5" chart:label-cell-address="'Test Ratio 0.3'.B5:'Test Ratio 0.3'.B5" chart:class="chart:bar">
            <chart:data-point chart:repeated="5"/>
          </chart:series>
          <chart:series chart:style-name="ch14" chart:values-cell-range-address="'Test Ratio 0.3'.C6:'Test Ratio 0.3'.G6" chart:label-cell-address="'Test Ratio 0.3'.B6:'Test Ratio 0.3'.B6" chart:class="chart:bar">
            <chart:data-point chart:repeated="5"/>
          </chart:series>
          <chart:series chart:style-name="ch15" chart:values-cell-range-address="'Test Ratio 0.3'.C7:'Test Ratio 0.3'.G7" chart:label-cell-address="'Test Ratio 0.3'.B7:'Test Ratio 0.3'.B7" chart:class="chart:bar">
            <chart:data-point chart:repeated="5"/>
          </chart:series>
          <chart:series chart:style-name="ch16" chart:values-cell-range-address="'Test Ratio 0.3'.C8:'Test Ratio 0.3'.G8" chart:label-cell-address="'Test Ratio 0.3'.B8:'Test Ratio 0.3'.B8" chart:class="chart:bar">
            <chart:data-point chart:repeated="5"/>
          </chart:series>
          <chart:series chart:style-name="ch17" chart:values-cell-range-address="'Test Ratio 0.3'.C9:'Test Ratio 0.3'.G9" chart:label-cell-address="'Test Ratio 0.3'.B9:'Test Ratio 0.3'.B9" chart:class="chart:bar">
            <chart:data-point chart:repeated="5"/>
          </chart:series>
          <chart:series chart:style-name="ch18" chart:values-cell-range-address="'Test Ratio 0.3'.C10:'Test Ratio 0.3'.G10" chart:label-cell-address="'Test Ratio 0.3'.B10:'Test Ratio 0.3'.B10" chart:class="chart:bar">
            <chart:data-point chart:repeated="5"/>
          </chart:series>
          <chart:series chart:style-name="ch19" chart:values-cell-range-address="'Test Ratio 0.3'.C11:'Test Ratio 0.3'.G11" chart:label-cell-address="'Test Ratio 0.3'.B11:'Test Ratio 0.3'.B11" chart:class="chart:bar">
            <chart:data-point chart:repeated="5"/>
          </chart:series>
          <chart:series chart:style-name="ch20" chart:values-cell-range-address="'Test Ratio 0.3'.C12:'Test Ratio 0.3'.G12" chart:label-cell-address="'Test Ratio 0.3'.B12:'Test Ratio 0.3'.B12" chart:class="chart:bar">
            <chart:data-point chart:repeated="5"/>
          </chart:series>
          <chart:series chart:style-name="ch21" chart:values-cell-range-address="'Test Ratio 0.3'.C13:'Test Ratio 0.3'.G13" chart:label-cell-address="'Test Ratio 0.3'.B13:'Test Ratio 0.3'.B13" chart:class="chart:bar">
            <chart:data-point chart:repeated="5"/>
          </chart:series>
          <chart:series chart:style-name="ch22" chart:values-cell-range-address="'Test Ratio 0.3'.C14:'Test Ratio 0.3'.G14" chart:label-cell-address="'Test Ratio 0.3'.B14:'Test Ratio 0.3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3'.C2:'Test Ratio 0.3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3'.B3:'Test Ratio 0.3'.B3</svg:desc>
                </draw:g>
              </table:table-cell>
              <table:table-cell office:value-type="float" office:value="0.195426746315">
                <text:p>0.195426746315</text:p>
                <draw:g>
                  <svg:desc>'Test Ratio 0.3'.C3:'Test Ratio 0.3'.G3</svg:desc>
                </draw:g>
              </table:table-cell>
              <table:table-cell office:value-type="float" office:value="0.0043321385535">
                <text:p>0.0043321385535</text:p>
              </table:table-cell>
              <table:table-cell office:value-type="float" office:value="0.192438613767">
                <text:p>0.192438613767</text:p>
              </table:table-cell>
              <table:table-cell office:value-type="float" office:value="0.136964778627">
                <text:p>0.136964778627</text:p>
              </table:table-cell>
              <table:table-cell office:value-type="float" office:value="0.483687641723">
                <text:p>0.483687641723</text:p>
              </table:table-cell>
            </table:table-row>
            <table:table-row>
              <table:table-cell office:value-type="string">
                <text:p>2</text:p>
                <draw:g>
                  <svg:desc>'Test Ratio 0.3'.B4:'Test Ratio 0.3'.B4</svg:desc>
                </draw:g>
              </table:table-cell>
              <table:table-cell office:value-type="float" office:value="0.445872834329">
                <text:p>0.445872834329</text:p>
                <draw:g>
                  <svg:desc>'Test Ratio 0.3'.C4:'Test Ratio 0.3'.G4</svg:desc>
                </draw:g>
              </table:table-cell>
              <table:table-cell office:value-type="float" office:value="0.437905293543">
                <text:p>0.437905293543</text:p>
              </table:table-cell>
              <table:table-cell office:value-type="float" office:value="0.328098647637">
                <text:p>0.328098647637</text:p>
              </table:table-cell>
              <table:table-cell office:value-type="float" office:value="0.488977324613">
                <text:p>0.488977324613</text:p>
              </table:table-cell>
              <table:table-cell office:value-type="float" office:value="0.591872165533">
                <text:p>0.591872165533</text:p>
              </table:table-cell>
            </table:table-row>
            <table:table-row>
              <table:table-cell office:value-type="string">
                <text:p>3</text:p>
                <draw:g>
                  <svg:desc>'Test Ratio 0.3'.B5:'Test Ratio 0.3'.B5</svg:desc>
                </draw:g>
              </table:table-cell>
              <table:table-cell office:value-type="float" office:value="0.52207678505">
                <text:p>0.52207678505</text:p>
                <draw:g>
                  <svg:desc>'Test Ratio 0.3'.C5:'Test Ratio 0.3'.G5</svg:desc>
                </draw:g>
              </table:table-cell>
              <table:table-cell office:value-type="float" office:value="0.472556435051">
                <text:p>0.472556435051</text:p>
              </table:table-cell>
              <table:table-cell office:value-type="float" office:value="0.411321498344">
                <text:p>0.411321498344</text:p>
              </table:table-cell>
              <table:table-cell office:value-type="float" office:value="0.545298136737">
                <text:p>0.545298136737</text:p>
              </table:table-cell>
              <table:table-cell office:value-type="float" office:value="0.619423185941">
                <text:p>0.619423185941</text:p>
              </table:table-cell>
            </table:table-row>
            <table:table-row>
              <table:table-cell office:value-type="string">
                <text:p>4</text:p>
                <draw:g>
                  <svg:desc>'Test Ratio 0.3'.B6:'Test Ratio 0.3'.B6</svg:desc>
                </draw:g>
              </table:table-cell>
              <table:table-cell office:value-type="float" office:value="0.494583634648">
                <text:p>0.494583634648</text:p>
                <draw:g>
                  <svg:desc>'Test Ratio 0.3'.C6:'Test Ratio 0.3'.G6</svg:desc>
                </draw:g>
              </table:table-cell>
              <table:table-cell office:value-type="float" office:value="0.602017511326">
                <text:p>0.602017511326</text:p>
              </table:table-cell>
              <table:table-cell office:value-type="float" office:value="0.492526938614">
                <text:p>0.492526938614</text:p>
              </table:table-cell>
              <table:table-cell office:value-type="float" office:value="0.605932021701">
                <text:p>0.605932021701</text:p>
              </table:table-cell>
              <table:table-cell office:value-type="float" office:value="0.630902777778">
                <text:p>0.630902777778</text:p>
              </table:table-cell>
            </table:table-row>
            <table:table-row>
              <table:table-cell office:value-type="string">
                <text:p>5</text:p>
                <draw:g>
                  <svg:desc>'Test Ratio 0.3'.B7:'Test Ratio 0.3'.B7</svg:desc>
                </draw:g>
              </table:table-cell>
              <table:table-cell office:value-type="float" office:value="0.702927980859">
                <text:p>0.702927980859</text:p>
                <draw:g>
                  <svg:desc>'Test Ratio 0.3'.C7:'Test Ratio 0.3'.G7</svg:desc>
                </draw:g>
              </table:table-cell>
              <table:table-cell office:value-type="float" office:value="0.6208874384">
                <text:p>0.6208874384</text:p>
              </table:table-cell>
              <table:table-cell office:value-type="float" office:value="0.52063025303">
                <text:p>0.52063025303</text:p>
              </table:table-cell>
              <table:table-cell office:value-type="float" office:value="0.573556857183">
                <text:p>0.573556857183</text:p>
              </table:table-cell>
              <table:table-cell office:value-type="float" office:value="0.630902777778">
                <text:p>0.630902777778</text:p>
              </table:table-cell>
            </table:table-row>
            <table:table-row>
              <table:table-cell office:value-type="string">
                <text:p>10</text:p>
                <draw:g>
                  <svg:desc>'Test Ratio 0.3'.B8:'Test Ratio 0.3'.B8</svg:desc>
                </draw:g>
              </table:table-cell>
              <table:table-cell office:value-type="float" office:value="0.632142497174">
                <text:p>0.632142497174</text:p>
                <draw:g>
                  <svg:desc>'Test Ratio 0.3'.C8:'Test Ratio 0.3'.G8</svg:desc>
                </draw:g>
              </table:table-cell>
              <table:table-cell office:value-type="float" office:value="0.622033781665">
                <text:p>0.622033781665</text:p>
              </table:table-cell>
              <table:table-cell office:value-type="float" office:value="0.545293040134">
                <text:p>0.545293040134</text:p>
              </table:table-cell>
              <table:table-cell office:value-type="float" office:value="0.605403928763">
                <text:p>0.605403928763</text:p>
              </table:table-cell>
              <table:table-cell office:value-type="float" office:value="0.630902777778">
                <text:p>0.630902777778</text:p>
              </table:table-cell>
            </table:table-row>
            <table:table-row>
              <table:table-cell office:value-type="string">
                <text:p>30</text:p>
                <draw:g>
                  <svg:desc>'Test Ratio 0.3'.B9:'Test Ratio 0.3'.B9</svg:desc>
                </draw:g>
              </table:table-cell>
              <table:table-cell office:value-type="float" office:value="0.571575303565">
                <text:p>0.571575303565</text:p>
                <draw:g>
                  <svg:desc>'Test Ratio 0.3'.C9:'Test Ratio 0.3'.G9</svg:desc>
                </draw:g>
              </table:table-cell>
              <table:table-cell office:value-type="float" office:value="0.62723269921">
                <text:p>0.62723269921</text:p>
              </table:table-cell>
              <table:table-cell office:value-type="float" office:value="0.498454866216">
                <text:p>0.498454866216</text:p>
              </table:table-cell>
              <table:table-cell office:value-type="float" office:value="0.595128985452">
                <text:p>0.595128985452</text:p>
              </table:table-cell>
              <table:table-cell office:value-type="float" office:value="0.630902777778">
                <text:p>0.630902777778</text:p>
              </table:table-cell>
            </table:table-row>
            <table:table-row>
              <table:table-cell office:value-type="string">
                <text:p>60</text:p>
                <draw:g>
                  <svg:desc>'Test Ratio 0.3'.B10:'Test Ratio 0.3'.B10</svg:desc>
                </draw:g>
              </table:table-cell>
              <table:table-cell office:value-type="float" office:value="0.626189829754">
                <text:p>0.626189829754</text:p>
                <draw:g>
                  <svg:desc>'Test Ratio 0.3'.C10:'Test Ratio 0.3'.G10</svg:desc>
                </draw:g>
              </table:table-cell>
              <table:table-cell office:value-type="float" office:value="0.624903256156">
                <text:p>0.624903256156</text:p>
              </table:table-cell>
              <table:table-cell office:value-type="float" office:value="0.51818420162">
                <text:p>0.51818420162</text:p>
              </table:table-cell>
              <table:table-cell office:value-type="float" office:value="0.610069649946">
                <text:p>0.610069649946</text:p>
              </table:table-cell>
              <table:table-cell office:value-type="float" office:value="0.630902777778">
                <text:p>0.630902777778</text:p>
              </table:table-cell>
            </table:table-row>
            <table:table-row>
              <table:table-cell office:value-type="string">
                <text:p>300</text:p>
                <draw:g>
                  <svg:desc>'Test Ratio 0.3'.B11:'Test Ratio 0.3'.B11</svg:desc>
                </draw:g>
              </table:table-cell>
              <table:table-cell office:value-type="float" office:value="NaN">
                <text:p>NaN</text:p>
                <draw:g>
                  <svg:desc>'Test Ratio 0.3'.C11:'Test Ratio 0.3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2621324462">
                <text:p>0.642621324462</text:p>
              </table:table-cell>
              <table:table-cell office:value-type="float" office:value="0.630902777778">
                <text:p>0.630902777778</text:p>
              </table:table-cell>
            </table:table-row>
            <table:table-row>
              <table:table-cell office:value-type="string">
                <text:p>600</text:p>
                <draw:g>
                  <svg:desc>'Test Ratio 0.3'.B12:'Test Ratio 0.3'.B12</svg:desc>
                </draw:g>
              </table:table-cell>
              <table:table-cell office:value-type="float" office:value="NaN">
                <text:p>NaN</text:p>
                <draw:g>
                  <svg:desc>'Test Ratio 0.3'.C12:'Test Ratio 0.3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902777778">
                <text:p>0.630902777778</text:p>
              </table:table-cell>
            </table:table-row>
            <table:table-row>
              <table:table-cell office:value-type="string">
                <text:p>900</text:p>
                <draw:g>
                  <svg:desc>'Test Ratio 0.3'.B13:'Test Ratio 0.3'.B13</svg:desc>
                </draw:g>
              </table:table-cell>
              <table:table-cell office:value-type="float" office:value="NaN">
                <text:p>NaN</text:p>
                <draw:g>
                  <svg:desc>'Test Ratio 0.3'.C13:'Test Ratio 0.3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902777778">
                <text:p>0.630902777778</text:p>
              </table:table-cell>
            </table:table-row>
            <table:table-row>
              <table:table-cell office:value-type="string">
                <text:p>1800</text:p>
                <draw:g>
                  <svg:desc>'Test Ratio 0.3'.B14:'Test Ratio 0.3'.B14</svg:desc>
                </draw:g>
              </table:table-cell>
              <table:table-cell office:value-type="float" office:value="NaN">
                <text:p>NaN</text:p>
                <draw:g>
                  <svg:desc>'Test Ratio 0.3'.C14:'Test Ratio 0.3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5.986cm" svg:height="8.996cm" xlink:href=".." xlink:type="simple" chart:class="chart:bar" chart:style-name="ch1">
        <chart:title svg:x="3.121cm" svg:y="0.315cm" chart:style-name="ch2">
          <text:p>Occupancy sensing accuracy vs labeling period</text:p>
        </chart:title>
        <chart:subtitle svg:x="6.485cm" svg:y="1.3cm" chart:style-name="ch3">
          <text:p>with test ratio 0.9</text:p>
        </chart:subtitle>
        <chart:legend chart:legend-position="end" svg:x="14.455cm" svg:y="1.508cm" style:legend-expansion="high" chart:style-name="ch4"/>
        <chart:plot-area chart:style-name="ch5" table:cell-range-address="'Test Ratio 0.9'.B2:'Test Ratio 0.9'.G14" chart:data-source-has-labels="both" svg:x="1.313cm" svg:y="2.152cm" svg:width="12.823cm" svg:height="5.701cm">
          <chartooo:coordinate-region svg:x="2.058cm" svg:y="2.347cm" svg:width="12.078cm" svg:height="4.867cm"/>
          <chart:axis chart:dimension="x" chart:name="primary-x" chart:style-name="ch6" chartooo:axis-type="auto">
            <chartooo:date-scale/>
            <chart:title svg:x="5.48cm" svg:y="8.033cm" chart:style-name="ch7">
              <text:p>Labeling period / feature length</text:p>
            </chart:title>
            <chart:categories table:cell-range-address="'Test Ratio 0.9'.C2:'Test Ratio 0.9'.G2"/>
          </chart:axis>
          <chart:axis chart:dimension="y" chart:name="primary-y" chart:style-name="ch8">
            <chart:title svg:x="0.451cm" svg:y="5.703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9'.C3:'Test Ratio 0.9'.G3" chart:label-cell-address="'Test Ratio 0.9'.B3:'Test Ratio 0.9'.B3" chart:class="chart:bar">
            <chart:data-point chart:repeated="5"/>
          </chart:series>
          <chart:series chart:style-name="ch12" chart:values-cell-range-address="'Test Ratio 0.9'.C4:'Test Ratio 0.9'.G4" chart:label-cell-address="'Test Ratio 0.9'.B4:'Test Ratio 0.9'.B4" chart:class="chart:bar">
            <chart:data-point chart:repeated="5"/>
          </chart:series>
          <chart:series chart:style-name="ch13" chart:values-cell-range-address="'Test Ratio 0.9'.C5:'Test Ratio 0.9'.G5" chart:label-cell-address="'Test Ratio 0.9'.B5:'Test Ratio 0.9'.B5" chart:class="chart:bar">
            <chart:data-point chart:repeated="5"/>
          </chart:series>
          <chart:series chart:style-name="ch14" chart:values-cell-range-address="'Test Ratio 0.9'.C6:'Test Ratio 0.9'.G6" chart:label-cell-address="'Test Ratio 0.9'.B6:'Test Ratio 0.9'.B6" chart:class="chart:bar">
            <chart:data-point chart:repeated="5"/>
          </chart:series>
          <chart:series chart:style-name="ch15" chart:values-cell-range-address="'Test Ratio 0.9'.C7:'Test Ratio 0.9'.G7" chart:label-cell-address="'Test Ratio 0.9'.B7:'Test Ratio 0.9'.B7" chart:class="chart:bar">
            <chart:data-point chart:repeated="5"/>
          </chart:series>
          <chart:series chart:style-name="ch16" chart:values-cell-range-address="'Test Ratio 0.9'.C8:'Test Ratio 0.9'.G8" chart:label-cell-address="'Test Ratio 0.9'.B8:'Test Ratio 0.9'.B8" chart:class="chart:bar">
            <chart:data-point chart:repeated="5"/>
          </chart:series>
          <chart:series chart:style-name="ch17" chart:values-cell-range-address="'Test Ratio 0.9'.C9:'Test Ratio 0.9'.G9" chart:label-cell-address="'Test Ratio 0.9'.B9:'Test Ratio 0.9'.B9" chart:class="chart:bar">
            <chart:data-point chart:repeated="5"/>
          </chart:series>
          <chart:series chart:style-name="ch18" chart:values-cell-range-address="'Test Ratio 0.9'.C10:'Test Ratio 0.9'.G10" chart:label-cell-address="'Test Ratio 0.9'.B10:'Test Ratio 0.9'.B10" chart:class="chart:bar">
            <chart:data-point chart:repeated="5"/>
          </chart:series>
          <chart:series chart:style-name="ch19" chart:values-cell-range-address="'Test Ratio 0.9'.C11:'Test Ratio 0.9'.G11" chart:label-cell-address="'Test Ratio 0.9'.B11:'Test Ratio 0.9'.B11" chart:class="chart:bar">
            <chart:data-point chart:repeated="5"/>
          </chart:series>
          <chart:series chart:style-name="ch20" chart:values-cell-range-address="'Test Ratio 0.9'.C12:'Test Ratio 0.9'.G12" chart:label-cell-address="'Test Ratio 0.9'.B12:'Test Ratio 0.9'.B12" chart:class="chart:bar">
            <chart:data-point chart:repeated="5"/>
          </chart:series>
          <chart:series chart:style-name="ch21" chart:values-cell-range-address="'Test Ratio 0.9'.C13:'Test Ratio 0.9'.G13" chart:label-cell-address="'Test Ratio 0.9'.B13:'Test Ratio 0.9'.B13" chart:class="chart:bar">
            <chart:data-point chart:repeated="5"/>
          </chart:series>
          <chart:series chart:style-name="ch22" chart:values-cell-range-address="'Test Ratio 0.9'.C14:'Test Ratio 0.9'.G14" chart:label-cell-address="'Test Ratio 0.9'.B14:'Test Ratio 0.9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9'.C2:'Test Ratio 0.9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9'.B3:'Test Ratio 0.9'.B3</svg:desc>
                </draw:g>
              </table:table-cell>
              <table:table-cell office:value-type="float" office:value="0.258239900752">
                <text:p>0.258239900752</text:p>
                <draw:g>
                  <svg:desc>'Test Ratio 0.9'.C3:'Test Ratio 0.9'.G3</svg:desc>
                </draw:g>
              </table:table-cell>
              <table:table-cell office:value-type="float" office:value="0.63920550278">
                <text:p>0.63920550278</text:p>
              </table:table-cell>
              <table:table-cell office:value-type="float" office:value="0.639488749079">
                <text:p>0.639488749079</text:p>
              </table:table-cell>
              <table:table-cell office:value-type="float" office:value="0.63955546266">
                <text:p>0.63955546266</text:p>
              </table:table-cell>
              <table:table-cell office:value-type="float" office:value="0.635558786452">
                <text:p>0.635558786452</text:p>
              </table:table-cell>
            </table:table-row>
            <table:table-row>
              <table:table-cell office:value-type="string">
                <text:p>2</text:p>
                <draw:g>
                  <svg:desc>'Test Ratio 0.9'.B4:'Test Ratio 0.9'.B4</svg:desc>
                </draw:g>
              </table:table-cell>
              <table:table-cell office:value-type="float" office:value="0.638346342002">
                <text:p>0.638346342002</text:p>
                <draw:g>
                  <svg:desc>'Test Ratio 0.9'.C4:'Test Ratio 0.9'.G4</svg:desc>
                </draw:g>
              </table:table-cell>
              <table:table-cell office:value-type="float" office:value="0.63920550278">
                <text:p>0.63920550278</text:p>
              </table:table-cell>
              <table:table-cell office:value-type="float" office:value="0.639488749079">
                <text:p>0.639488749079</text:p>
              </table:table-cell>
              <table:table-cell office:value-type="float" office:value="0.63955546266">
                <text:p>0.63955546266</text:p>
              </table:table-cell>
              <table:table-cell office:value-type="float" office:value="0.635558786452">
                <text:p>0.635558786452</text:p>
              </table:table-cell>
            </table:table-row>
            <table:table-row>
              <table:table-cell office:value-type="string">
                <text:p>3</text:p>
                <draw:g>
                  <svg:desc>'Test Ratio 0.9'.B5:'Test Ratio 0.9'.B5</svg:desc>
                </draw:g>
              </table:table-cell>
              <table:table-cell office:value-type="float" office:value="0.638346342002">
                <text:p>0.638346342002</text:p>
                <draw:g>
                  <svg:desc>'Test Ratio 0.9'.C5:'Test Ratio 0.9'.G5</svg:desc>
                </draw:g>
              </table:table-cell>
              <table:table-cell office:value-type="float" office:value="0.63920550278">
                <text:p>0.63920550278</text:p>
              </table:table-cell>
              <table:table-cell office:value-type="float" office:value="0.639488749079">
                <text:p>0.639488749079</text:p>
              </table:table-cell>
              <table:table-cell office:value-type="float" office:value="0.63955546266">
                <text:p>0.63955546266</text:p>
              </table:table-cell>
              <table:table-cell office:value-type="float" office:value="0.635558786452">
                <text:p>0.635558786452</text:p>
              </table:table-cell>
            </table:table-row>
            <table:table-row>
              <table:table-cell office:value-type="string">
                <text:p>4</text:p>
                <draw:g>
                  <svg:desc>'Test Ratio 0.9'.B6:'Test Ratio 0.9'.B6</svg:desc>
                </draw:g>
              </table:table-cell>
              <table:table-cell office:value-type="float" office:value="0.638346342002">
                <text:p>0.638346342002</text:p>
                <draw:g>
                  <svg:desc>'Test Ratio 0.9'.C6:'Test Ratio 0.9'.G6</svg:desc>
                </draw:g>
              </table:table-cell>
              <table:table-cell office:value-type="float" office:value="0.63920550278">
                <text:p>0.63920550278</text:p>
              </table:table-cell>
              <table:table-cell office:value-type="float" office:value="0.639488749079">
                <text:p>0.639488749079</text:p>
              </table:table-cell>
              <table:table-cell office:value-type="float" office:value="0.63955546266">
                <text:p>0.63955546266</text:p>
              </table:table-cell>
              <table:table-cell office:value-type="float" office:value="0.635558786452">
                <text:p>0.635558786452</text:p>
              </table:table-cell>
            </table:table-row>
            <table:table-row>
              <table:table-cell office:value-type="string">
                <text:p>5</text:p>
                <draw:g>
                  <svg:desc>'Test Ratio 0.9'.B7:'Test Ratio 0.9'.B7</svg:desc>
                </draw:g>
              </table:table-cell>
              <table:table-cell office:value-type="float" office:value="0.638346342002">
                <text:p>0.638346342002</text:p>
                <draw:g>
                  <svg:desc>'Test Ratio 0.9'.C7:'Test Ratio 0.9'.G7</svg:desc>
                </draw:g>
              </table:table-cell>
              <table:table-cell office:value-type="float" office:value="0.63920550278">
                <text:p>0.63920550278</text:p>
              </table:table-cell>
              <table:table-cell office:value-type="float" office:value="0.639488749079">
                <text:p>0.639488749079</text:p>
              </table:table-cell>
              <table:table-cell office:value-type="float" office:value="0.63955546266">
                <text:p>0.63955546266</text:p>
              </table:table-cell>
              <table:table-cell office:value-type="float" office:value="0.635558786452">
                <text:p>0.635558786452</text:p>
              </table:table-cell>
            </table:table-row>
            <table:table-row>
              <table:table-cell office:value-type="string">
                <text:p>10</text:p>
                <draw:g>
                  <svg:desc>'Test Ratio 0.9'.B8:'Test Ratio 0.9'.B8</svg:desc>
                </draw:g>
              </table:table-cell>
              <table:table-cell office:value-type="float" office:value="0.638346342002">
                <text:p>0.638346342002</text:p>
                <draw:g>
                  <svg:desc>'Test Ratio 0.9'.C8:'Test Ratio 0.9'.G8</svg:desc>
                </draw:g>
              </table:table-cell>
              <table:table-cell office:value-type="float" office:value="0.63920550278">
                <text:p>0.63920550278</text:p>
              </table:table-cell>
              <table:table-cell office:value-type="float" office:value="0.639488749079">
                <text:p>0.639488749079</text:p>
              </table:table-cell>
              <table:table-cell office:value-type="float" office:value="0.63955546266">
                <text:p>0.63955546266</text:p>
              </table:table-cell>
              <table:table-cell office:value-type="float" office:value="0.635558786452">
                <text:p>0.635558786452</text:p>
              </table:table-cell>
            </table:table-row>
            <table:table-row>
              <table:table-cell office:value-type="string">
                <text:p>30</text:p>
                <draw:g>
                  <svg:desc>'Test Ratio 0.9'.B9:'Test Ratio 0.9'.B9</svg:desc>
                </draw:g>
              </table:table-cell>
              <table:table-cell office:value-type="float" office:value="0.638346342002">
                <text:p>0.638346342002</text:p>
                <draw:g>
                  <svg:desc>'Test Ratio 0.9'.C9:'Test Ratio 0.9'.G9</svg:desc>
                </draw:g>
              </table:table-cell>
              <table:table-cell office:value-type="float" office:value="0.63920550278">
                <text:p>0.63920550278</text:p>
              </table:table-cell>
              <table:table-cell office:value-type="float" office:value="0.639488749079">
                <text:p>0.639488749079</text:p>
              </table:table-cell>
              <table:table-cell office:value-type="float" office:value="0.63955546266">
                <text:p>0.63955546266</text:p>
              </table:table-cell>
              <table:table-cell office:value-type="float" office:value="0.635558786452">
                <text:p>0.635558786452</text:p>
              </table:table-cell>
            </table:table-row>
            <table:table-row>
              <table:table-cell office:value-type="string">
                <text:p>60</text:p>
                <draw:g>
                  <svg:desc>'Test Ratio 0.9'.B10:'Test Ratio 0.9'.B10</svg:desc>
                </draw:g>
              </table:table-cell>
              <table:table-cell office:value-type="float" office:value="0.638346342002">
                <text:p>0.638346342002</text:p>
                <draw:g>
                  <svg:desc>'Test Ratio 0.9'.C10:'Test Ratio 0.9'.G10</svg:desc>
                </draw:g>
              </table:table-cell>
              <table:table-cell office:value-type="float" office:value="0.63920550278">
                <text:p>0.63920550278</text:p>
              </table:table-cell>
              <table:table-cell office:value-type="float" office:value="0.639488749079">
                <text:p>0.639488749079</text:p>
              </table:table-cell>
              <table:table-cell office:value-type="float" office:value="0.63955546266">
                <text:p>0.63955546266</text:p>
              </table:table-cell>
              <table:table-cell office:value-type="float" office:value="0.635558786452">
                <text:p>0.635558786452</text:p>
              </table:table-cell>
            </table:table-row>
            <table:table-row>
              <table:table-cell office:value-type="string">
                <text:p>300</text:p>
                <draw:g>
                  <svg:desc>'Test Ratio 0.9'.B11:'Test Ratio 0.9'.B11</svg:desc>
                </draw:g>
              </table:table-cell>
              <table:table-cell office:value-type="float" office:value="NaN">
                <text:p>NaN</text:p>
                <draw:g>
                  <svg:desc>'Test Ratio 0.9'.C11:'Test Ratio 0.9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55546266">
                <text:p>0.63955546266</text:p>
              </table:table-cell>
              <table:table-cell office:value-type="float" office:value="0.635558786452">
                <text:p>0.635558786452</text:p>
              </table:table-cell>
            </table:table-row>
            <table:table-row>
              <table:table-cell office:value-type="string">
                <text:p>600</text:p>
                <draw:g>
                  <svg:desc>'Test Ratio 0.9'.B12:'Test Ratio 0.9'.B12</svg:desc>
                </draw:g>
              </table:table-cell>
              <table:table-cell office:value-type="float" office:value="NaN">
                <text:p>NaN</text:p>
                <draw:g>
                  <svg:desc>'Test Ratio 0.9'.C12:'Test Ratio 0.9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558786452">
                <text:p>0.635558786452</text:p>
              </table:table-cell>
            </table:table-row>
            <table:table-row>
              <table:table-cell office:value-type="string">
                <text:p>900</text:p>
                <draw:g>
                  <svg:desc>'Test Ratio 0.9'.B13:'Test Ratio 0.9'.B13</svg:desc>
                </draw:g>
              </table:table-cell>
              <table:table-cell office:value-type="float" office:value="NaN">
                <text:p>NaN</text:p>
                <draw:g>
                  <svg:desc>'Test Ratio 0.9'.C13:'Test Ratio 0.9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558786452">
                <text:p>0.635558786452</text:p>
              </table:table-cell>
            </table:table-row>
            <table:table-row>
              <table:table-cell office:value-type="string">
                <text:p>1800</text:p>
                <draw:g>
                  <svg:desc>'Test Ratio 0.9'.B14:'Test Ratio 0.9'.B14</svg:desc>
                </draw:g>
              </table:table-cell>
              <table:table-cell office:value-type="float" office:value="NaN">
                <text:p>NaN</text:p>
                <draw:g>
                  <svg:desc>'Test Ratio 0.9'.C14:'Test Ratio 0.9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